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05pt"/>
    </style:style>
    <style:style style:name="co2" style:family="table-column">
      <style:table-column-properties fo:break-before="auto" style:column-width="101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73.76pt"/>
    </style:style>
    <style:style style:name="co6" style:family="table-column">
      <style:table-column-properties fo:break-before="auto" style:column-width="50pt"/>
    </style:style>
    <style:style style:name="co7" style:family="table-column">
      <style:table-column-properties fo:break-before="auto" style:column-width="177pt"/>
    </style:style>
    <style:style style:name="co8" style:family="table-column">
      <style:table-column-properties fo:break-before="auto" style:column-width="272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map style:condition="cell-content()&lt;100" style:apply-style-name="ConditionalStyle_5f_1" style:base-cell-address="Hoja1.D3"/>
    </style:style>
    <style:style style:name="ce19" style:family="table-cell" style:parent-style-name="Default">
      <style:map style:condition="cell-content()&lt;100" style:apply-style-name="ConditionalStyle_5f_1" style:base-cell-address="Hoja1.D4"/>
    </style:style>
    <style:style style:name="ce20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21" style:family="table-cell" style:parent-style-name="Default">
      <style:map style:condition="cell-content()&gt;500" style:apply-style-name="ConditionalStyle_5f_3" style:base-cell-address="Hoja1.D17"/>
      <style:map style:condition="cell-content()&gt;100" style:apply-style-name="ConditionalStyle_5f_2" style:base-cell-address="Hoja1.D17"/>
    </style:style>
    <style:style style:name="ce123" style:family="table-cell" style:parent-style-name="Default">
      <style:map style:condition="cell-content()&gt;500" style:apply-style-name="ConditionalStyle_5f_3" style:base-cell-address="Hoja1.D23"/>
      <style:map style:condition="cell-content()&gt;100" style:apply-style-name="ConditionalStyle_5f_2" style:base-cell-address="Hoja1.D23"/>
    </style:style>
    <style:style style:name="ce124" style:family="table-cell" style:parent-style-name="Default">
      <style:map style:condition="cell-content()&gt;500" style:apply-style-name="ConditionalStyle_5f_3" style:base-cell-address="Hoja1.D24"/>
      <style:map style:condition="cell-content()&gt;100" style:apply-style-name="ConditionalStyle_5f_2" style:base-cell-address="Hoja1.D24"/>
    </style:style>
    <style:style style:name="ce125" style:family="table-cell" style:parent-style-name="Default">
      <style:map style:condition="cell-content()&gt;500" style:apply-style-name="ConditionalStyle_5f_3" style:base-cell-address="Hoja1.D3"/>
      <style:map style:condition="cell-content()&gt;100" style:apply-style-name="ConditionalStyle_5f_2" style:base-cell-address="Hoja1.D3"/>
    </style:style>
    <style:style style:name="ce126" style:family="table-cell" style:parent-style-name="Default">
      <style:map style:condition="cell-content()&gt;500" style:apply-style-name="ConditionalStyle_5f_3" style:base-cell-address="Hoja1.D29"/>
      <style:map style:condition="cell-content()&gt;100" style:apply-style-name="ConditionalStyle_5f_2" style:base-cell-address="Hoja1.D29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28" style:family="table-cell" style:parent-style-name="Default">
      <style:map style:condition="cell-content()&lt;100" style:apply-style-name="ConditionalStyle_5f_1" style:base-cell-address="Hoja1.E3"/>
    </style:style>
    <style:style style:name="ce29" style:family="table-cell" style:parent-style-name="Default">
      <style:map style:condition="cell-content()&gt;500" style:apply-style-name="ConditionalStyle_5f_3" style:base-cell-address="Hoja1.E17"/>
      <style:map style:condition="cell-content()&gt;100" style:apply-style-name="ConditionalStyle_5f_2" style:base-cell-address="Hoja1.E17"/>
    </style:style>
    <style:style style:name="ce131" style:family="table-cell" style:parent-style-name="Default">
      <style:map style:condition="cell-content()&gt;500" style:apply-style-name="ConditionalStyle_5f_3" style:base-cell-address="Hoja1.E29"/>
      <style:map style:condition="cell-content()&gt;100" style:apply-style-name="ConditionalStyle_5f_2" style:base-cell-address="Hoja1.E29"/>
    </style:style>
    <style:style style:name="ce132" style:family="table-cell" style:parent-style-name="Default">
      <style:map style:condition="cell-content()&gt;500" style:apply-style-name="ConditionalStyle_5f_3" style:base-cell-address="Hoja1.E30"/>
      <style:map style:condition="cell-content()&gt;100" style:apply-style-name="ConditionalStyle_5f_2" style:base-cell-address="Hoja1.E30"/>
    </style:style>
    <style:style style:name="ce133" style:family="table-cell" style:parent-style-name="Default">
      <style:map style:condition="cell-content()&gt;500" style:apply-style-name="ConditionalStyle_5f_3" style:base-cell-address="Hoja1.E30"/>
      <style:map style:condition="cell-content()&gt;100" style:apply-style-name="ConditionalStyle_5f_2" style:base-cell-address="Hoja1.E30"/>
    </style:style>
    <style:style style:name="ce32" style:family="table-cell" style:parent-style-name="Default">
      <style:map style:condition="cell-content()&gt;500" style:apply-style-name="ConditionalStyle_5f_3" style:base-cell-address="Hoja1.E30"/>
      <style:map style:condition="cell-content()&gt;100" style:apply-style-name="ConditionalStyle_5f_2" style:base-cell-address="Hoja1.E30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500" style:apply-style-name="ConditionalStyle_5f_3" style:base-cell-address="Hoja1.E30"/>
      <style:map style:condition="cell-content()&gt;100" style:apply-style-name="ConditionalStyle_5f_2" style:base-cell-address="Hoja1.E30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500" style:apply-style-name="ConditionalStyle_5f_3" style:base-cell-address="Hoja1.E30"/>
      <style:map style:condition="cell-content()&gt;100" style:apply-style-name="ConditionalStyle_5f_2" style:base-cell-address="Hoja1.E30"/>
    </style:style>
    <style:style style:name="ce35" style:family="table-cell" style:parent-style-name="Default">
      <style:map style:condition="cell-content()&lt;100" style:apply-style-name="ConditionalStyle_5f_1" style:base-cell-address="Hoja1.F3"/>
    </style:style>
    <style:style style:name="ce36" style:family="table-cell" style:parent-style-name="Default">
      <style:map style:condition="cell-content()&lt;100" style:apply-style-name="ConditionalStyle_5f_1" style:base-cell-address="Hoja1.G3"/>
    </style:style>
    <style:style style:name="ce139" style:family="table-cell" style:parent-style-name="Default">
      <style:map style:condition="cell-content()&gt;500" style:apply-style-name="ConditionalStyle_5f_3" style:base-cell-address="Hoja1.E37"/>
      <style:map style:condition="cell-content()&gt;100" style:apply-style-name="ConditionalStyle_5f_2" style:base-cell-address="Hoja1.E37"/>
    </style:style>
    <style:style style:name="ce37" style:family="table-cell" style:parent-style-name="Default">
      <style:map style:condition="cell-content()&gt;500" style:apply-style-name="ConditionalStyle_5f_3" style:base-cell-address="Hoja1.D3"/>
      <style:map style:condition="cell-content()&gt;100" style:apply-style-name="ConditionalStyle_5f_2" style:base-cell-address="Hoja1.D3"/>
    </style:style>
    <style:style style:name="ce38" style:family="table-cell" style:parent-style-name="Default">
      <style:map style:condition="cell-content()&gt;500" style:apply-style-name="ConditionalStyle_5f_3" style:base-cell-address="Hoja1.H3"/>
      <style:map style:condition="cell-content()&gt;100" style:apply-style-name="ConditionalStyle_5f_2" style:base-cell-address="Hoja1.H3"/>
    </style:style>
    <style:style style:name="ce39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143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144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145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40" style:family="table-cell" style:parent-style-name="Default">
      <style:map style:condition="cell-content()&gt;500" style:apply-style-name="ConditionalStyle_5f_3" style:base-cell-address="Hoja1.I3"/>
      <style:map style:condition="cell-content()&gt;100" style:apply-style-name="ConditionalStyle_5f_2" style:base-cell-address="Hoja1.I3"/>
    </style:style>
    <style:style style:name="ce147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148" style:family="table-cell" style:parent-style-name="Default"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41" style:family="table-cell" style:parent-style-name="Default">
      <style:map style:condition="cell-content()&gt;500" style:apply-style-name="ConditionalStyle_5f_3" style:base-cell-address="Hoja1.J3"/>
      <style:map style:condition="cell-content()&gt;100" style:apply-style-name="ConditionalStyle_5f_2" style:base-cell-address="Hoja1.J3"/>
    </style:style>
    <style:style style:name="ce150" style:family="table-cell" style:parent-style-name="Default">
      <style:map style:condition="cell-content()&gt;500" style:apply-style-name="ConditionalStyle_5f_3" style:base-cell-address="Hoja1.K3"/>
      <style:map style:condition="cell-content()&gt;100" style:apply-style-name="ConditionalStyle_5f_2" style:base-cell-address="Hoja1.K3"/>
    </style:style>
    <style:style style:name="ce43" style:family="table-cell" style:parent-style-name="Default">
      <style:map style:condition="cell-content()&gt;500" style:apply-style-name="ConditionalStyle_5f_3" style:base-cell-address="Hoja1.K15"/>
      <style:map style:condition="cell-content()&gt;100" style:apply-style-name="ConditionalStyle_5f_2" style:base-cell-address="Hoja1.K15"/>
    </style:style>
    <style:style style:name="ce44" style:family="table-cell" style:parent-style-name="Default">
      <style:map style:condition="cell-content()&gt;500" style:apply-style-name="ConditionalStyle_5f_3" style:base-cell-address="Hoja1.K18"/>
      <style:map style:condition="cell-content()&gt;100" style:apply-style-name="ConditionalStyle_5f_2" style:base-cell-address="Hoja1.K18"/>
    </style:style>
    <style:style style:name="ce45" style:family="table-cell" style:parent-style-name="Default">
      <style:map style:condition="cell-content()&gt;500" style:apply-style-name="ConditionalStyle_5f_3" style:base-cell-address="Hoja1.K38"/>
      <style:map style:condition="cell-content()&gt;100" style:apply-style-name="ConditionalStyle_5f_2" style:base-cell-address="Hoja1.K38"/>
    </style:style>
    <style:style style:name="ce46" style:family="table-cell" style:parent-style-name="Default">
      <style:map style:condition="cell-content()&gt;500" style:apply-style-name="ConditionalStyle_5f_3" style:base-cell-address="Hoja1.L3"/>
      <style:map style:condition="cell-content()&gt;100" style:apply-style-name="ConditionalStyle_5f_2" style:base-cell-address="Hoja1.L3"/>
    </style:style>
    <style:style style:name="ce47" style:family="table-cell" style:parent-style-name="Default">
      <style:map style:condition="cell-content()&gt;500" style:apply-style-name="ConditionalStyle_5f_3" style:base-cell-address="Hoja1.L15"/>
      <style:map style:condition="cell-content()&gt;100" style:apply-style-name="ConditionalStyle_5f_2" style:base-cell-address="Hoja1.L15"/>
    </style:style>
    <style:style style:name="ce48" style:family="table-cell" style:parent-style-name="Default">
      <style:map style:condition="cell-content()&gt;500" style:apply-style-name="ConditionalStyle_5f_3" style:base-cell-address="Hoja1.L16"/>
      <style:map style:condition="cell-content()&gt;100" style:apply-style-name="ConditionalStyle_5f_2" style:base-cell-address="Hoja1.L16"/>
    </style:style>
    <style:style style:name="ce49" style:family="table-cell" style:parent-style-name="Default">
      <style:map style:condition="cell-content()&gt;500" style:apply-style-name="ConditionalStyle_5f_3" style:base-cell-address="Hoja1.L17"/>
      <style:map style:condition="cell-content()&gt;100" style:apply-style-name="ConditionalStyle_5f_2" style:base-cell-address="Hoja1.L17"/>
    </style:style>
    <style:style style:name="ce50" style:family="table-cell" style:parent-style-name="Default">
      <style:map style:condition="cell-content()&gt;500" style:apply-style-name="ConditionalStyle_5f_3" style:base-cell-address="Hoja1.L18"/>
      <style:map style:condition="cell-content()&gt;100" style:apply-style-name="ConditionalStyle_5f_2" style:base-cell-address="Hoja1.L18"/>
    </style:style>
    <style:style style:name="ce51" style:family="table-cell" style:parent-style-name="Default">
      <style:map style:condition="cell-content()&gt;500" style:apply-style-name="ConditionalStyle_5f_3" style:base-cell-address="Hoja1.M3"/>
      <style:map style:condition="cell-content()&gt;100" style:apply-style-name="ConditionalStyle_5f_2" style:base-cell-address="Hoja1.M3"/>
    </style:style>
    <style:style style:name="ce52" style:family="table-cell" style:parent-style-name="Default">
      <style:map style:condition="cell-content()&gt;500" style:apply-style-name="ConditionalStyle_5f_3" style:base-cell-address="Hoja1.M15"/>
      <style:map style:condition="cell-content()&gt;100" style:apply-style-name="ConditionalStyle_5f_2" style:base-cell-address="Hoja1.M15"/>
    </style:style>
    <style:style style:name="ce53" style:family="table-cell" style:parent-style-name="Default">
      <style:map style:condition="cell-content()&gt;500" style:apply-style-name="ConditionalStyle_5f_3" style:base-cell-address="Hoja1.M18"/>
      <style:map style:condition="cell-content()&gt;100" style:apply-style-name="ConditionalStyle_5f_2" style:base-cell-address="Hoja1.M18"/>
    </style:style>
    <style:style style:name="ce54" style:family="table-cell" style:parent-style-name="Default">
      <style:map style:condition="cell-content()&gt;500" style:apply-style-name="ConditionalStyle_5f_3" style:base-cell-address="Hoja1.N3"/>
      <style:map style:condition="cell-content()&gt;100" style:apply-style-name="ConditionalStyle_5f_2" style:base-cell-address="Hoja1.N3"/>
    </style:style>
    <style:style style:name="ce55" style:family="table-cell" style:parent-style-name="Default">
      <style:map style:condition="cell-content()&gt;500" style:apply-style-name="ConditionalStyle_5f_3" style:base-cell-address="Hoja1.N15"/>
      <style:map style:condition="cell-content()&gt;100" style:apply-style-name="ConditionalStyle_5f_2" style:base-cell-address="Hoja1.N15"/>
    </style:style>
    <style:style style:name="ce56" style:family="table-cell" style:parent-style-name="Default">
      <style:map style:condition="cell-content()&gt;500" style:apply-style-name="ConditionalStyle_5f_3" style:base-cell-address="Hoja1.N18"/>
      <style:map style:condition="cell-content()&gt;100" style:apply-style-name="ConditionalStyle_5f_2" style:base-cell-address="Hoja1.N18"/>
    </style:style>
    <style:style style:name="ce57" style:family="table-cell" style:parent-style-name="Default">
      <style:map style:condition="cell-content()&gt;500" style:apply-style-name="ConditionalStyle_5f_3" style:base-cell-address="Hoja1.O3"/>
      <style:map style:condition="cell-content()&gt;100" style:apply-style-name="ConditionalStyle_5f_2" style:base-cell-address="Hoja1.O3"/>
    </style:style>
    <style:style style:name="ce58" style:family="table-cell" style:parent-style-name="Default">
      <style:map style:condition="cell-content()&gt;500" style:apply-style-name="ConditionalStyle_5f_3" style:base-cell-address="Hoja1.O18"/>
      <style:map style:condition="cell-content()&gt;100" style:apply-style-name="ConditionalStyle_5f_2" style:base-cell-address="Hoja1.O18"/>
    </style:style>
    <style:style style:name="ce59" style:family="table-cell" style:parent-style-name="Default">
      <style:map style:condition="cell-content()&gt;500" style:apply-style-name="ConditionalStyle_5f_3" style:base-cell-address="Hoja1.P3"/>
      <style:map style:condition="cell-content()&gt;100" style:apply-style-name="ConditionalStyle_5f_2" style:base-cell-address="Hoja1.P3"/>
    </style:style>
    <style:style style:name="ce60" style:family="table-cell" style:parent-style-name="Default">
      <style:map style:condition="cell-content()&gt;500" style:apply-style-name="ConditionalStyle_5f_3" style:base-cell-address="Hoja1.P16"/>
      <style:map style:condition="cell-content()&gt;100" style:apply-style-name="ConditionalStyle_5f_2" style:base-cell-address="Hoja1.P16"/>
    </style:style>
    <style:style style:name="ce61" style:family="table-cell" style:parent-style-name="Default">
      <style:map style:condition="cell-content()&gt;500" style:apply-style-name="ConditionalStyle_5f_3" style:base-cell-address="Hoja1.P18"/>
      <style:map style:condition="cell-content()&gt;100" style:apply-style-name="ConditionalStyle_5f_2" style:base-cell-address="Hoja1.P18"/>
    </style:style>
    <style:style style:name="ce62" style:family="table-cell" style:parent-style-name="Default">
      <style:map style:condition="cell-content()&gt;500" style:apply-style-name="ConditionalStyle_5f_3" style:base-cell-address="Hoja1.Q3"/>
      <style:map style:condition="cell-content()&gt;100" style:apply-style-name="ConditionalStyle_5f_2" style:base-cell-address="Hoja1.Q3"/>
    </style:style>
    <style:style style:name="ce63" style:family="table-cell" style:parent-style-name="Default">
      <style:map style:condition="cell-content()&gt;500" style:apply-style-name="ConditionalStyle_5f_3" style:base-cell-address="Hoja1.Q16"/>
      <style:map style:condition="cell-content()&gt;100" style:apply-style-name="ConditionalStyle_5f_2" style:base-cell-address="Hoja1.Q16"/>
    </style:style>
    <style:style style:name="ce64" style:family="table-cell" style:parent-style-name="Default">
      <style:map style:condition="cell-content()&gt;500" style:apply-style-name="ConditionalStyle_5f_3" style:base-cell-address="Hoja1.R3"/>
      <style:map style:condition="cell-content()&gt;100" style:apply-style-name="ConditionalStyle_5f_2" style:base-cell-address="Hoja1.R3"/>
    </style:style>
    <style:style style:name="ce65" style:family="table-cell" style:parent-style-name="Default">
      <style:map style:condition="cell-content()&gt;500" style:apply-style-name="ConditionalStyle_5f_3" style:base-cell-address="Hoja1.R13"/>
      <style:map style:condition="cell-content()&gt;100" style:apply-style-name="ConditionalStyle_5f_2" style:base-cell-address="Hoja1.R13"/>
    </style:style>
    <style:style style:name="ce66" style:family="table-cell" style:parent-style-name="Default">
      <style:map style:condition="cell-content()&gt;500" style:apply-style-name="ConditionalStyle_5f_3" style:base-cell-address="Hoja1.R16"/>
      <style:map style:condition="cell-content()&gt;100" style:apply-style-name="ConditionalStyle_5f_2" style:base-cell-address="Hoja1.R16"/>
    </style:style>
    <style:style style:name="ce67" style:family="table-cell" style:parent-style-name="Default">
      <style:map style:condition="cell-content()&gt;500" style:apply-style-name="ConditionalStyle_5f_3" style:base-cell-address="Hoja1.S3"/>
      <style:map style:condition="cell-content()&gt;100" style:apply-style-name="ConditionalStyle_5f_2" style:base-cell-address="Hoja1.S3"/>
    </style:style>
    <style:style style:name="ce68" style:family="table-cell" style:parent-style-name="Default">
      <style:map style:condition="cell-content()&gt;500" style:apply-style-name="ConditionalStyle_5f_3" style:base-cell-address="Hoja1.S13"/>
      <style:map style:condition="cell-content()&gt;100" style:apply-style-name="ConditionalStyle_5f_2" style:base-cell-address="Hoja1.S13"/>
    </style:style>
    <style:style style:name="ce69" style:family="table-cell" style:parent-style-name="Default">
      <style:map style:condition="cell-content()&gt;500" style:apply-style-name="ConditionalStyle_5f_3" style:base-cell-address="Hoja1.S16"/>
      <style:map style:condition="cell-content()&gt;100" style:apply-style-name="ConditionalStyle_5f_2" style:base-cell-address="Hoja1.S16"/>
    </style:style>
    <style:style style:name="ce70" style:family="table-cell" style:parent-style-name="Default">
      <style:map style:condition="cell-content()&gt;500" style:apply-style-name="ConditionalStyle_5f_3" style:base-cell-address="Hoja1.S20"/>
      <style:map style:condition="cell-content()&gt;100" style:apply-style-name="ConditionalStyle_5f_2" style:base-cell-address="Hoja1.S20"/>
    </style:style>
    <style:style style:name="ce71" style:family="table-cell" style:parent-style-name="Default">
      <style:map style:condition="cell-content()&gt;500" style:apply-style-name="ConditionalStyle_5f_3" style:base-cell-address="Hoja1.T3"/>
      <style:map style:condition="cell-content()&gt;100" style:apply-style-name="ConditionalStyle_5f_2" style:base-cell-address="Hoja1.T3"/>
    </style:style>
    <style:style style:name="ce72" style:family="table-cell" style:parent-style-name="Default">
      <style:map style:condition="cell-content()&gt;500" style:apply-style-name="ConditionalStyle_5f_3" style:base-cell-address="Hoja1.T13"/>
      <style:map style:condition="cell-content()&gt;100" style:apply-style-name="ConditionalStyle_5f_2" style:base-cell-address="Hoja1.T13"/>
    </style:style>
    <style:style style:name="ce73" style:family="table-cell" style:parent-style-name="Default">
      <style:map style:condition="cell-content()&gt;500" style:apply-style-name="ConditionalStyle_5f_3" style:base-cell-address="Hoja1.T16"/>
      <style:map style:condition="cell-content()&gt;100" style:apply-style-name="ConditionalStyle_5f_2" style:base-cell-address="Hoja1.T16"/>
    </style:style>
    <style:style style:name="ce74" style:family="table-cell" style:parent-style-name="Default">
      <style:map style:condition="cell-content()&gt;500" style:apply-style-name="ConditionalStyle_5f_3" style:base-cell-address="Hoja1.T20"/>
      <style:map style:condition="cell-content()&gt;100" style:apply-style-name="ConditionalStyle_5f_2" style:base-cell-address="Hoja1.T20"/>
    </style:style>
    <style:style style:name="ce75" style:family="table-cell" style:parent-style-name="Default">
      <style:map style:condition="cell-content()&gt;500" style:apply-style-name="ConditionalStyle_5f_3" style:base-cell-address="Hoja1.U3"/>
      <style:map style:condition="cell-content()&gt;100" style:apply-style-name="ConditionalStyle_5f_2" style:base-cell-address="Hoja1.U3"/>
    </style:style>
    <style:style style:name="ce76" style:family="table-cell" style:parent-style-name="Default">
      <style:map style:condition="cell-content()&gt;500" style:apply-style-name="ConditionalStyle_5f_3" style:base-cell-address="Hoja1.U13"/>
      <style:map style:condition="cell-content()&gt;100" style:apply-style-name="ConditionalStyle_5f_2" style:base-cell-address="Hoja1.U13"/>
    </style:style>
    <style:style style:name="ce77" style:family="table-cell" style:parent-style-name="Default">
      <style:map style:condition="cell-content()&gt;500" style:apply-style-name="ConditionalStyle_5f_3" style:base-cell-address="Hoja1.U16"/>
      <style:map style:condition="cell-content()&gt;100" style:apply-style-name="ConditionalStyle_5f_2" style:base-cell-address="Hoja1.U16"/>
    </style:style>
    <style:style style:name="ce78" style:family="table-cell" style:parent-style-name="Default">
      <style:map style:condition="cell-content()&gt;500" style:apply-style-name="ConditionalStyle_5f_3" style:base-cell-address="Hoja1.U20"/>
      <style:map style:condition="cell-content()&gt;100" style:apply-style-name="ConditionalStyle_5f_2" style:base-cell-address="Hoja1.U20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500" style:apply-style-name="ConditionalStyle_5f_3" style:base-cell-address="Hoja1.D4"/>
      <style:map style:condition="cell-content()&gt;100" style:apply-style-name="ConditionalStyle_5f_2" style:base-cell-address="Hoja1.D4"/>
    </style:style>
    <style:style style:name="ce79" style:family="table-cell" style:parent-style-name="Default">
      <style:map style:condition="cell-content()&gt;500" style:apply-style-name="ConditionalStyle_5f_3" style:base-cell-address="Hoja1.V3"/>
      <style:map style:condition="cell-content()&gt;100" style:apply-style-name="ConditionalStyle_5f_2" style:base-cell-address="Hoja1.V3"/>
    </style:style>
    <style:style style:name="ce80" style:family="table-cell" style:parent-style-name="Default">
      <style:map style:condition="cell-content()&gt;500" style:apply-style-name="ConditionalStyle_5f_3" style:base-cell-address="Hoja1.V13"/>
      <style:map style:condition="cell-content()&gt;100" style:apply-style-name="ConditionalStyle_5f_2" style:base-cell-address="Hoja1.V13"/>
    </style:style>
    <style:style style:name="ce81" style:family="table-cell" style:parent-style-name="Default">
      <style:map style:condition="cell-content()&gt;500" style:apply-style-name="ConditionalStyle_5f_3" style:base-cell-address="Hoja1.V16"/>
      <style:map style:condition="cell-content()&gt;100" style:apply-style-name="ConditionalStyle_5f_2" style:base-cell-address="Hoja1.V16"/>
    </style:style>
    <style:style style:name="ce82" style:family="table-cell" style:parent-style-name="Default">
      <style:map style:condition="cell-content()&gt;500" style:apply-style-name="ConditionalStyle_5f_3" style:base-cell-address="Hoja1.V20"/>
      <style:map style:condition="cell-content()&gt;100" style:apply-style-name="ConditionalStyle_5f_2" style:base-cell-address="Hoja1.V20"/>
    </style:style>
    <style:style style:name="ce83" style:family="table-cell" style:parent-style-name="Default">
      <style:map style:condition="cell-content()&gt;500" style:apply-style-name="ConditionalStyle_5f_3" style:base-cell-address="Hoja1.W3"/>
      <style:map style:condition="cell-content()&gt;100" style:apply-style-name="ConditionalStyle_5f_2" style:base-cell-address="Hoja1.W3"/>
    </style:style>
    <style:style style:name="ce84" style:family="table-cell" style:parent-style-name="Default">
      <style:map style:condition="cell-content()&gt;500" style:apply-style-name="ConditionalStyle_5f_3" style:base-cell-address="Hoja1.W13"/>
      <style:map style:condition="cell-content()&gt;100" style:apply-style-name="ConditionalStyle_5f_2" style:base-cell-address="Hoja1.W13"/>
    </style:style>
    <style:style style:name="ce85" style:family="table-cell" style:parent-style-name="Default">
      <style:map style:condition="cell-content()&gt;500" style:apply-style-name="ConditionalStyle_5f_3" style:base-cell-address="Hoja1.W16"/>
      <style:map style:condition="cell-content()&gt;100" style:apply-style-name="ConditionalStyle_5f_2" style:base-cell-address="Hoja1.W16"/>
    </style:style>
    <style:style style:name="ce86" style:family="table-cell" style:parent-style-name="Default">
      <style:map style:condition="cell-content()&gt;500" style:apply-style-name="ConditionalStyle_5f_3" style:base-cell-address="Hoja1.W20"/>
      <style:map style:condition="cell-content()&gt;100" style:apply-style-name="ConditionalStyle_5f_2" style:base-cell-address="Hoja1.W20"/>
    </style:style>
    <style:style style:name="ce87" style:family="table-cell" style:parent-style-name="Default">
      <style:map style:condition="cell-content()&gt;500" style:apply-style-name="ConditionalStyle_5f_3" style:base-cell-address="Hoja1.X3"/>
      <style:map style:condition="cell-content()&gt;100" style:apply-style-name="ConditionalStyle_5f_2" style:base-cell-address="Hoja1.X3"/>
    </style:style>
    <style:style style:name="ce88" style:family="table-cell" style:parent-style-name="Default">
      <style:map style:condition="cell-content()&gt;500" style:apply-style-name="ConditionalStyle_5f_3" style:base-cell-address="Hoja1.X16"/>
      <style:map style:condition="cell-content()&gt;100" style:apply-style-name="ConditionalStyle_5f_2" style:base-cell-address="Hoja1.X16"/>
    </style:style>
    <style:style style:name="ce89" style:family="table-cell" style:parent-style-name="Default">
      <style:map style:condition="cell-content()&gt;500" style:apply-style-name="ConditionalStyle_5f_3" style:base-cell-address="Hoja1.X20"/>
      <style:map style:condition="cell-content()&gt;100" style:apply-style-name="ConditionalStyle_5f_2" style:base-cell-address="Hoja1.X20"/>
    </style:style>
    <style:style style:name="ce90" style:family="table-cell" style:parent-style-name="Default">
      <style:map style:condition="cell-content()&gt;500" style:apply-style-name="ConditionalStyle_5f_3" style:base-cell-address="Hoja1.Y3"/>
      <style:map style:condition="cell-content()&gt;100" style:apply-style-name="ConditionalStyle_5f_2" style:base-cell-address="Hoja1.Y3"/>
    </style:style>
    <style:style style:name="ce91" style:family="table-cell" style:parent-style-name="Default">
      <style:map style:condition="cell-content()&gt;500" style:apply-style-name="ConditionalStyle_5f_3" style:base-cell-address="Hoja1.Y16"/>
      <style:map style:condition="cell-content()&gt;100" style:apply-style-name="ConditionalStyle_5f_2" style:base-cell-address="Hoja1.Y16"/>
    </style:style>
    <style:style style:name="ce92" style:family="table-cell" style:parent-style-name="Default">
      <style:map style:condition="cell-content()&gt;500" style:apply-style-name="ConditionalStyle_5f_3" style:base-cell-address="Hoja1.Y20"/>
      <style:map style:condition="cell-content()&gt;100" style:apply-style-name="ConditionalStyle_5f_2" style:base-cell-address="Hoja1.Y20"/>
    </style:style>
    <style:style style:name="ce93" style:family="table-cell" style:parent-style-name="Default">
      <style:map style:condition="cell-content()&gt;500" style:apply-style-name="ConditionalStyle_5f_3" style:base-cell-address="Hoja1.Z3"/>
      <style:map style:condition="cell-content()&gt;100" style:apply-style-name="ConditionalStyle_5f_2" style:base-cell-address="Hoja1.Z3"/>
    </style:style>
    <style:style style:name="ce94" style:family="table-cell" style:parent-style-name="Default">
      <style:map style:condition="cell-content()&gt;500" style:apply-style-name="ConditionalStyle_5f_3" style:base-cell-address="Hoja1.Z16"/>
      <style:map style:condition="cell-content()&gt;100" style:apply-style-name="ConditionalStyle_5f_2" style:base-cell-address="Hoja1.Z16"/>
    </style:style>
    <style:style style:name="ce95" style:family="table-cell" style:parent-style-name="Default">
      <style:map style:condition="cell-content()&gt;500" style:apply-style-name="ConditionalStyle_5f_3" style:base-cell-address="Hoja1.Z20"/>
      <style:map style:condition="cell-content()&gt;100" style:apply-style-name="ConditionalStyle_5f_2" style:base-cell-address="Hoja1.Z20"/>
    </style:style>
    <style:style style:name="ce96" style:family="table-cell" style:parent-style-name="Default">
      <style:map style:condition="cell-content()&gt;500" style:apply-style-name="ConditionalStyle_5f_3" style:base-cell-address="Hoja1.AA3"/>
      <style:map style:condition="cell-content()&gt;100" style:apply-style-name="ConditionalStyle_5f_2" style:base-cell-address="Hoja1.AA3"/>
    </style:style>
    <style:style style:name="ce97" style:family="table-cell" style:parent-style-name="Default">
      <style:map style:condition="cell-content()&gt;500" style:apply-style-name="ConditionalStyle_5f_3" style:base-cell-address="Hoja1.AA16"/>
      <style:map style:condition="cell-content()&gt;100" style:apply-style-name="ConditionalStyle_5f_2" style:base-cell-address="Hoja1.AA16"/>
    </style:style>
    <style:style style:name="ce98" style:family="table-cell" style:parent-style-name="Default">
      <style:map style:condition="cell-content()&gt;500" style:apply-style-name="ConditionalStyle_5f_3" style:base-cell-address="Hoja1.AA20"/>
      <style:map style:condition="cell-content()&gt;100" style:apply-style-name="ConditionalStyle_5f_2" style:base-cell-address="Hoja1.AA20"/>
    </style:style>
    <style:style style:name="ce99" style:family="table-cell" style:parent-style-name="Default">
      <style:map style:condition="cell-content()&gt;500" style:apply-style-name="ConditionalStyle_5f_3" style:base-cell-address="Hoja1.AA30"/>
      <style:map style:condition="cell-content()&gt;100" style:apply-style-name="ConditionalStyle_5f_2" style:base-cell-address="Hoja1.AA30"/>
    </style:style>
    <style:style style:name="ce42" style:family="table-cell" style:parent-style-name="Default">
      <style:map style:condition="cell-content()&lt;100" style:apply-style-name="Neutral" style:base-cell-address="Hoja1.D3"/>
      <style:map style:condition="cell-content()&lt;500" style:apply-style-name="Good" style:base-cell-address="Hoja1.D3"/>
      <style:map style:condition="cell-content()&gt;=500" style:apply-style-name="Error" style:base-cell-address="Hoja1.D3"/>
    </style:style>
    <style:style style:name="ce100" style:family="table-cell" style:parent-style-name="Default">
      <style:map style:condition="cell-content()&gt;500" style:apply-style-name="ConditionalStyle_5f_3" style:base-cell-address="Hoja1.AB16"/>
      <style:map style:condition="cell-content()&gt;100" style:apply-style-name="ConditionalStyle_5f_2" style:base-cell-address="Hoja1.AB16"/>
    </style:style>
    <style:style style:name="ce101" style:family="table-cell" style:parent-style-name="Default">
      <style:map style:condition="cell-content()&gt;500" style:apply-style-name="ConditionalStyle_5f_3" style:base-cell-address="Hoja1.AB20"/>
      <style:map style:condition="cell-content()&gt;100" style:apply-style-name="ConditionalStyle_5f_2" style:base-cell-address="Hoja1.AB20"/>
    </style:style>
    <style:style style:name="ce102" style:family="table-cell" style:parent-style-name="Default">
      <style:map style:condition="cell-content()&gt;500" style:apply-style-name="ConditionalStyle_5f_3" style:base-cell-address="Hoja1.AB30"/>
      <style:map style:condition="cell-content()&gt;100" style:apply-style-name="ConditionalStyle_5f_2" style:base-cell-address="Hoja1.AB30"/>
    </style:style>
    <style:style style:name="ce103" style:family="table-cell" style:parent-style-name="Default">
      <style:map style:condition="cell-content()&gt;500" style:apply-style-name="ConditionalStyle_5f_3" style:base-cell-address="Hoja1.AB37"/>
      <style:map style:condition="cell-content()&gt;100" style:apply-style-name="ConditionalStyle_5f_2" style:base-cell-address="Hoja1.AB37"/>
    </style:style>
    <style:style style:name="ce104" style:family="table-cell" style:parent-style-name="Default">
      <style:map style:condition="cell-content()&gt;500" style:apply-style-name="ConditionalStyle_5f_3" style:base-cell-address="Hoja1.AC16"/>
      <style:map style:condition="cell-content()&gt;100" style:apply-style-name="ConditionalStyle_5f_2" style:base-cell-address="Hoja1.AC16"/>
    </style:style>
    <style:style style:name="ce105" style:family="table-cell" style:parent-style-name="Default">
      <style:map style:condition="cell-content()&gt;500" style:apply-style-name="ConditionalStyle_5f_3" style:base-cell-address="Hoja1.AC20"/>
      <style:map style:condition="cell-content()&gt;100" style:apply-style-name="ConditionalStyle_5f_2" style:base-cell-address="Hoja1.AC20"/>
    </style:style>
    <style:style style:name="ce106" style:family="table-cell" style:parent-style-name="Default">
      <style:map style:condition="cell-content()&gt;500" style:apply-style-name="ConditionalStyle_5f_3" style:base-cell-address="Hoja1.D3"/>
      <style:map style:condition="cell-content()&gt;100" style:apply-style-name="ConditionalStyle_5f_2" style:base-cell-address="Hoja1.D3"/>
    </style:style>
    <style:style style:name="ce107" style:family="table-cell" style:parent-style-name="Default">
      <style:map style:condition="cell-content()&gt;500" style:apply-style-name="ConditionalStyle_5f_3" style:base-cell-address="Hoja1.AD20"/>
      <style:map style:condition="cell-content()&gt;100" style:apply-style-name="ConditionalStyle_5f_2" style:base-cell-address="Hoja1.AD20"/>
    </style:style>
    <style:style style:name="ce108" style:family="table-cell" style:parent-style-name="Default">
      <style:map style:condition="cell-content()&gt;500" style:apply-style-name="ConditionalStyle_5f_3" style:base-cell-address="Hoja1.AE20"/>
      <style:map style:condition="cell-content()&gt;100" style:apply-style-name="ConditionalStyle_5f_2" style:base-cell-address="Hoja1.AE20"/>
    </style:style>
    <style:style style:name="ce109" style:family="table-cell" style:parent-style-name="Default">
      <style:map style:condition="cell-content()&gt;500" style:apply-style-name="ConditionalStyle_5f_3" style:base-cell-address="Hoja1.AF20"/>
      <style:map style:condition="cell-content()&gt;100" style:apply-style-name="ConditionalStyle_5f_2" style:base-cell-address="Hoja1.AF20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map style:condition="cell-content()&gt;500" style:apply-style-name="ConditionalStyle_5f_3" style:base-cell-address="Hoja1.AJ3"/>
      <style:map style:condition="cell-content()&gt;100" style:apply-style-name="ConditionalStyle_5f_2" style:base-cell-address="Hoja1.AJ3"/>
    </style:style>
    <style:style style:name="ce111" style:family="table-cell" style:parent-style-name="Default">
      <style:map style:condition="cell-content()&gt;500" style:apply-style-name="ConditionalStyle_5f_3" style:base-cell-address="Hoja1.AJ13"/>
      <style:map style:condition="cell-content()&gt;100" style:apply-style-name="ConditionalStyle_5f_2" style:base-cell-address="Hoja1.AJ13"/>
    </style:style>
    <style:style style:name="ce112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981" table:default-cell-style-name="Default"/>
        <table:table-row table:style-name="ro1"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5"/>
          <table:table-cell table:style-name="ce17" office:value-type="string" calcext:value-type="string">
            <text:p>“E”</text:p>
          </table:table-cell>
          <table:table-cell table:style-name="ce17" office:value-type="string" calcext:value-type="string">
            <text:p>“e”</text:p>
          </table:table-cell>
          <table:table-cell table:style-name="ce17" office:value-type="string" calcext:value-type="string">
            <text:p>“l”</text:p>
          </table:table-cell>
          <table:table-cell table:style-name="ce17" office:value-type="string" calcext:value-type="string">
            <text:p>“y”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+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.</text:p>
          </table:table-cell>
          <table:table-cell table:style-name="ce17" office:value-type="string" calcext:value-type="string">
            <text:p>'</text:p>
          </table:table-cell>
          <table:table-cell table:style-name="ce17" office:value-type="string" calcext:value-type="string">
            <text:p>"</text:p>
          </table:table-cell>
          <table:table-cell table:style-name="ce17"/>
          <table:table-cell table:style-name="ce17" office:value-type="string" calcext:value-type="string">
            <text:p>|</text:p>
          </table:table-cell>
          <table:table-cell table:style-name="ce17" office:value-type="string" calcext:value-type="string">
            <text:p>&amp;</text:p>
          </table:table-cell>
          <table:table-cell table:style-name="ce17" office:value-type="string" calcext:value-type="string">
            <text:p>!</text:p>
          </table:table-cell>
          <table:table-cell table:style-name="ce17" office:value-type="string" calcext:value-type="string">
            <text:p>&lt;</text:p>
          </table:table-cell>
          <table:table-cell table:style-name="ce17" office:value-type="string" calcext:value-type="string">
            <text:p>&gt;</text:p>
          </table:table-cell>
          <table:table-cell table:style-name="ce17" office:value-type="string" calcext:value-type="string">
            <text:p>=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string" calcext:value-type="string">
            <text:p>;</text:p>
          </table:table-cell>
          <table:table-cell table:style-name="ce17" office:value-type="string" calcext:value-type="string">
            <text:p>(</text:p>
          </table:table-cell>
          <table:table-cell table:style-name="ce17" office:value-type="string" calcext:value-type="string">
            <text:p>)</text:p>
          </table:table-cell>
          <table:table-cell table:style-name="ce17" office:value-type="string" calcext:value-type="string">
            <text:p>{</text:p>
          </table:table-cell>
          <table:table-cell table:style-name="ce17" office:value-type="string" calcext:value-type="string">
            <text:p>}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]</text:p>
          </table:table-cell>
          <table:table-cell table:style-name="ce110" office:value-type="string" calcext:value-type="string">
            <text:p>≠</text:p>
          </table:table-cell>
          <table:table-cell/>
          <table:table-cell table:style-name="ce17" office:value-type="string" calcext:value-type="string">
            <text:p>Código</text:p>
          </table:table-cell>
          <table:table-cell table:style-name="ce17" office:value-type="string" calcext:value-type="string">
            <text:p>Gramema</text:p>
          </table:table-cell>
          <table:table-cell table:style-name="ce17" office:value-type="string" calcext:value-type="string">
            <text:p>Lexema</text:p>
          </table:table-cell>
          <table:table-cell/>
          <table:table-cell table:style-name="ce17" office:value-type="string" calcext:value-type="string">
            <text:p>Código</text:p>
          </table:table-cell>
          <table:table-cell table:style-name="ce17" office:value-type="string" calcext:value-type="string">
            <text:p>Error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 table:number-columns-spanned="1" table:number-rows-spanned="2">
            <text:p>Palabras reservadas</text:p>
          </table:table-cell>
          <table:table-cell table:style-name="ce6" office:value-type="string" calcext:value-type="string" table:number-columns-spanned="1" table:number-rows-spanned="4">
            <text:p>Identificadores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10" calcext:value-type="float">
            <text:p>10</text:p>
          </table:table-cell>
          <table:table-cell table:style-name="ce150" office:value-type="float" office:value="599" calcext:value-type="float">
            <text:p>599</text:p>
          </table:table-cell>
          <table:table-cell table:style-name="ce46" office:value-type="float" office:value="19" calcext:value-type="float">
            <text:p>19</text:p>
          </table:table-cell>
          <table:table-cell table:style-name="ce51" office:value-type="float" office:value="7" calcext:value-type="float">
            <text:p>7</text:p>
          </table:table-cell>
          <table:table-cell table:style-name="ce54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2" office:value-type="float" office:value="35" calcext:value-type="float">
            <text:p>35</text:p>
          </table:table-cell>
          <table:table-cell table:style-name="ce64" office:value-type="float" office:value="16" calcext:value-type="float">
            <text:p>16</text:p>
          </table:table-cell>
          <table:table-cell table:style-name="ce67" office:value-type="float" office:value="18" calcext:value-type="float">
            <text:p>18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23" calcext:value-type="float">
            <text:p>23</text:p>
          </table:table-cell>
          <table:table-cell table:style-name="ce79" office:value-type="float" office:value="25" calcext:value-type="float">
            <text:p>25</text:p>
          </table:table-cell>
          <table:table-cell table:style-name="ce83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90" office:value-type="float" office:value="30" calcext:value-type="float">
            <text:p>30</text:p>
          </table:table-cell>
          <table:table-cell table:style-name="ce93" office:value-type="float" office:value="34" calcext:value-type="float">
            <text:p>34</text:p>
          </table:table-cell>
          <table:table-cell table:style-name="ce96" office:value-type="float" office:value="36" calcext:value-type="float">
            <text:p>36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28" calcext:value-type="float">
            <text:p>128</text:p>
          </table:table-cell>
          <table:table-cell table:style-name="ce106" office:value-type="float" office:value="129" calcext:value-type="float">
            <text:p>129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131" calcext:value-type="float">
            <text:p>131</text:p>
          </table:table-cell>
          <table:table-cell table:style-name="ce106" office:value-type="float" office:value="132" calcext:value-type="float">
            <text:p>132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134" calcext:value-type="float">
            <text:p>134</text:p>
          </table:table-cell>
          <table:table-cell table:style-name="ce221" office:value-type="float" office:value="599" calcext:value-type="float">
            <text:p>599</text:p>
          </table:table-cell>
          <table:table-cell/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Palabra reservada</text:p>
          </table:table-cell>
          <table:table-cell table:style-name="ce15" office:value-type="string" calcext:value-type="string">
            <text:p>Contiguo</text:p>
          </table:table-cell>
          <table:table-cell/>
          <table:table-cell table:style-name="ce15" office:value-type="float" office:value="501" calcext:value-type="float">
            <text:p>501</text:p>
          </table:table-cell>
          <table:table-cell table:style-name="ce15" office:value-type="string" calcext:value-type="string">
            <text:p>Identificador mal formado</text:p>
          </table:table-cell>
          <table:table-cell table:number-columns-repeated="981"/>
        </table:table-row>
        <table:table-row table:style-name="ro2">
          <table:covered-table-cell table:style-name="ce1"/>
          <table:covered-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float" office:value="101" calcext:value-type="float">
            <text:p>10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9" table:style-name="ce20" office:value-type="float" office:value="101" calcext:value-type="float">
            <text:p>101</text:p>
          </table:table-cell>
          <table:table-cell/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Identificador</text:p>
          </table:table-cell>
          <table:table-cell table:style-name="ce15" office:value-type="string" calcext:value-type="string">
            <text:p>Contiguo</text:p>
          </table:table-cell>
          <table:table-cell/>
          <table:table-cell table:style-name="ce15" office:value-type="float" office:value="502" calcext:value-type="float">
            <text:p>502</text:p>
          </table:table-cell>
          <table:table-cell table:style-name="ce15" office:value-type="string" calcext:value-type="string">
            <text:p>Identificador de librería mal formado</text:p>
          </table:table-cell>
          <table:table-cell table:number-columns-repeated="981"/>
        </table:table-row>
        <table:table-row table:style-name="ro2">
          <table:table-cell table:style-name="ce2"/>
          <table:covered-table-cell table:style-name="ce6"/>
          <table:table-cell table:style-name="ce15" office:value-type="float" office:value="2" calcext:value-type="float">
            <text:p>2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float" office:value="102" calcext:value-type="float">
            <text:p>10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9" table:style-name="ce20"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Identificador librería</text:p>
          </table:table-cell>
          <table:table-cell office:value-type="string" calcext:value-type="string">
            <text:p>Final</text:p>
          </table:table-cell>
          <table:table-cell/>
          <table:table-cell table:style-name="ce15" office:value-type="float" office:value="503" calcext:value-type="float">
            <text:p>503</text:p>
          </table:table-cell>
          <table:table-cell table:style-name="ce15" office:value-type="string" calcext:value-type="string">
            <text:p>Constante flotante mal formada</text:p>
          </table:table-cell>
          <table:table-cell table:number-columns-repeated="981"/>
        </table:table-row>
        <table:table-row table:style-name="ro2">
          <table:table-cell table:style-name="ce2"/>
          <table:covered-table-cell table:style-name="ce6"/>
          <table:table-cell table:style-name="ce15" office:value-type="float" office:value="3" calcext:value-type="float">
            <text:p>3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number-columns-repeated="26" table:style-name="ce20" office:value-type="float" office:value="501" calcext:value-type="float">
            <text:p>501</text:p>
          </table:table-cell>
          <table:table-cell/>
          <table:table-cell table:style-name="ce15" office:value-type="float" office:value="104" calcext:value-type="float">
            <text:p>104</text:p>
          </table:table-cell>
          <table:table-cell table:style-name="ce15" office:value-type="string" calcext:value-type="string">
            <text:p>Comentario</text:p>
          </table:table-cell>
          <table:table-cell table:style-name="ce15" office:value-type="string" calcext:value-type="string">
            <text:p>Final</text:p>
          </table:table-cell>
          <table:table-cell/>
          <table:table-cell table:style-name="ce15" office:value-type="float" office:value="504" calcext:value-type="float">
            <text:p>504</text:p>
          </table:table-cell>
          <table:table-cell table:style-name="ce15" office:value-type="string" calcext:value-type="string">
            <text:p>Constante notación científica mal formada</text:p>
          </table:table-cell>
          <table:table-cell table:number-columns-repeated="981"/>
        </table:table-row>
        <table:table-row table:style-name="ro2">
          <table:table-cell table:style-name="ce2"/>
          <table:table-cell table:style-name="ce23" office:value-type="string" calcext:value-type="string" table:number-columns-spanned="1" table:number-rows-spanned="3">
            <text:p>Identificador Librería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0" office:value-type="float" office:value="502" calcext:value-type="float">
            <text:p>50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0" table:style-name="ce20" office:value-type="float" office:value="502" calcext:value-type="float">
            <text:p>502</text:p>
          </table:table-cell>
          <table:table-cell/>
          <table:table-cell table:style-name="ce15" office:value-type="float" office:value="105" calcext:value-type="float">
            <text:p>105</text:p>
          </table:table-cell>
          <table:table-cell table:style-name="ce15" office:value-type="string" calcext:value-type="string">
            <text:p>Constante numérica entera</text:p>
          </table:table-cell>
          <table:table-cell table:style-name="ce15" office:value-type="string" calcext:value-type="string">
            <text:p>Contiguo</text:p>
          </table:table-cell>
          <table:table-cell/>
          <table:table-cell table:style-name="ce15" office:value-type="float" office:value="505" calcext:value-type="float">
            <text:p>505</text:p>
          </table:table-cell>
          <table:table-cell table:style-name="ce15" office:value-type="string" calcext:value-type="string">
            <text:p>Constante carácter mal formada</text:p>
          </table:table-cell>
          <table:table-cell table:number-columns-repeated="981"/>
        </table:table-row>
        <table:table-row table:style-name="ro2">
          <table:table-cell table:style-name="ce2"/>
          <table:covered-table-cell table:style-name="ce6"/>
          <table:table-cell table:style-name="ce15" office:value-type="float" office:value="5" calcext:value-type="float">
            <text:p>5</text:p>
          </table:table-cell>
          <table:table-cell table:number-columns-repeated="3" table:style-name="ce20" office:value-type="float" office:value="502" calcext:value-type="float">
            <text:p>502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9" table:style-name="ce20" office:value-type="float" office:value="502" calcext:value-type="float">
            <text:p>502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5" office:value-type="string" calcext:value-type="string">
            <text:p>Constante numérica real</text:p>
          </table:table-cell>
          <table:table-cell table:style-name="ce15" office:value-type="string" calcext:value-type="string">
            <text:p>Contiguo</text:p>
          </table:table-cell>
          <table:table-cell/>
          <table:table-cell table:style-name="ce15" office:value-type="float" office:value="506" calcext:value-type="float">
            <text:p>506</text:p>
          </table:table-cell>
          <table:table-cell table:style-name="ce15" office:value-type="string" calcext:value-type="string">
            <text:p>Operador OR incorrecto</text:p>
          </table:table-cell>
          <table:table-cell table:number-columns-repeated="981"/>
        </table:table-row>
        <table:table-row table:style-name="ro2">
          <table:table-cell table:style-name="ce2"/>
          <table:covered-table-cell table:style-name="ce6"/>
          <table:table-cell table:style-name="ce15" office:value-type="float" office:value="6" calcext:value-type="float">
            <text:p>6</text:p>
          </table:table-cell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103" calcext:value-type="float">
            <text:p>103</text:p>
          </table:table-cell>
          <table:table-cell table:number-columns-repeated="31" table:style-name="ce20" office:value-type="float" office:value="502" calcext:value-type="float">
            <text:p>502</text:p>
          </table:table-cell>
          <table:table-cell/>
          <table:table-cell table:style-name="ce15" office:value-type="float" office:value="107" calcext:value-type="float">
            <text:p>107</text:p>
          </table:table-cell>
          <table:table-cell table:style-name="ce15" office:value-type="string" calcext:value-type="string">
            <text:p>Constante numérica real 2</text:p>
          </table:table-cell>
          <table:table-cell table:style-name="ce15" office:value-type="string" calcext:value-type="string">
            <text:p>Contiguo</text:p>
          </table:table-cell>
          <table:table-cell/>
          <table:table-cell table:style-name="ce15" office:value-type="float" office:value="507" calcext:value-type="float">
            <text:p>507</text:p>
          </table:table-cell>
          <table:table-cell table:style-name="ce15" office:value-type="string" calcext:value-type="string">
            <text:p>Operador AND incorrecto</text:p>
          </table:table-cell>
          <table:table-cell table:number-columns-repeated="981"/>
        </table:table-row>
        <table:table-row table:style-name="ro2">
          <table:table-cell table:style-name="ce3" office:value-type="string" calcext:value-type="string">
            <text:p>División </text:p>
          </table:table-cell>
          <table:table-cell table:style-name="ce7" office:value-type="string" calcext:value-type="string" table:number-columns-spanned="1" table:number-rows-spanned="3">
            <text:p>Comentarios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20" office:value-type="float" office:value="111" calcext:value-type="float">
            <text:p>111</text:p>
          </table:table-cell>
          <table:table-cell table:number-columns-repeated="6" table:style-name="ce125" office:value-type="float" office:value="111" calcext:value-type="float">
            <text:p>111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11" calcext:value-type="float">
            <text:p>111</text:p>
          </table:table-cell>
          <table:table-cell table:number-columns-repeated="22" table:style-name="ce125" office:value-type="float" office:value="111" calcext:value-type="float">
            <text:p>111</text:p>
          </table:table-cell>
          <table:table-cell/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Constante carácter</text:p>
          </table:table-cell>
          <table:table-cell table:style-name="ce15" office:value-type="string" calcext:value-type="string">
            <text:p>Final</text:p>
          </table:table-cell>
          <table:table-cell/>
          <table:table-cell table:style-name="ce15" table:number-columns-repeated="2"/>
          <table:table-cell table:number-columns-repeated="981"/>
        </table:table-row>
        <table:table-row table:style-name="ro2">
          <table:table-cell table:style-name="ce2"/>
          <table:covered-table-cell table:style-name="ce8"/>
          <table:table-cell table:style-name="ce15" office:value-type="float" office:value="8" calcext:value-type="float">
            <text:p>8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4" table:style-name="ce20" office:value-type="float" office:value="8" calcext:value-type="float">
            <text:p>8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Constante cadena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"/>
          <table:covered-table-cell table:style-name="ce8"/>
          <table:table-cell table:style-name="ce15" office:value-type="float" office:value="9" calcext:value-type="float">
            <text:p>9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4" calcext:value-type="float">
            <text:p>104</text:p>
          </table:table-cell>
          <table:table-cell table:number-columns-repeated="23" table:style-name="ce20" office:value-type="float" office:value="8" calcext:value-type="float">
            <text:p>8</text:p>
          </table:table-cell>
          <table:table-cell/>
          <table:table-cell table:style-name="ce15" office:value-type="float" office:value="110" calcext:value-type="float">
            <text:p>110</text:p>
          </table:table-cell>
          <table:table-cell table:style-name="ce15" office:value-type="string" calcext:value-type="string">
            <text:p>Multiplicación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3">
          <table:table-cell table:style-name="ce6" office:value-type="string" calcext:value-type="string">
            <text:p>Numérica entera</text:p>
          </table:table-cell>
          <table:table-cell table:style-name="ce6" office:value-type="string" calcext:value-type="string" table:number-columns-spanned="1" table:number-rows-spanned="9">
            <text:p>Constantes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20" office:value-type="float" office:value="105" calcext:value-type="float">
            <text:p>105</text:p>
          </table:table-cell>
          <table:table-cell table:number-columns-repeated="4" table:style-name="ce125" office:value-type="float" office:value="105" calcext:value-type="float">
            <text:p>10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05" calcext:value-type="float">
            <text:p>105</text:p>
          </table:table-cell>
          <table:table-cell table:number-columns-repeated="4" table:style-name="ce125" office:value-type="float" office:value="105" calcext:value-type="float">
            <text:p>105</text:p>
          </table:table-cell>
          <table:table-cell table:style-name="ce20" office:value-type="float" office:value="11" calcext:value-type="float">
            <text:p>11</text:p>
          </table:table-cell>
          <table:table-cell table:style-name="ce65" office:value-type="float" office:value="105" calcext:value-type="float">
            <text:p>105</text:p>
          </table:table-cell>
          <table:table-cell table:style-name="ce68" office:value-type="float" office:value="105" calcext:value-type="float">
            <text:p>105</text:p>
          </table:table-cell>
          <table:table-cell table:style-name="ce72" office:value-type="float" office:value="105" calcext:value-type="float">
            <text:p>105</text:p>
          </table:table-cell>
          <table:table-cell table:style-name="ce76" office:value-type="float" office:value="105" calcext:value-type="float">
            <text:p>105</text:p>
          </table:table-cell>
          <table:table-cell table:style-name="ce80" office:value-type="float" office:value="105" calcext:value-type="float">
            <text:p>105</text:p>
          </table:table-cell>
          <table:table-cell table:style-name="ce84" office:value-type="float" office:value="105" calcext:value-type="float">
            <text:p>105</text:p>
          </table:table-cell>
          <table:table-cell table:style-name="ce68" office:value-type="float" office:value="105" calcext:value-type="float">
            <text:p>105</text:p>
          </table:table-cell>
          <table:table-cell table:style-name="ce72" office:value-type="float" office:value="105" calcext:value-type="float">
            <text:p>105</text:p>
          </table:table-cell>
          <table:table-cell table:style-name="ce76" office:value-type="float" office:value="105" calcext:value-type="float">
            <text:p>105</text:p>
          </table:table-cell>
          <table:table-cell table:style-name="ce80" office:value-type="float" office:value="105" calcext:value-type="float">
            <text:p>105</text:p>
          </table:table-cell>
          <table:table-cell table:style-name="ce84" office:value-type="float" office:value="105" calcext:value-type="float">
            <text:p>105</text:p>
          </table:table-cell>
          <table:table-cell table:style-name="ce68" office:value-type="float" office:value="105" calcext:value-type="float">
            <text:p>105</text:p>
          </table:table-cell>
          <table:table-cell table:style-name="ce72" office:value-type="float" office:value="105" calcext:value-type="float">
            <text:p>105</text:p>
          </table:table-cell>
          <table:table-cell table:style-name="ce76" office:value-type="float" office:value="105" calcext:value-type="float">
            <text:p>105</text:p>
          </table:table-cell>
          <table:table-cell table:style-name="ce80" office:value-type="float" office:value="105" calcext:value-type="float">
            <text:p>105</text:p>
          </table:table-cell>
          <table:table-cell table:style-name="ce84" office:value-type="float" office:value="105" calcext:value-type="float">
            <text:p>105</text:p>
          </table:table-cell>
          <table:table-cell table:style-name="ce68" office:value-type="float" office:value="105" calcext:value-type="float">
            <text:p>105</text:p>
          </table:table-cell>
          <table:table-cell table:style-name="ce72" office:value-type="float" office:value="105" calcext:value-type="float">
            <text:p>105</text:p>
          </table:table-cell>
          <table:table-cell table:style-name="ce111" office:value-type="float" office:value="105" calcext:value-type="float">
            <text:p>105</text:p>
          </table:table-cell>
          <table:table-cell/>
          <table:table-cell table:style-name="ce15" office:value-type="float" office:value="111" calcext:value-type="float">
            <text:p>111</text:p>
          </table:table-cell>
          <table:table-cell table:style-name="ce15" office:value-type="string" calcext:value-type="string">
            <text:p>Divsión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 table:number-columns-spanned="1" table:number-rows-spanned="2">
            <text:p>Numérica flotante</text:p>
          </table:table-cell>
          <table:covered-table-cell table:style-name="ce6"/>
          <table:table-cell table:style-name="ce15" office:value-type="float" office:value="11" calcext:value-type="float">
            <text:p>11</text:p>
          </table:table-cell>
          <table:table-cell table:number-columns-repeated="6" table:style-name="ce20" office:value-type="float" office:value="503" calcext:value-type="float">
            <text:p>503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6" table:style-name="ce20" office:value-type="float" office:value="503" calcext:value-type="float">
            <text:p>503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15" office:value-type="string" calcext:value-type="string">
            <text:p>Suma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covered-table-cell table:number-columns-repeated="2" table:style-name="ce6"/>
          <table:table-cell table:style-name="ce15" office:value-type="float" office:value="12" calcext:value-type="float">
            <text:p>12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number-columns-repeated="4" table:style-name="ce20" office:value-type="float" office:value="106" calcext:value-type="float">
            <text:p>106</text:p>
          </table:table-cell>
          <table:table-cell table:style-name="ce20" office:value-type="float" office:value="12" calcext:value-type="float">
            <text:p>12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 table:style-name="ce52" office:value-type="float" office:value="106" calcext:value-type="float">
            <text:p>106</text:p>
          </table:table-cell>
          <table:table-cell table:style-name="ce55" office:value-type="float" office:value="106" calcext:value-type="float">
            <text:p>106</text:p>
          </table:table-cell>
          <table:table-cell table:style-name="ce43" office:value-type="float" office:value="106" calcext:value-type="float">
            <text:p>106</text:p>
          </table:table-cell>
          <table:table-cell table:style-name="ce47" office:value-type="float" office:value="106" calcext:value-type="float">
            <text:p>106</text:p>
          </table:table-cell>
          <table:table-cell/>
          <table:table-cell table:style-name="ce15" office:value-type="float" office:value="113" calcext:value-type="float">
            <text:p>113</text:p>
          </table:table-cell>
          <table:table-cell table:style-name="ce15" office:value-type="string" calcext:value-type="string">
            <text:p>Resta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 table:number-columns-spanned="1" table:number-rows-spanned="3">
            <text:p>Numérica científica</text:p>
          </table:table-cell>
          <table:covered-table-cell table:style-name="ce6"/>
          <table:table-cell table:style-name="ce15" office:value-type="float" office:value="13" calcext:value-type="float">
            <text:p>13</text:p>
          </table:table-cell>
          <table:table-cell table:number-columns-repeated="3" table:style-name="ce20" office:value-type="float" office:value="504" calcext:value-type="float">
            <text:p>504</text:p>
          </table:table-cell>
          <table:table-cell table:number-columns-repeated="3" table:style-name="ce125" office:value-type="float" office:value="504" calcext:value-type="float">
            <text:p>50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04" calcext:value-type="float">
            <text:p>504</text:p>
          </table:table-cell>
          <table:table-cell table:style-name="ce48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60" office:value-type="float" office:value="504" calcext:value-type="float">
            <text:p>504</text:p>
          </table:table-cell>
          <table:table-cell table:style-name="ce63" office:value-type="float" office:value="504" calcext:value-type="float">
            <text:p>504</text:p>
          </table:table-cell>
          <table:table-cell table:style-name="ce66" office:value-type="float" office:value="504" calcext:value-type="float">
            <text:p>504</text:p>
          </table:table-cell>
          <table:table-cell table:style-name="ce69" office:value-type="float" office:value="504" calcext:value-type="float">
            <text:p>504</text:p>
          </table:table-cell>
          <table:table-cell table:style-name="ce73" office:value-type="float" office:value="504" calcext:value-type="float">
            <text:p>504</text:p>
          </table:table-cell>
          <table:table-cell table:style-name="ce77" office:value-type="float" office:value="504" calcext:value-type="float">
            <text:p>504</text:p>
          </table:table-cell>
          <table:table-cell table:style-name="ce81" office:value-type="float" office:value="504" calcext:value-type="float">
            <text:p>504</text:p>
          </table:table-cell>
          <table:table-cell table:style-name="ce85" office:value-type="float" office:value="504" calcext:value-type="float">
            <text:p>504</text:p>
          </table:table-cell>
          <table:table-cell table:style-name="ce88" office:value-type="float" office:value="504" calcext:value-type="float">
            <text:p>504</text:p>
          </table:table-cell>
          <table:table-cell table:style-name="ce91" office:value-type="float" office:value="504" calcext:value-type="float">
            <text:p>504</text:p>
          </table:table-cell>
          <table:table-cell table:style-name="ce94" office:value-type="float" office:value="504" calcext:value-type="float">
            <text:p>504</text:p>
          </table:table-cell>
          <table:table-cell table:style-name="ce97" office:value-type="float" office:value="504" calcext:value-type="float">
            <text:p>504</text:p>
          </table:table-cell>
          <table:table-cell table:style-name="ce100" office:value-type="float" office:value="504" calcext:value-type="float">
            <text:p>504</text:p>
          </table:table-cell>
          <table:table-cell table:style-name="ce104" office:value-type="float" office:value="504" calcext:value-type="float">
            <text:p>504</text:p>
          </table:table-cell>
          <table:table-cell table:style-name="ce100" office:value-type="float" office:value="504" calcext:value-type="float">
            <text:p>504</text:p>
          </table:table-cell>
          <table:table-cell table:style-name="ce104" office:value-type="float" office:value="504" calcext:value-type="float">
            <text:p>504</text:p>
          </table:table-cell>
          <table:table-cell table:style-name="ce100" office:value-type="float" office:value="504" calcext:value-type="float">
            <text:p>504</text:p>
          </table:table-cell>
          <table:table-cell table:style-name="ce104" office:value-type="float" office:value="504" calcext:value-type="float">
            <text:p>504</text:p>
          </table:table-cell>
          <table:table-cell table:style-name="ce100" office:value-type="float" office:value="504" calcext:value-type="float">
            <text:p>504</text:p>
          </table:table-cell>
          <table:table-cell table:style-name="ce104" office:value-type="float" office:value="504" calcext:value-type="float">
            <text:p>504</text:p>
          </table:table-cell>
          <table:table-cell table:style-name="ce100" office:value-type="float" office:value="504" calcext:value-type="float">
            <text:p>504</text:p>
          </table:table-cell>
          <table:table-cell/>
          <table:table-cell table:style-name="ce15" office:value-type="float" office:value="114" calcext:value-type="float">
            <text:p>114</text:p>
          </table:table-cell>
          <table:table-cell table:style-name="ce15" office:value-type="string" calcext:value-type="string">
            <text:p>Módulo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covered-table-cell table:number-columns-repeated="2" table:style-name="ce6"/>
          <table:table-cell table:style-name="ce15" office:value-type="float" office:value="14" calcext:value-type="float">
            <text:p>14</text:p>
          </table:table-cell>
          <table:table-cell table:style-name="ce21" office:value-type="float" office:value="504" calcext:value-type="float">
            <text:p>504</text:p>
          </table:table-cell>
          <table:table-cell table:style-name="ce29" office:value-type="float" office:value="504" calcext:value-type="float">
            <text:p>504</text:p>
          </table:table-cell>
          <table:table-cell table:style-name="ce21" office:value-type="float" office:value="504" calcext:value-type="float">
            <text:p>504</text:p>
          </table:table-cell>
          <table:table-cell table:style-name="ce29" office:value-type="float" office:value="504" calcext:value-type="float">
            <text:p>504</text:p>
          </table:table-cell>
          <table:table-cell table:style-name="ce21" office:value-type="float" office:value="504" calcext:value-type="float">
            <text:p>504</text:p>
          </table:table-cell>
          <table:table-cell table:style-name="ce29" office:value-type="float" office:value="504" calcext:value-type="float">
            <text:p>50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 table:style-name="ce125" office:value-type="float" office:value="504" calcext:value-type="float">
            <text:p>504</text:p>
          </table:table-cell>
          <table:table-cell table:style-name="ce49" office:value-type="float" office:value="504" calcext:value-type="float">
            <text:p>504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112" office:value-type="string" calcext:value-type="string">
            <text:p>OR</text:p>
          </table:table-cell>
          <table:table-cell table:style-name="ce112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covered-table-cell table:number-columns-repeated="2" table:style-name="ce6"/>
          <table:table-cell table:style-name="ce15" office:value-type="float" office:value="15" calcext:value-type="float">
            <text:p>15</text:p>
          </table:table-cell>
          <table:table-cell table:number-columns-repeated="2" table:style-name="ce20" office:value-type="float" office:value="107" calcext:value-type="float">
            <text:p>107</text:p>
          </table:table-cell>
          <table:table-cell table:number-columns-repeated="4" table:style-name="ce125" office:value-type="float" office:value="107" calcext:value-type="float">
            <text:p>107</text:p>
          </table:table-cell>
          <table:table-cell table:style-name="ce20" office:value-type="float" office:value="15" calcext:value-type="float">
            <text:p>15</text:p>
          </table:table-cell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07" calcext:value-type="float">
            <text:p>107</text:p>
          </table:table-cell>
          <table:table-cell table:style-name="ce53" office:value-type="float" office:value="107" calcext:value-type="float">
            <text:p>107</text:p>
          </table:table-cell>
          <table:table-cell table:style-name="ce56" office:value-type="float" office:value="107" calcext:value-type="float">
            <text:p>107</text:p>
          </table:table-cell>
          <table:table-cell table:style-name="ce58" office:value-type="float" office:value="107" calcext:value-type="float">
            <text:p>107</text:p>
          </table:table-cell>
          <table:table-cell table:style-name="ce61" office:value-type="float" office:value="107" calcext:value-type="float">
            <text:p>107</text:p>
          </table:table-cell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07" calcext:value-type="float">
            <text:p>107</text:p>
          </table:table-cell>
          <table:table-cell table:style-name="ce53" office:value-type="float" office:value="107" calcext:value-type="float">
            <text:p>107</text:p>
          </table:table-cell>
          <table:table-cell table:style-name="ce56" office:value-type="float" office:value="107" calcext:value-type="float">
            <text:p>107</text:p>
          </table:table-cell>
          <table:table-cell table:style-name="ce58" office:value-type="float" office:value="107" calcext:value-type="float">
            <text:p>107</text:p>
          </table:table-cell>
          <table:table-cell table:style-name="ce61" office:value-type="float" office:value="107" calcext:value-type="float">
            <text:p>107</text:p>
          </table:table-cell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07" calcext:value-type="float">
            <text:p>107</text:p>
          </table:table-cell>
          <table:table-cell table:style-name="ce53" office:value-type="float" office:value="107" calcext:value-type="float">
            <text:p>107</text:p>
          </table:table-cell>
          <table:table-cell table:style-name="ce56" office:value-type="float" office:value="107" calcext:value-type="float">
            <text:p>107</text:p>
          </table:table-cell>
          <table:table-cell table:style-name="ce58" office:value-type="float" office:value="107" calcext:value-type="float">
            <text:p>107</text:p>
          </table:table-cell>
          <table:table-cell table:style-name="ce61" office:value-type="float" office:value="107" calcext:value-type="float">
            <text:p>107</text:p>
          </table:table-cell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07" calcext:value-type="float">
            <text:p>107</text:p>
          </table:table-cell>
          <table:table-cell table:style-name="ce53" office:value-type="float" office:value="107" calcext:value-type="float">
            <text:p>107</text:p>
          </table:table-cell>
          <table:table-cell table:style-name="ce56" office:value-type="float" office:value="107" calcext:value-type="float">
            <text:p>107</text:p>
          </table:table-cell>
          <table:table-cell table:style-name="ce58" office:value-type="float" office:value="107" calcext:value-type="float">
            <text:p>107</text:p>
          </table:table-cell>
          <table:table-cell table:style-name="ce61" office:value-type="float" office:value="107" calcext:value-type="float">
            <text:p>107</text:p>
          </table:table-cell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07" calcext:value-type="float">
            <text:p>107</text:p>
          </table:table-cell>
          <table:table-cell/>
          <table:table-cell table:style-name="ce15" office:value-type="float" office:value="116" calcext:value-type="float">
            <text:p>116</text:p>
          </table:table-cell>
          <table:table-cell table:style-name="ce112" office:value-type="string" calcext:value-type="string">
            <text:p>AND</text:p>
          </table:table-cell>
          <table:table-cell table:style-name="ce112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 table:number-columns-spanned="1" table:number-rows-spanned="2">
            <text:p>Carácter</text:p>
          </table:table-cell>
          <table:covered-table-cell table:style-name="ce6"/>
          <table:table-cell table:style-name="ce15" office:value-type="float" office:value="16" calcext:value-type="float">
            <text:p>16</text:p>
          </table:table-cell>
          <table:table-cell table:number-columns-repeated="14" table:style-name="ce20" office:value-type="float" office:value="17" calcext:value-type="float">
            <text:p>17</text:p>
          </table:table-cell>
          <table:table-cell table:style-name="ce20" office:value-type="float" office:value="108" calcext:value-type="float">
            <text:p>108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number-columns-repeated="16" table:style-name="ce125" office:value-type="float" office:value="17" calcext:value-type="float">
            <text:p>17</text:p>
          </table:table-cell>
          <table:table-cell/>
          <table:table-cell table:style-name="ce15" office:value-type="float" office:value="117" calcext:value-type="float">
            <text:p>117</text:p>
          </table:table-cell>
          <table:table-cell table:style-name="ce112" office:value-type="string" calcext:value-type="string">
            <text:p>NOT</text:p>
          </table:table-cell>
          <table:table-cell table:style-name="ce112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covered-table-cell table:number-columns-repeated="2" table:style-name="ce6"/>
          <table:table-cell table:style-name="ce15" office:value-type="float" office:value="17" calcext:value-type="float">
            <text:p>17</text:p>
          </table:table-cell>
          <table:table-cell table:number-columns-repeated="2" table:style-name="ce20" office:value-type="float" office:value="505" calcext:value-type="float">
            <text:p>505</text:p>
          </table:table-cell>
          <table:table-cell table:number-columns-repeated="12" table:style-name="ce125" office:value-type="float" office:value="505" calcext:value-type="float">
            <text:p>505</text:p>
          </table:table-cell>
          <table:table-cell table:style-name="ce20" office:value-type="float" office:value="108" calcext:value-type="float">
            <text:p>108</text:p>
          </table:table-cell>
          <table:table-cell table:style-name="ce70" office:value-type="float" office:value="505" calcext:value-type="float">
            <text:p>505</text:p>
          </table:table-cell>
          <table:table-cell table:style-name="ce74" office:value-type="float" office:value="505" calcext:value-type="float">
            <text:p>505</text:p>
          </table:table-cell>
          <table:table-cell table:style-name="ce78" office:value-type="float" office:value="505" calcext:value-type="float">
            <text:p>505</text:p>
          </table:table-cell>
          <table:table-cell table:style-name="ce82" office:value-type="float" office:value="505" calcext:value-type="float">
            <text:p>505</text:p>
          </table:table-cell>
          <table:table-cell table:style-name="ce86" office:value-type="float" office:value="505" calcext:value-type="float">
            <text:p>505</text:p>
          </table:table-cell>
          <table:table-cell table:style-name="ce89" office:value-type="float" office:value="505" calcext:value-type="float">
            <text:p>505</text:p>
          </table:table-cell>
          <table:table-cell table:style-name="ce92" office:value-type="float" office:value="505" calcext:value-type="float">
            <text:p>505</text:p>
          </table:table-cell>
          <table:table-cell table:style-name="ce95" office:value-type="float" office:value="505" calcext:value-type="float">
            <text:p>505</text:p>
          </table:table-cell>
          <table:table-cell table:style-name="ce98" office:value-type="float" office:value="505" calcext:value-type="float">
            <text:p>505</text:p>
          </table:table-cell>
          <table:table-cell table:style-name="ce101" office:value-type="float" office:value="505" calcext:value-type="float">
            <text:p>505</text:p>
          </table:table-cell>
          <table:table-cell table:style-name="ce105" office:value-type="float" office:value="505" calcext:value-type="float">
            <text:p>505</text:p>
          </table:table-cell>
          <table:table-cell table:style-name="ce107" office:value-type="float" office:value="505" calcext:value-type="float">
            <text:p>505</text:p>
          </table:table-cell>
          <table:table-cell table:style-name="ce108" office:value-type="float" office:value="505" calcext:value-type="float">
            <text:p>505</text:p>
          </table:table-cell>
          <table:table-cell table:style-name="ce109" office:value-type="float" office:value="505" calcext:value-type="float">
            <text:p>505</text:p>
          </table:table-cell>
          <table:table-cell table:style-name="ce108" office:value-type="float" office:value="505" calcext:value-type="float">
            <text:p>505</text:p>
          </table:table-cell>
          <table:table-cell table:style-name="ce109" office:value-type="float" office:value="505" calcext:value-type="float">
            <text:p>505</text:p>
          </table:table-cell>
          <table:table-cell table:style-name="ce108" office:value-type="float" office:value="505" calcext:value-type="float">
            <text:p>505</text:p>
          </table:table-cell>
          <table:table-cell table:style-name="ce109" office:value-type="float" office:value="505" calcext:value-type="float">
            <text:p>505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15" office:value-type="string" calcext:value-type="string">
            <text:p>Menor que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>
            <text:p>Cadena</text:p>
          </table:table-cell>
          <table:covered-table-cell table:style-name="ce6"/>
          <table:table-cell table:style-name="ce15" office:value-type="float" office:value="18" calcext:value-type="float">
            <text:p>18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number-columns-repeated="13" table:style-name="ce125" office:value-type="float" office:value="18" calcext:value-type="float">
            <text:p>18</text:p>
          </table:table-cell>
          <table:table-cell table:style-name="ce20" office:value-type="float" office:value="109" calcext:value-type="float">
            <text:p>109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number-columns-repeated="15" table:style-name="ce125" office:value-type="float" office:value="18" calcext:value-type="float">
            <text:p>18</text:p>
          </table:table-cell>
          <table:table-cell/>
          <table:table-cell table:style-name="ce15" office:value-type="float" office:value="119" calcext:value-type="float">
            <text:p>119</text:p>
          </table:table-cell>
          <table:table-cell table:style-name="ce15" office:value-type="string" calcext:value-type="string">
            <text:p>Menor igual que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4">
          <table:table-cell table:style-name="ce6" office:value-type="string" calcext:value-type="string">
            <text:p>Multiplicación</text:p>
          </table:table-cell>
          <table:table-cell table:style-name="ce23" office:value-type="string" calcext:value-type="string" table:number-columns-spanned="1" table:number-rows-spanned="4">
            <text:p>Operadores aritméticos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2" table:style-name="ce20" office:value-type="float" office:value="110" calcext:value-type="float">
            <text:p>110</text:p>
          </table:table-cell>
          <table:table-cell table:number-columns-repeated="31" table:style-name="ce125" office:value-type="float" office:value="110" calcext:value-type="float">
            <text:p>110</text:p>
          </table:table-cell>
          <table:table-cell/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Mayor que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>
            <text:p>Suma</text:p>
          </table:table-cell>
          <table:covered-table-cell table:style-name="ce9"/>
          <table:table-cell table:style-name="ce15" office:value-type="float" office:value="20" calcext:value-type="float">
            <text:p>20</text:p>
          </table:table-cell>
          <table:table-cell table:style-name="ce12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23" office:value-type="float" office:value="112" calcext:value-type="float">
            <text:p>112</text:p>
          </table:table-cell>
          <table:table-cell table:style-name="ce125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 table:style-name="ce20" office:value-type="float" office:value="112" calcext:value-type="float">
            <text:p>112</text:p>
          </table:table-cell>
          <table:table-cell table:style-name="ce143" office:value-type="float" office:value="112" calcext:value-type="float">
            <text:p>112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15" office:value-type="string" calcext:value-type="string">
            <text:p>Mayor igual que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>
            <text:p>Resta</text:p>
          </table:table-cell>
          <table:covered-table-cell table:style-name="ce9"/>
          <table:table-cell table:style-name="ce15" office:value-type="float" office:value="21" calcext:value-type="float">
            <text:p>21</text:p>
          </table:table-cell>
          <table:table-cell table:style-name="ce12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5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 table:style-name="ce20" office:value-type="float" office:value="113" calcext:value-type="float">
            <text:p>113</text:p>
          </table:table-cell>
          <table:table-cell table:style-name="ce144" office:value-type="float" office:value="113" calcext:value-type="float">
            <text:p>113</text:p>
          </table:table-cell>
          <table:table-cell/>
          <table:table-cell table:style-name="ce15" office:value-type="float" office:value="122" calcext:value-type="float">
            <text:p>122</text:p>
          </table:table-cell>
          <table:table-cell table:style-name="ce15" office:value-type="string" calcext:value-type="string">
            <text:p>Igual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6" office:value-type="string" calcext:value-type="string">
            <text:p>Módulo</text:p>
          </table:table-cell>
          <table:covered-table-cell table:style-name="ce10"/>
          <table:table-cell table:style-name="ce15" office:value-type="float" office:value="22" calcext:value-type="float">
            <text:p>22</text:p>
          </table:table-cell>
          <table:table-cell table:number-columns-repeated="2" table:style-name="ce20" office:value-type="float" office:value="114" calcext:value-type="float">
            <text:p>114</text:p>
          </table:table-cell>
          <table:table-cell table:number-columns-repeated="2" table:style-name="ce125" office:value-type="float" office:value="114" calcext:value-type="float">
            <text:p>114</text:p>
          </table:table-cell>
          <table:table-cell table:number-columns-repeated="29" table:style-name="ce20" office:value-type="float" office:value="114" calcext:value-type="float">
            <text:p>114</text:p>
          </table:table-cell>
          <table:table-cell/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Desigual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4">
          <table:table-cell table:style-name="ce22" office:value-type="string" calcext:value-type="string" table:number-columns-spanned="1" table:number-rows-spanned="2">
            <text:p>OR</text:p>
          </table:table-cell>
          <table:table-cell table:style-name="ce23" office:value-type="string" calcext:value-type="string" table:number-columns-spanned="1" table:number-rows-spanned="5">
            <text:p>Operadores lógicos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2" table:style-name="ce20" office:value-type="float" office:value="506" calcext:value-type="float">
            <text:p>506</text:p>
          </table:table-cell>
          <table:table-cell table:number-columns-repeated="15" table:style-name="ce125" office:value-type="float" office:value="506" calcext:value-type="float">
            <text:p>506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506" calcext:value-type="float">
            <text:p>506</text:p>
          </table:table-cell>
          <table:table-cell table:number-columns-repeated="13" table:style-name="ce125" office:value-type="float" office:value="506" calcext:value-type="float">
            <text:p>506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5" office:value-type="string" calcext:value-type="string">
            <text:p>Asignación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covered-table-cell table:style-name="ce22"/>
          <table:covered-table-cell table:style-name="ce23"/>
          <table:table-cell table:style-name="ce15" office:value-type="float" office:value="24" calcext:value-type="float">
            <text:p>24</text:p>
          </table:table-cell>
          <table:table-cell table:number-columns-repeated="31" table:style-name="ce125" office:value-type="float" office:value="115" calcext:value-type="float">
            <text:p>115</text:p>
          </table:table-cell>
          <table:table-cell table:number-columns-repeated="2" table:style-name="ce20" office:value-type="float" office:value="115" calcext:value-type="float">
            <text:p>115</text:p>
          </table:table-cell>
          <table:table-cell/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Punto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 table:number-columns-spanned="1" table:number-rows-spanned="2">
            <text:p>AND</text:p>
          </table:table-cell>
          <table:covered-table-cell table:style-name="ce23"/>
          <table:table-cell table:style-name="ce15" office:value-type="float" office:value="25" calcext:value-type="float">
            <text:p>25</text:p>
          </table:table-cell>
          <table:table-cell table:number-columns-repeated="2" table:style-name="ce20" office:value-type="float" office:value="507" calcext:value-type="float">
            <text:p>507</text:p>
          </table:table-cell>
          <table:table-cell table:number-columns-repeated="15" table:style-name="ce125" office:value-type="float" office:value="507" calcext:value-type="float">
            <text:p>507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507" calcext:value-type="float">
            <text:p>507</text:p>
          </table:table-cell>
          <table:table-cell table:number-columns-repeated="13" table:style-name="ce125" office:value-type="float" office:value="507" calcext:value-type="float">
            <text:p>507</text:p>
          </table:table-cell>
          <table:table-cell/>
          <table:table-cell table:style-name="ce15" office:value-type="float" office:value="126" calcext:value-type="float">
            <text:p>126</text:p>
          </table:table-cell>
          <table:table-cell table:style-name="ce15" office:value-type="string" calcext:value-type="string">
            <text:p>Coma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covered-table-cell table:style-name="ce22"/>
          <table:covered-table-cell table:style-name="ce23"/>
          <table:table-cell table:style-name="ce15" office:value-type="float" office:value="26" calcext:value-type="float">
            <text:p>2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 table:style-name="ce131" office:value-type="float" office:value="116" calcext:value-type="float">
            <text:p>116</text:p>
          </table:table-cell>
          <table:table-cell table:style-name="ce126" office:value-type="float" office:value="116" calcext:value-type="float">
            <text:p>116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5" office:value-type="string" calcext:value-type="string">
            <text:p>Dos puntos</text:p>
          </table:table-cell>
          <table:table-cell table:style-name="ce15" office:value-type="string" calcext:value-type="string">
            <text:p>Contiguo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NOT</text:p>
          </table:table-cell>
          <table:covered-table-cell table:style-name="ce23"/>
          <table:table-cell table:style-name="ce15" office:value-type="float" office:value="27" calcext:value-type="float">
            <text:p>27</text:p>
          </table:table-cell>
          <table:table-cell table:style-name="ce126" office:value-type="float" office:value="117" calcext:value-type="float">
            <text:p>117</text:p>
          </table:table-cell>
          <table:table-cell table:style-name="ce132" office:value-type="float" office:value="117" calcext:value-type="float">
            <text:p>117</text:p>
          </table:table-cell>
          <table:table-cell table:style-name="ce126" office:value-type="float" office:value="117" calcext:value-type="float">
            <text:p>117</text:p>
          </table:table-cell>
          <table:table-cell table:style-name="ce131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47" office:value-type="float" office:value="117" calcext:value-type="float">
            <text:p>117</text:p>
          </table:table-cell>
          <table:table-cell table:style-name="ce145" office:value-type="float" office:value="117" calcext:value-type="float">
            <text:p>117</text:p>
          </table:table-cell>
          <table:table-cell table:style-name="ce131" office:value-type="float" office:value="117" calcext:value-type="float">
            <text:p>117</text:p>
          </table:table-cell>
          <table:table-cell table:style-name="ce126" office:value-type="float" office:value="117" calcext:value-type="float">
            <text:p>117</text:p>
          </table:table-cell>
          <table:table-cell table:style-name="ce131" office:value-type="float" office:value="117" calcext:value-type="float">
            <text:p>117</text:p>
          </table:table-cell>
          <table:table-cell table:style-name="ce126" office:value-type="float" office:value="117" calcext:value-type="float">
            <text:p>117</text:p>
          </table:table-cell>
          <table:table-cell table:style-name="ce131" office:value-type="float" office:value="117" calcext:value-type="float">
            <text:p>117</text:p>
          </table:table-cell>
          <table:table-cell table:style-name="ce20" office:value-type="float" office:value="33" calcext:value-type="float">
            <text:p>33</text:p>
          </table:table-cell>
          <table:table-cell table:style-name="ce99" office:value-type="float" office:value="117" calcext:value-type="float">
            <text:p>117</text:p>
          </table:table-cell>
          <table:table-cell table:style-name="ce102" office:value-type="float" office:value="117" calcext:value-type="float">
            <text:p>117</text:p>
          </table:table-cell>
          <table:table-cell table:style-name="ce99" office:value-type="float" office:value="117" calcext:value-type="float">
            <text:p>117</text:p>
          </table:table-cell>
          <table:table-cell table:style-name="ce102" office:value-type="float" office:value="117" calcext:value-type="float">
            <text:p>117</text:p>
          </table:table-cell>
          <table:table-cell table:style-name="ce99" office:value-type="float" office:value="117" calcext:value-type="float">
            <text:p>117</text:p>
          </table:table-cell>
          <table:table-cell table:style-name="ce102" office:value-type="float" office:value="117" calcext:value-type="float">
            <text:p>117</text:p>
          </table:table-cell>
          <table:table-cell table:style-name="ce99" office:value-type="float" office:value="117" calcext:value-type="float">
            <text:p>117</text:p>
          </table:table-cell>
          <table:table-cell table:style-name="ce102" office:value-type="float" office:value="117" calcext:value-type="float">
            <text:p>117</text:p>
          </table:table-cell>
          <table:table-cell table:style-name="ce99" office:value-type="float" office:value="117" calcext:value-type="float">
            <text:p>117</text:p>
          </table:table-cell>
          <table:table-cell table:style-name="ce102" office:value-type="float" office:value="117" calcext:value-type="float">
            <text:p>117</text:p>
          </table:table-cell>
          <table:table-cell/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Punto y coma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4">
          <table:table-cell table:style-name="ce22" office:value-type="string" calcext:value-type="string">
            <text:p>Menor que</text:p>
          </table:table-cell>
          <table:table-cell table:style-name="ce23" office:value-type="string" calcext:value-type="string" table:number-columns-spanned="1" table:number-rows-spanned="6">
            <text:p>Operadores relacionales</text:p>
          </table:table-cell>
          <table:table-cell table:style-name="ce15" office:value-type="float" office:value="28" calcext:value-type="float">
            <text:p>28</text:p>
          </table:table-cell>
          <table:table-cell table:style-name="ce126" office:value-type="float" office:value="118" calcext:value-type="float">
            <text:p>118</text:p>
          </table:table-cell>
          <table:table-cell table:style-name="ce132" office:value-type="float" office:value="118" calcext:value-type="float">
            <text:p>118</text:p>
          </table:table-cell>
          <table:table-cell table:style-name="ce126" office:value-type="float" office:value="118" calcext:value-type="float">
            <text:p>118</text:p>
          </table:table-cell>
          <table:table-cell table:style-name="ce131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7" office:value-type="float" office:value="118" calcext:value-type="float">
            <text:p>118</text:p>
          </table:table-cell>
          <table:table-cell table:style-name="ce145" office:value-type="float" office:value="118" calcext:value-type="float">
            <text:p>118</text:p>
          </table:table-cell>
          <table:table-cell table:style-name="ce131" office:value-type="float" office:value="118" calcext:value-type="float">
            <text:p>118</text:p>
          </table:table-cell>
          <table:table-cell table:style-name="ce126" office:value-type="float" office:value="118" calcext:value-type="float">
            <text:p>118</text:p>
          </table:table-cell>
          <table:table-cell table:style-name="ce131" office:value-type="float" office:value="118" calcext:value-type="float">
            <text:p>118</text:p>
          </table:table-cell>
          <table:table-cell table:style-name="ce126" office:value-type="float" office:value="118" calcext:value-type="float">
            <text:p>118</text:p>
          </table:table-cell>
          <table:table-cell table:style-name="ce131" office:value-type="float" office:value="118" calcext:value-type="float">
            <text:p>118</text:p>
          </table:table-cell>
          <table:table-cell table:style-name="ce20" office:value-type="float" office:value="29" calcext:value-type="float">
            <text:p>29</text:p>
          </table:table-cell>
          <table:table-cell table:style-name="ce99" office:value-type="float" office:value="118" calcext:value-type="float">
            <text:p>118</text:p>
          </table:table-cell>
          <table:table-cell table:style-name="ce102" office:value-type="float" office:value="118" calcext:value-type="float">
            <text:p>118</text:p>
          </table:table-cell>
          <table:table-cell table:style-name="ce99" office:value-type="float" office:value="118" calcext:value-type="float">
            <text:p>118</text:p>
          </table:table-cell>
          <table:table-cell table:style-name="ce102" office:value-type="float" office:value="118" calcext:value-type="float">
            <text:p>118</text:p>
          </table:table-cell>
          <table:table-cell table:style-name="ce99" office:value-type="float" office:value="118" calcext:value-type="float">
            <text:p>118</text:p>
          </table:table-cell>
          <table:table-cell table:style-name="ce102" office:value-type="float" office:value="118" calcext:value-type="float">
            <text:p>118</text:p>
          </table:table-cell>
          <table:table-cell table:style-name="ce99" office:value-type="float" office:value="118" calcext:value-type="float">
            <text:p>118</text:p>
          </table:table-cell>
          <table:table-cell table:style-name="ce102" office:value-type="float" office:value="118" calcext:value-type="float">
            <text:p>118</text:p>
          </table:table-cell>
          <table:table-cell table:style-name="ce99" office:value-type="float" office:value="118" calcext:value-type="float">
            <text:p>118</text:p>
          </table:table-cell>
          <table:table-cell table:style-name="ce102" office:value-type="float" office:value="118" calcext:value-type="float">
            <text:p>118</text:p>
          </table:table-cell>
          <table:table-cell/>
          <table:table-cell table:style-name="ce15" office:value-type="float" office:value="129" calcext:value-type="float">
            <text:p>129</text:p>
          </table:table-cell>
          <table:table-cell table:style-name="ce112" office:value-type="string" calcext:value-type="string">
            <text:p>Paréntesis izquierdo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Menor igual que</text:p>
          </table:table-cell>
          <table:covered-table-cell table:style-name="ce23"/>
          <table:table-cell table:style-name="ce15" office:value-type="float" office:value="29" calcext:value-type="float">
            <text:p>29</text:p>
          </table:table-cell>
          <table:table-cell table:style-name="ce126" office:value-type="float" office:value="119" calcext:value-type="float">
            <text:p>119</text:p>
          </table:table-cell>
          <table:table-cell table:style-name="ce132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style-name="ce131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47" office:value-type="float" office:value="119" calcext:value-type="float">
            <text:p>119</text:p>
          </table:table-cell>
          <table:table-cell table:style-name="ce145" office:value-type="float" office:value="119" calcext:value-type="float">
            <text:p>119</text:p>
          </table:table-cell>
          <table:table-cell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number-columns-repeated="2"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number-columns-repeated="2"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number-columns-repeated="2"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 table:number-columns-repeated="2" table:style-name="ce131" office:value-type="float" office:value="119" calcext:value-type="float">
            <text:p>119</text:p>
          </table:table-cell>
          <table:table-cell table:style-name="ce126" office:value-type="float" office:value="119" calcext:value-type="float">
            <text:p>119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112" office:value-type="string" calcext:value-type="string">
            <text:p>Paréntesis derecho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Mayor que</text:p>
          </table:table-cell>
          <table:covered-table-cell table:style-name="ce23"/>
          <table:table-cell table:style-name="ce15" office:value-type="float" office:value="30" calcext:value-type="float">
            <text:p>30</text:p>
          </table:table-cell>
          <table:table-cell table:style-name="ce126" office:value-type="float" office:value="120" calcext:value-type="float">
            <text:p>120</text:p>
          </table:table-cell>
          <table:table-cell table:style-name="ce132" office:value-type="float" office:value="120" calcext:value-type="float">
            <text:p>120</text:p>
          </table:table-cell>
          <table:table-cell table:style-name="ce126" office:value-type="float" office:value="120" calcext:value-type="float">
            <text:p>120</text:p>
          </table:table-cell>
          <table:table-cell table:style-name="ce131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5" office:value-type="float" office:value="120" calcext:value-type="float">
            <text:p>120</text:p>
          </table:table-cell>
          <table:table-cell table:style-name="ce131" office:value-type="float" office:value="120" calcext:value-type="float">
            <text:p>120</text:p>
          </table:table-cell>
          <table:table-cell table:style-name="ce126" office:value-type="float" office:value="120" calcext:value-type="float">
            <text:p>120</text:p>
          </table:table-cell>
          <table:table-cell table:style-name="ce131" office:value-type="float" office:value="120" calcext:value-type="float">
            <text:p>120</text:p>
          </table:table-cell>
          <table:table-cell table:style-name="ce126" office:value-type="float" office:value="120" calcext:value-type="float">
            <text:p>120</text:p>
          </table:table-cell>
          <table:table-cell table:style-name="ce131" office:value-type="float" office:value="120" calcext:value-type="float">
            <text:p>120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20" calcext:value-type="float">
            <text:p>120</text:p>
          </table:table-cell>
          <table:table-cell table:number-columns-repeated="8" table:style-name="ce125" office:value-type="float" office:value="120" calcext:value-type="float">
            <text:p>120</text:p>
          </table:table-cell>
          <table:table-cell/>
          <table:table-cell table:style-name="ce15" office:value-type="float" office:value="131" calcext:value-type="float">
            <text:p>131</text:p>
          </table:table-cell>
          <table:table-cell table:style-name="ce112" office:value-type="string" calcext:value-type="string">
            <text:p>Llave izquierda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Mayor igual que</text:p>
          </table:table-cell>
          <table:covered-table-cell table:style-name="ce23"/>
          <table:table-cell table:style-name="ce15" office:value-type="float" office:value="31" calcext:value-type="float">
            <text:p>31</text:p>
          </table:table-cell>
          <table:table-cell table:style-name="ce126" office:value-type="float" office:value="121" calcext:value-type="float">
            <text:p>121</text:p>
          </table:table-cell>
          <table:table-cell table:style-name="ce132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style-name="ce131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47" office:value-type="float" office:value="121" calcext:value-type="float">
            <text:p>121</text:p>
          </table:table-cell>
          <table:table-cell table:style-name="ce145" office:value-type="float" office:value="121" calcext:value-type="float">
            <text:p>121</text:p>
          </table:table-cell>
          <table:table-cell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number-columns-repeated="2"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number-columns-repeated="2"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number-columns-repeated="2"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 table:number-columns-repeated="2" table:style-name="ce131" office:value-type="float" office:value="121" calcext:value-type="float">
            <text:p>121</text:p>
          </table:table-cell>
          <table:table-cell table:style-name="ce126" office:value-type="float" office:value="121" calcext:value-type="float">
            <text:p>121</text:p>
          </table:table-cell>
          <table:table-cell/>
          <table:table-cell table:style-name="ce15" office:value-type="float" office:value="132" calcext:value-type="float">
            <text:p>132</text:p>
          </table:table-cell>
          <table:table-cell table:style-name="ce112" office:value-type="string" calcext:value-type="string">
            <text:p>Llave derecha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Igual</text:p>
          </table:table-cell>
          <table:covered-table-cell table:style-name="ce23"/>
          <table:table-cell table:style-name="ce15" office:value-type="float" office:value="32" calcext:value-type="float">
            <text:p>32</text:p>
          </table:table-cell>
          <table:table-cell table:style-name="ce126" office:value-type="float" office:value="122" calcext:value-type="float">
            <text:p>122</text:p>
          </table:table-cell>
          <table:table-cell table:style-name="ce132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style-name="ce131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7" office:value-type="float" office:value="122" calcext:value-type="float">
            <text:p>122</text:p>
          </table:table-cell>
          <table:table-cell table:style-name="ce145" office:value-type="float" office:value="122" calcext:value-type="float">
            <text:p>122</text:p>
          </table:table-cell>
          <table:table-cell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number-columns-repeated="2"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number-columns-repeated="2"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number-columns-repeated="2"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number-columns-repeated="2" table:style-name="ce131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112" office:value-type="string" calcext:value-type="string">
            <text:p>Corchete izquierdo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 table:style-name="ce22" office:value-type="string" calcext:value-type="string">
            <text:p>Desigual</text:p>
          </table:table-cell>
          <table:covered-table-cell table:style-name="ce23"/>
          <table:table-cell table:style-name="ce15" office:value-type="float" office:value="33" calcext:value-type="float">
            <text:p>33</text:p>
          </table:table-cell>
          <table:table-cell table:style-name="ce126" office:value-type="float" office:value="123" calcext:value-type="float">
            <text:p>123</text:p>
          </table:table-cell>
          <table:table-cell table:style-name="ce132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style-name="ce131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47" office:value-type="float" office:value="123" calcext:value-type="float">
            <text:p>123</text:p>
          </table:table-cell>
          <table:table-cell table:style-name="ce145" office:value-type="float" office:value="123" calcext:value-type="float">
            <text:p>123</text:p>
          </table:table-cell>
          <table:table-cell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number-columns-repeated="2"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number-columns-repeated="2"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number-columns-repeated="2"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 table:number-columns-repeated="2" table:style-name="ce131" office:value-type="float" office:value="123" calcext:value-type="float">
            <text:p>123</text:p>
          </table:table-cell>
          <table:table-cell table:style-name="ce126" office:value-type="float" office:value="123" calcext:value-type="float">
            <text:p>123</text:p>
          </table:table-cell>
          <table:table-cell/>
          <table:table-cell table:style-name="ce15" office:value-type="float" office:value="134" calcext:value-type="float">
            <text:p>134</text:p>
          </table:table-cell>
          <table:table-cell table:style-name="ce112" office:value-type="string" calcext:value-type="string">
            <text:p>Corchete derecho</text:p>
          </table:table-cell>
          <table:table-cell table:style-name="ce15" office:value-type="string" calcext:value-type="string">
            <text:p>Final</text:p>
          </table:table-cell>
          <table:table-cell table:number-columns-repeated="984"/>
        </table:table-row>
        <table:table-row table:style-name="ro2">
          <table:table-cell/>
          <table:table-cell table:style-name="ce11" office:value-type="string" calcext:value-type="string">
            <text:p>Asignación</text:p>
          </table:table-cell>
          <table:table-cell table:style-name="ce15" office:value-type="float" office:value="34" calcext:value-type="float">
            <text:p>34</text:p>
          </table:table-cell>
          <table:table-cell table:style-name="ce20" office:value-type="float" office:value="124" calcext:value-type="float">
            <text:p>124</text:p>
          </table:table-cell>
          <table:table-cell table:style-name="ce133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39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48" office:value-type="float" office:value="124" calcext:value-type="float">
            <text:p>124</text:p>
          </table:table-cell>
          <table:table-cell table:style-name="ce20" office:value-type="float" office:value="124" calcext:value-type="float">
            <text:p>124</text:p>
          </table:table-cell>
          <table:table-cell table:style-name="ce139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39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39" office:value-type="float" office:value="124" calcext:value-type="float">
            <text:p>12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24" calcext:value-type="float">
            <text:p>124</text:p>
          </table:table-cell>
          <table:table-cell table:style-name="ce103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03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03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03" office:value-type="float" office:value="124" calcext:value-type="float">
            <text:p>124</text:p>
          </table:table-cell>
          <table:table-cell table:style-name="ce125" office:value-type="float" office:value="124" calcext:value-type="float">
            <text:p>124</text:p>
          </table:table-cell>
          <table:table-cell table:style-name="ce103" office:value-type="float" office:value="124" calcext:value-type="float">
            <text:p>124</text:p>
          </table:table-cell>
          <table:table-cell table:number-columns-repeated="988"/>
        </table:table-row>
        <table:table-row table:style-name="ro4">
          <table:table-cell table:style-name="ce22" office:value-type="string" calcext:value-type="string">
            <text:p>Punto</text:p>
          </table:table-cell>
          <table:table-cell table:style-name="ce23" office:value-type="string" calcext:value-type="string" table:number-columns-spanned="1" table:number-rows-spanned="2">
            <text:p>Signos de puntuación</text:p>
          </table:table-cell>
          <table:table-cell table:style-name="ce15" office:value-type="float" office:value="35" calcext:value-type="float">
            <text:p>35</text:p>
          </table:table-cell>
          <table:table-cell table:style-name="ce20" office:value-type="float" office:value="125" calcext:value-type="float">
            <text:p>125</text:p>
          </table:table-cell>
          <table:table-cell table:style-name="ce32" office:value-type="float" office:value="125" calcext:value-type="float">
            <text:p>125</text:p>
          </table:table-cell>
          <table:table-cell table:number-columns-repeated="2" table:style-name="ce125" office:value-type="float" office:value="125" calcext:value-type="float">
            <text:p>125</text:p>
          </table:table-cell>
          <table:table-cell table:number-columns-repeated="3" table:style-name="ce20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style-name="ce45" office:value-type="float" office:value="125" calcext:value-type="float">
            <text:p>125</text:p>
          </table:table-cell>
          <table:table-cell table:style-name="ce125" office:value-type="float" office:value="125" calcext:value-type="float">
            <text:p>125</text:p>
          </table:table-cell>
          <table:table-cell table:number-columns-repeated="988"/>
        </table:table-row>
        <table:table-row table:style-name="ro2">
          <table:table-cell table:style-name="ce22" office:value-type="string" calcext:value-type="string">
            <text:p>Dos puntos</text:p>
          </table:table-cell>
          <table:covered-table-cell table:style-name="ce10"/>
          <table:table-cell table:style-name="ce15" office:value-type="float" office:value="36" calcext:value-type="float">
            <text:p>36</text:p>
          </table:table-cell>
          <table:table-cell table:style-name="ce20" office:value-type="float" office:value="127" calcext:value-type="float">
            <text:p>127</text:p>
          </table:table-cell>
          <table:table-cell table:style-name="ce32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style-name="ce37" office:value-type="float" office:value="127" calcext:value-type="float">
            <text:p>127</text:p>
          </table:table-cell>
          <table:table-cell table:style-name="ce125" office:value-type="float" office:value="127" calcext:value-type="float">
            <text:p>127</text:p>
          </table:table-cell>
          <table:table-cell table:number-columns-repeated="988"/>
        </table:table-row>
        <table:table-row table:style-name="ro1">
          <table:table-cell/>
          <table:table-cell table:style-name="ce12" table:number-columns-spanned="1" table:number-rows-spanned="2"/>
          <table:table-cell table:style-name="ce15"/>
          <table:table-cell table:style-name="ce127"/>
          <table:table-cell table:style-name="ce33"/>
          <table:table-cell table:style-name="ce127" table:number-columns-repeated="15"/>
          <table:table-cell table:style-name="ce187"/>
          <table:table-cell table:style-name="ce127" table:number-columns-repeated="15"/>
          <table:table-cell table:number-columns-repeated="988"/>
        </table:table-row>
        <table:table-row table:style-name="ro1">
          <table:table-cell/>
          <table:covered-table-cell table:style-name="ce13"/>
          <table:table-cell table:style-name="ce15"/>
          <table:table-cell table:style-name="ce127"/>
          <table:table-cell table:style-name="ce33"/>
          <table:table-cell table:style-name="ce127" table:number-columns-repeated="15"/>
          <table:table-cell table:style-name="ce187"/>
          <table:table-cell table:style-name="ce127" table:number-columns-repeated="15"/>
          <table:table-cell table:number-columns-repeated="988"/>
        </table:table-row>
        <table:table-row table:style-name="ro1">
          <table:table-cell/>
          <table:table-cell table:style-name="ce14"/>
          <table:table-cell table:style-name="ce15"/>
          <table:table-cell table:style-name="ce127"/>
          <table:table-cell table:style-name="ce33"/>
          <table:table-cell table:style-name="ce127" table:number-columns-repeated="15"/>
          <table:table-cell table:style-name="ce187"/>
          <table:table-cell table:style-name="ce127" table:number-columns-repeated="15"/>
          <table:table-cell table:number-columns-repeated="988"/>
        </table:table-row>
        <table:table-row table:style-name="ro1" table:number-rows-repeated="3">
          <table:table-cell table:number-columns-repeated="2"/>
          <table:table-cell table:style-name="ce15"/>
          <table:table-cell table:style-name="ce27"/>
          <table:table-cell table:style-name="ce34"/>
          <table:table-cell table:style-name="ce27" table:number-columns-repeated="31"/>
          <table:table-cell table:number-columns-repeated="988"/>
        </table:table-row>
        <table:table-row table:style-name="ro1">
          <table:table-cell table:number-columns-repeated="2"/>
          <table:table-cell table:style-name="ce15"/>
          <table:table-cell table:style-name="ce27" table:number-columns-repeated="33"/>
          <table:table-cell table:number-columns-repeated="98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D5:Hoja1.AJ9 Hoja1.I4:Hoja1.AJ4 Hoja1.D46:Hoja1.AJ46 Hoja1.U21:Hoja1.U21 Hoja1.D19:Hoja1.T19 Hoja1.D16:Hoja1.F16 Hoja1.N16:Hoja1.O16 Hoja1.J16:Hoja1.K17 Hoja1.S21:Hoja1.T21 Hoja1.E28:Hoja1.E28 Hoja1.R20:Hoja1.R20 Hoja1.D11:Hoja1.AJ12 Hoja1.D10:Hoja1.E10 Hoja1.L10:Hoja1.N10 Hoja1.D14:Hoja1.AJ14 Hoja1.D13:Hoja1.E13 Hoja1.J13:Hoja1.L13 Hoja1.Q13:Hoja1.Q13 Hoja1.D15:Hoja1.J15 Hoja1.D18:Hoja1.E18 Hoja1.J18:Hoja1.J18 Hoja1.D20:Hoja1.D22 Hoja1.D37:Hoja1.D45 Hoja1.H23:Hoja1.T25 Hoja1.H30:Hoja1.T37 Hoja1.X23:Hoja1.AJ25 Hoja1.U23:Hoja1.W26 Hoja1.E20:Hoja1.E26 Hoja1.D25:Hoja1.D26 Hoja1.AI27:Hoja1.AJ27 Hoja1.D28:Hoja1.D28 Hoja1.F40:Hoja1.AJ45 Hoja1.U28:Hoja1.W28 Hoja1.Z33:Hoja1.AB33 Hoja1.Z30:Hoja1.Z31 Hoja1.Z37:Hoja1.AA37 Hoja1.H38:Hoja1.J38">
            <calcext:condition calcext:apply-style-name="ConditionalStyle_3" calcext:value="&gt;500" calcext:base-cell-address="Hoja1.D4"/>
            <calcext:condition calcext:apply-style-name="ConditionalStyle_2" calcext:value="&gt;100" calcext:base-cell-address="Hoja1.D4"/>
          </calcext:conditional-format>
          <calcext:conditional-format calcext:target-range-address="Hoja1.E28:Hoja1.E28 Hoja1.F40:Hoja1.G42 Hoja1.I4:Hoja1.AJ4 Hoja1.U40:Hoja1.W42 Hoja1.L5:Hoja1.L14 Hoja1.H30:Hoja1.T37 Hoja1.J11:Hoja1.K14 Hoja1.D4:Hoja1.E16 Hoja1.J16:Hoja1.K17 Hoja1.N16:Hoja1.O16 Hoja1.F19:Hoja1.Q19 Hoja1.S19:Hoja1.T19 Hoja1.R19:Hoja1.R20 Hoja1.U40:Hoja1.U42 Hoja1.H5:Hoja1.K9 Hoja1.F4:Hoja1.G9 Hoja1.F14:Hoja1.F16 Hoja1.O5:Hoja1.AJ9 Hoja1.Q11:Hoja1.AJ12 Hoja1.F11:Hoja1.I12 Hoja1.G14:Hoja1.I15 Hoja1.M5:Hoja1.N12 Hoja1.M14:Hoja1.AJ14 Hoja1.O11:Hoja1.P12 Hoja1.Q13:Hoja1.Q13 Hoja1.J15:Hoja1.J15 Hoja1.J18:Hoja1.J18 Hoja1.S21:Hoja1.U21 Hoja1.D18:Hoja1.D22 Hoja1.D37:Hoja1.D42 Hoja1.H23:Hoja1.T25 Hoja1.X23:Hoja1.AJ25 Hoja1.X40:Hoja1.AJ42 Hoja1.E18:Hoja1.E26 Hoja1.U23:Hoja1.W26 Hoja1.D25:Hoja1.D26 Hoja1.AI27:Hoja1.AJ27 Hoja1.D28:Hoja1.D28 Hoja1.U28:Hoja1.W28 Hoja1.Z33:Hoja1.AB33 Hoja1.Z30:Hoja1.Z31 Hoja1.Z37:Hoja1.AA37 Hoja1.H40:Hoja1.T42 Hoja1.H38:Hoja1.J38">
            <calcext:condition calcext:apply-style-name="ConditionalStyle_1" calcext:value="&lt;100" calcext:base-cell-address="Hoja1.D4"/>
          </calcext:conditional-format>
          <calcext:conditional-format calcext:target-range-address="Hoja1.D5:Hoja1.AJ9 Hoja1.I4:Hoja1.AJ4 Hoja1.D46:Hoja1.AJ46 Hoja1.U21:Hoja1.U21 Hoja1.D19:Hoja1.T19 Hoja1.D16:Hoja1.F16 Hoja1.N16:Hoja1.O16 Hoja1.J16:Hoja1.K17 Hoja1.S21:Hoja1.T21 Hoja1.E28:Hoja1.E28 Hoja1.R20:Hoja1.R20 Hoja1.D11:Hoja1.AJ12 Hoja1.D10:Hoja1.E10 Hoja1.L10:Hoja1.N10 Hoja1.D14:Hoja1.AJ14 Hoja1.D13:Hoja1.E13 Hoja1.J13:Hoja1.L13 Hoja1.Q13:Hoja1.Q13 Hoja1.D15:Hoja1.J15 Hoja1.D18:Hoja1.E18 Hoja1.J18:Hoja1.J18 Hoja1.D20:Hoja1.D22 Hoja1.D37:Hoja1.D45 Hoja1.H23:Hoja1.T25 Hoja1.H30:Hoja1.T37 Hoja1.X23:Hoja1.AJ25 Hoja1.U23:Hoja1.W26 Hoja1.E20:Hoja1.E26 Hoja1.D25:Hoja1.D26 Hoja1.AI27:Hoja1.AJ27 Hoja1.D28:Hoja1.D28 Hoja1.F40:Hoja1.AJ45 Hoja1.U28:Hoja1.W28 Hoja1.Z33:Hoja1.AB33 Hoja1.Z30:Hoja1.Z31 Hoja1.Z37:Hoja1.AA37 Hoja1.H38:Hoja1.J3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5:Hoja1.AJ9 Hoja1.I4:Hoja1.AJ4 Hoja1.D46:Hoja1.AJ46 Hoja1.U21:Hoja1.U21 Hoja1.D19:Hoja1.T19 Hoja1.D16:Hoja1.F16 Hoja1.N16:Hoja1.O16 Hoja1.J16:Hoja1.K17 Hoja1.S21:Hoja1.T21 Hoja1.E28:Hoja1.E28 Hoja1.R20:Hoja1.R20 Hoja1.D11:Hoja1.AJ12 Hoja1.D10:Hoja1.E10 Hoja1.L10:Hoja1.N10 Hoja1.D14:Hoja1.AJ14 Hoja1.D13:Hoja1.E13 Hoja1.J13:Hoja1.L13 Hoja1.Q13:Hoja1.Q13 Hoja1.D15:Hoja1.J15 Hoja1.D18:Hoja1.E18 Hoja1.J18:Hoja1.J18 Hoja1.D20:Hoja1.D22 Hoja1.D37:Hoja1.D45 Hoja1.H23:Hoja1.T25 Hoja1.H30:Hoja1.T37 Hoja1.X23:Hoja1.AJ25 Hoja1.U23:Hoja1.W26 Hoja1.E20:Hoja1.E26 Hoja1.D25:Hoja1.D26 Hoja1.AI27:Hoja1.AJ27 Hoja1.D28:Hoja1.D28 Hoja1.F40:Hoja1.AJ45 Hoja1.U28:Hoja1.W28 Hoja1.Z33:Hoja1.AB33 Hoja1.Z30:Hoja1.Z31 Hoja1.Z37:Hoja1.AA37 Hoja1.H38:Hoja1.J3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I4:Hoja1.AJ4 Hoja1.AD3:Hoja1.AI3 Hoja1.D5:Hoja1.E16 Hoja1.D19:Hoja1.AJ19 Hoja1.J10:Hoja1.J17 Hoja1.M17:Hoja1.M17 Hoja1.AC17:Hoja1.AC17 Hoja1.O17:Hoja1.O17 Hoja1.Q17:Hoja1.Q17 Hoja1.S17:Hoja1.S17 Hoja1.U17:Hoja1.U17 Hoja1.W17:Hoja1.W17 Hoja1.Y17:Hoja1.Y17 Hoja1.AA17:Hoja1.AA17 Hoja1.M16:Hoja1.O16 Hoja1.AE17:Hoja1.AE17 Hoja1.AG17:Hoja1.AG17 Hoja1.AI17:Hoja1.AI17 Hoja1.D20:Hoja1.R22 Hoja1.S21:Hoja1.AJ22 Hoja1.F5:Hoja1.K9 Hoja1.F10:Hoja1.I16 Hoja1.L5:Hoja1.AJ12 Hoja1.L14:Hoja1.AJ14 Hoja1.L13:Hoja1.Q13 Hoja1.K10:Hoja1.K14 Hoja1.K16:Hoja1.K17 Hoja1.D18:Hoja1.J18 Hoja1.E23:Hoja1.E24 Hoja1.E28:Hoja1.E28 Hoja1.G23:Hoja1.G28 Hoja1.I23:Hoja1.I28 Hoja1.K23:Hoja1.K28 Hoja1.M23:Hoja1.M28 Hoja1.O23:Hoja1.O28 Hoja1.Q23:Hoja1.Q28 Hoja1.S23:Hoja1.S28 Hoja1.U23:Hoja1.U25 Hoja1.W23:Hoja1.W25 Hoja1.Y23:Hoja1.Y28 Hoja1.AA23:Hoja1.AA28 Hoja1.AC23:Hoja1.AC28 Hoja1.AE23:Hoja1.AE28 Hoja1.AG23:Hoja1.AG28 Hoja1.AI23:Hoja1.AI26 Hoja1.D25:Hoja1.F27 Hoja1.H25:Hoja1.H28 Hoja1.J25:Hoja1.J28 Hoja1.L25:Hoja1.L28 Hoja1.N25:Hoja1.N28 Hoja1.P25:Hoja1.P28 Hoja1.R25:Hoja1.R28 Hoja1.T25:Hoja1.T28 Hoja1.V25:Hoja1.V25 Hoja1.X25:Hoja1.X28 Hoja1.Z25:Hoja1.Z28 Hoja1.AB25:Hoja1.AB28 Hoja1.AD25:Hoja1.AD28 Hoja1.AF25:Hoja1.AF28 Hoja1.AH25:Hoja1.AH28 Hoja1.AJ25:Hoja1.AJ26 Hoja1.U26:Hoja1.W27 Hoja1.AI27:Hoja1.AJ28 Hoja1.U28:Hoja1.W28 Hoja1.F28:Hoja1.F28 Hoja1.D28:Hoja1.D28 Hoja1.D37:Hoja1.D39 Hoja1.F37:Hoja1.F37 Hoja1.H37:Hoja1.H37 Hoja1.J37:Hoja1.J37 Hoja1.L37:Hoja1.L39 Hoja1.N37:Hoja1.N39 Hoja1.P37:Hoja1.P39 Hoja1.R37:Hoja1.R39 Hoja1.T37:Hoja1.T39 Hoja1.V37:Hoja1.V39 Hoja1.X37:Hoja1.X39 Hoja1.Z33:Hoja1.AJ33 Hoja1.Z30:Hoja1.Z31 Hoja1.Z37:Hoja1.AA37 Hoja1.AC37:Hoja1.AC37 Hoja1.AE37:Hoja1.AE37 Hoja1.AG37:Hoja1.AG37 Hoja1.AI37:Hoja1.AI37 Hoja1.F38:Hoja1.J39 Hoja1.Z38:Hoja1.Z39 Hoja1.AB38:Hoja1.AB39 Hoja1.AD38:Hoja1.AD39 Hoja1.AF38:Hoja1.AF39 Hoja1.AH38:Hoja1.AH39 Hoja1.AJ38:Hoja1.AJ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3" calcext:value="&gt;500" calcext:base-cell-address="Hoja1.D3"/>
            <calcext:condition calcext:apply-style-name="ConditionalStyle_2" calcext:value="&gt;100" calcext:base-cell-address="Hoja1.D3"/>
          </calcext:conditional-format>
          <calcext:conditional-format calcext:target-range-address="Hoja1.I4:Hoja1.AJ4 Hoja1.D5:Hoja1.E16 Hoja1.D19:Hoja1.AJ19 Hoja1.J10:Hoja1.J17 Hoja1.M17:Hoja1.M17 Hoja1.AC17:Hoja1.AC17 Hoja1.O17:Hoja1.O17 Hoja1.Q17:Hoja1.Q17 Hoja1.S17:Hoja1.S17 Hoja1.U17:Hoja1.U17 Hoja1.W17:Hoja1.W17 Hoja1.Y17:Hoja1.Y17 Hoja1.AA17:Hoja1.AA17 Hoja1.M16:Hoja1.O16 Hoja1.AE17:Hoja1.AE17 Hoja1.AG17:Hoja1.AG17 Hoja1.AI17:Hoja1.AI17 Hoja1.D20:Hoja1.R22 Hoja1.S21:Hoja1.AJ22 Hoja1.F5:Hoja1.K9 Hoja1.F10:Hoja1.I16 Hoja1.L5:Hoja1.AJ12 Hoja1.L14:Hoja1.AJ14 Hoja1.L13:Hoja1.Q13 Hoja1.K10:Hoja1.K14 Hoja1.K16:Hoja1.K17 Hoja1.D18:Hoja1.J18 Hoja1.E23:Hoja1.E24 Hoja1.E28:Hoja1.E28 Hoja1.G23:Hoja1.G28 Hoja1.I23:Hoja1.I28 Hoja1.K23:Hoja1.K28 Hoja1.M23:Hoja1.M28 Hoja1.O23:Hoja1.O28 Hoja1.Q23:Hoja1.Q28 Hoja1.S23:Hoja1.S28 Hoja1.U23:Hoja1.U25 Hoja1.W23:Hoja1.W25 Hoja1.Y23:Hoja1.Y28 Hoja1.AA23:Hoja1.AA28 Hoja1.AC23:Hoja1.AC28 Hoja1.AE23:Hoja1.AE28 Hoja1.AG23:Hoja1.AG28 Hoja1.AI23:Hoja1.AI26 Hoja1.D25:Hoja1.F27 Hoja1.H25:Hoja1.H28 Hoja1.J25:Hoja1.J28 Hoja1.L25:Hoja1.L28 Hoja1.N25:Hoja1.N28 Hoja1.P25:Hoja1.P28 Hoja1.R25:Hoja1.R28 Hoja1.T25:Hoja1.T28 Hoja1.V25:Hoja1.V25 Hoja1.X25:Hoja1.X28 Hoja1.Z25:Hoja1.Z28 Hoja1.AB25:Hoja1.AB28 Hoja1.AD25:Hoja1.AD28 Hoja1.AF25:Hoja1.AF28 Hoja1.AH25:Hoja1.AH28 Hoja1.AJ25:Hoja1.AJ26 Hoja1.U26:Hoja1.W27 Hoja1.AI27:Hoja1.AJ28 Hoja1.U28:Hoja1.W28 Hoja1.F28:Hoja1.F28 Hoja1.D28:Hoja1.D28 Hoja1.D37:Hoja1.D39 Hoja1.F37:Hoja1.F37 Hoja1.H37:Hoja1.H37 Hoja1.J37:Hoja1.J37 Hoja1.L37:Hoja1.L39 Hoja1.N37:Hoja1.N39 Hoja1.P37:Hoja1.P39 Hoja1.R37:Hoja1.R39 Hoja1.T37:Hoja1.T39 Hoja1.V37:Hoja1.V39 Hoja1.X37:Hoja1.X39 Hoja1.Z33:Hoja1.AJ33 Hoja1.Z30:Hoja1.Z31 Hoja1.Z37:Hoja1.AA37 Hoja1.AC37:Hoja1.AC37 Hoja1.AE37:Hoja1.AE37 Hoja1.AG37:Hoja1.AG37 Hoja1.AI37:Hoja1.AI37 Hoja1.F38:Hoja1.J39 Hoja1.Z38:Hoja1.Z39 Hoja1.AB38:Hoja1.AB39 Hoja1.AD38:Hoja1.AD39 Hoja1.AF38:Hoja1.AF39 Hoja1.AH38:Hoja1.AH39 Hoja1.AJ38:Hoja1.AJ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1" calcext:value="&lt;100" calcext:base-cell-address="Hoja1.D4"/>
          </calcext:conditional-format>
          <calcext:conditional-format calcext:target-range-address="Hoja1.I4:Hoja1.AJ4 Hoja1.D5:Hoja1.E16 Hoja1.D19:Hoja1.AJ19 Hoja1.J10:Hoja1.J17 Hoja1.M17:Hoja1.M17 Hoja1.AC17:Hoja1.AC17 Hoja1.O17:Hoja1.O17 Hoja1.Q17:Hoja1.Q17 Hoja1.S17:Hoja1.S17 Hoja1.U17:Hoja1.U17 Hoja1.W17:Hoja1.W17 Hoja1.Y17:Hoja1.Y17 Hoja1.AA17:Hoja1.AA17 Hoja1.M16:Hoja1.O16 Hoja1.AE17:Hoja1.AE17 Hoja1.AG17:Hoja1.AG17 Hoja1.AI17:Hoja1.AI17 Hoja1.D20:Hoja1.R22 Hoja1.S21:Hoja1.AJ22 Hoja1.F5:Hoja1.K9 Hoja1.F10:Hoja1.I16 Hoja1.L5:Hoja1.AJ12 Hoja1.L14:Hoja1.AJ14 Hoja1.L13:Hoja1.Q13 Hoja1.K10:Hoja1.K14 Hoja1.K16:Hoja1.K17 Hoja1.D18:Hoja1.J18 Hoja1.E23:Hoja1.E24 Hoja1.E28:Hoja1.E28 Hoja1.G23:Hoja1.G28 Hoja1.I23:Hoja1.I28 Hoja1.K23:Hoja1.K28 Hoja1.M23:Hoja1.M28 Hoja1.O23:Hoja1.O28 Hoja1.Q23:Hoja1.Q28 Hoja1.S23:Hoja1.S28 Hoja1.U23:Hoja1.U25 Hoja1.W23:Hoja1.W25 Hoja1.Y23:Hoja1.Y28 Hoja1.AA23:Hoja1.AA28 Hoja1.AC23:Hoja1.AC28 Hoja1.AE23:Hoja1.AE28 Hoja1.AG23:Hoja1.AG28 Hoja1.AI23:Hoja1.AI26 Hoja1.D25:Hoja1.F27 Hoja1.H25:Hoja1.H28 Hoja1.J25:Hoja1.J28 Hoja1.L25:Hoja1.L28 Hoja1.N25:Hoja1.N28 Hoja1.P25:Hoja1.P28 Hoja1.R25:Hoja1.R28 Hoja1.T25:Hoja1.T28 Hoja1.V25:Hoja1.V25 Hoja1.X25:Hoja1.X28 Hoja1.Z25:Hoja1.Z28 Hoja1.AB25:Hoja1.AB28 Hoja1.AD25:Hoja1.AD28 Hoja1.AF25:Hoja1.AF28 Hoja1.AH25:Hoja1.AH28 Hoja1.AJ25:Hoja1.AJ26 Hoja1.U26:Hoja1.W27 Hoja1.AI27:Hoja1.AJ28 Hoja1.U28:Hoja1.W28 Hoja1.F28:Hoja1.F28 Hoja1.D28:Hoja1.D28 Hoja1.D37:Hoja1.D39 Hoja1.F37:Hoja1.F37 Hoja1.H37:Hoja1.H37 Hoja1.J37:Hoja1.J37 Hoja1.L37:Hoja1.L39 Hoja1.N37:Hoja1.N39 Hoja1.P37:Hoja1.P39 Hoja1.R37:Hoja1.R39 Hoja1.T37:Hoja1.T39 Hoja1.V37:Hoja1.V39 Hoja1.X37:Hoja1.X39 Hoja1.Z33:Hoja1.AJ33 Hoja1.Z30:Hoja1.Z31 Hoja1.Z37:Hoja1.AA37 Hoja1.AC37:Hoja1.AC37 Hoja1.AE37:Hoja1.AE37 Hoja1.AG37:Hoja1.AG37 Hoja1.AI37:Hoja1.AI37 Hoja1.F38:Hoja1.J39 Hoja1.Z38:Hoja1.Z39 Hoja1.AB38:Hoja1.AB39 Hoja1.AD38:Hoja1.AD39 Hoja1.AF38:Hoja1.AF39 Hoja1.AH38:Hoja1.AH39 Hoja1.AJ38:Hoja1.AJ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I4:Hoja1.AJ4 Hoja1.D5:Hoja1.E16 Hoja1.D19:Hoja1.AJ19 Hoja1.J10:Hoja1.J17 Hoja1.M17:Hoja1.M17 Hoja1.AC17:Hoja1.AC17 Hoja1.O17:Hoja1.O17 Hoja1.Q17:Hoja1.Q17 Hoja1.S17:Hoja1.S17 Hoja1.U17:Hoja1.U17 Hoja1.W17:Hoja1.W17 Hoja1.Y17:Hoja1.Y17 Hoja1.AA17:Hoja1.AA17 Hoja1.M16:Hoja1.O16 Hoja1.AE17:Hoja1.AE17 Hoja1.AG17:Hoja1.AG17 Hoja1.AI17:Hoja1.AI17 Hoja1.D20:Hoja1.R22 Hoja1.S21:Hoja1.AJ22 Hoja1.F5:Hoja1.K9 Hoja1.F10:Hoja1.I16 Hoja1.L5:Hoja1.AJ12 Hoja1.L14:Hoja1.AJ14 Hoja1.L13:Hoja1.Q13 Hoja1.K10:Hoja1.K14 Hoja1.K16:Hoja1.K17 Hoja1.D18:Hoja1.J18 Hoja1.E23:Hoja1.E24 Hoja1.E28:Hoja1.E28 Hoja1.G23:Hoja1.G28 Hoja1.I23:Hoja1.I28 Hoja1.K23:Hoja1.K28 Hoja1.M23:Hoja1.M28 Hoja1.O23:Hoja1.O28 Hoja1.Q23:Hoja1.Q28 Hoja1.S23:Hoja1.S28 Hoja1.U23:Hoja1.U25 Hoja1.W23:Hoja1.W25 Hoja1.Y23:Hoja1.Y28 Hoja1.AA23:Hoja1.AA28 Hoja1.AC23:Hoja1.AC28 Hoja1.AE23:Hoja1.AE28 Hoja1.AG23:Hoja1.AG28 Hoja1.AI23:Hoja1.AI26 Hoja1.D25:Hoja1.F27 Hoja1.H25:Hoja1.H28 Hoja1.J25:Hoja1.J28 Hoja1.L25:Hoja1.L28 Hoja1.N25:Hoja1.N28 Hoja1.P25:Hoja1.P28 Hoja1.R25:Hoja1.R28 Hoja1.T25:Hoja1.T28 Hoja1.V25:Hoja1.V25 Hoja1.X25:Hoja1.X28 Hoja1.Z25:Hoja1.Z28 Hoja1.AB25:Hoja1.AB28 Hoja1.AD25:Hoja1.AD28 Hoja1.AF25:Hoja1.AF28 Hoja1.AH25:Hoja1.AH28 Hoja1.AJ25:Hoja1.AJ26 Hoja1.U26:Hoja1.W27 Hoja1.AI27:Hoja1.AJ28 Hoja1.U28:Hoja1.W28 Hoja1.F28:Hoja1.F28 Hoja1.D28:Hoja1.D28 Hoja1.D37:Hoja1.D39 Hoja1.F37:Hoja1.F37 Hoja1.H37:Hoja1.H37 Hoja1.J37:Hoja1.J37 Hoja1.L37:Hoja1.L39 Hoja1.N37:Hoja1.N39 Hoja1.P37:Hoja1.P39 Hoja1.R37:Hoja1.R39 Hoja1.T37:Hoja1.T39 Hoja1.V37:Hoja1.V39 Hoja1.X37:Hoja1.X39 Hoja1.Z33:Hoja1.AJ33 Hoja1.Z30:Hoja1.Z31 Hoja1.Z37:Hoja1.AA37 Hoja1.AC37:Hoja1.AC37 Hoja1.AE37:Hoja1.AE37 Hoja1.AG37:Hoja1.AG37 Hoja1.AI37:Hoja1.AI37 Hoja1.F38:Hoja1.J39 Hoja1.Z38:Hoja1.Z39 Hoja1.AB38:Hoja1.AB39 Hoja1.AD38:Hoja1.AD39 Hoja1.AF38:Hoja1.AF39 Hoja1.AH38:Hoja1.AH39 Hoja1.AJ38:Hoja1.AJ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I4:Hoja1.AJ4 Hoja1.AB3:Hoja1.AI3 Hoja1.D5:Hoja1.E16 Hoja1.D19:Hoja1.AJ19 Hoja1.J10:Hoja1.J17 Hoja1.M17:Hoja1.M17 Hoja1.AC17:Hoja1.AC17 Hoja1.O17:Hoja1.O17 Hoja1.Q17:Hoja1.Q17 Hoja1.S17:Hoja1.S17 Hoja1.U17:Hoja1.U17 Hoja1.W17:Hoja1.W17 Hoja1.Y17:Hoja1.Y17 Hoja1.AA17:Hoja1.AA17 Hoja1.M16:Hoja1.O16 Hoja1.AE17:Hoja1.AE17 Hoja1.AG17:Hoja1.AG17 Hoja1.AI17:Hoja1.AI17 Hoja1.D20:Hoja1.R22 Hoja1.S21:Hoja1.AJ22 Hoja1.F5:Hoja1.K9 Hoja1.F10:Hoja1.I16 Hoja1.L5:Hoja1.AJ12 Hoja1.L14:Hoja1.AJ14 Hoja1.L13:Hoja1.Q13 Hoja1.K10:Hoja1.K14 Hoja1.K16:Hoja1.K17 Hoja1.D18:Hoja1.J18 Hoja1.E23:Hoja1.E24 Hoja1.E28:Hoja1.E28 Hoja1.G23:Hoja1.G28 Hoja1.I23:Hoja1.I28 Hoja1.K23:Hoja1.K28 Hoja1.M23:Hoja1.M28 Hoja1.O23:Hoja1.O28 Hoja1.Q23:Hoja1.Q28 Hoja1.S23:Hoja1.S28 Hoja1.U23:Hoja1.U25 Hoja1.W23:Hoja1.W25 Hoja1.Y23:Hoja1.Y28 Hoja1.AA23:Hoja1.AA28 Hoja1.AC23:Hoja1.AC28 Hoja1.AE23:Hoja1.AE28 Hoja1.AG23:Hoja1.AG28 Hoja1.AI23:Hoja1.AI26 Hoja1.D25:Hoja1.F27 Hoja1.H25:Hoja1.H28 Hoja1.J25:Hoja1.J28 Hoja1.L25:Hoja1.L28 Hoja1.N25:Hoja1.N28 Hoja1.P25:Hoja1.P28 Hoja1.R25:Hoja1.R28 Hoja1.T25:Hoja1.T28 Hoja1.V25:Hoja1.V25 Hoja1.X25:Hoja1.X28 Hoja1.Z25:Hoja1.Z28 Hoja1.AB25:Hoja1.AB28 Hoja1.AD25:Hoja1.AD28 Hoja1.AF25:Hoja1.AF28 Hoja1.AH25:Hoja1.AH28 Hoja1.AJ25:Hoja1.AJ26 Hoja1.U26:Hoja1.W27 Hoja1.AI27:Hoja1.AJ28 Hoja1.U28:Hoja1.W28 Hoja1.F28:Hoja1.F28 Hoja1.D28:Hoja1.D28 Hoja1.D37:Hoja1.D39 Hoja1.F37:Hoja1.F37 Hoja1.H37:Hoja1.H37 Hoja1.J37:Hoja1.J37 Hoja1.L37:Hoja1.L39 Hoja1.N37:Hoja1.N39 Hoja1.P37:Hoja1.P39 Hoja1.R37:Hoja1.R39 Hoja1.T37:Hoja1.T39 Hoja1.V37:Hoja1.V39 Hoja1.X37:Hoja1.X39 Hoja1.Z33:Hoja1.AJ33 Hoja1.Z30:Hoja1.Z31 Hoja1.Z37:Hoja1.AA37 Hoja1.AC37:Hoja1.AC37 Hoja1.AE37:Hoja1.AE37 Hoja1.AG37:Hoja1.AG37 Hoja1.AI37:Hoja1.AI37 Hoja1.F38:Hoja1.J39 Hoja1.Z38:Hoja1.Z39 Hoja1.AB38:Hoja1.AB39 Hoja1.AD38:Hoja1.AD39 Hoja1.AF38:Hoja1.AF39 Hoja1.AH38:Hoja1.AH39 Hoja1.AJ38:Hoja1.AJ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Neutral" calcext:value="&lt;100" calcext:base-cell-address="Hoja1.D3"/>
            <calcext:condition calcext:apply-style-name="Good" calcext:value="&lt;500" calcext:base-cell-address="Hoja1.D3"/>
            <calcext:condition calcext:apply-style-name="Error" calcext:value="&gt;=500" calcext:base-cell-address="Hoja1.D3"/>
          </calcext:conditional-format>
          <calcext:conditional-format calcext:target-range-address="Hoja1.D4:Hoja1.G4">
            <calcext:condition calcext:apply-style-name="ConditionalStyle_1" calcext:value="&lt;100" calcext:base-cell-address="Hoja1.D4"/>
          </calcext:conditional-format>
          <calcext:conditional-format calcext:target-range-address="Hoja1.D4:Hoja1.H4">
            <calcext:condition calcext:apply-style-name="ConditionalStyle_3" calcext:value="&gt;500" calcext:base-cell-address="Hoja1.D4"/>
            <calcext:condition calcext:apply-style-name="ConditionalStyle_2" calcext:value="&gt;100" calcext:base-cell-address="Hoja1.D4"/>
          </calcext:conditional-format>
          <calcext:conditional-format calcext:target-range-address="Hoja1.D4:Hoja1.H4">
            <calcext:condition calcext:apply-style-name="ConditionalStyle_1" calcext:value="&lt;100" calcext:base-cell-address="Hoja1.D4"/>
          </calcext:conditional-format>
          <calcext:conditional-format calcext:target-range-address="Hoja1.D4:Hoja1.H4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4:Hoja1.H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4:Hoja1.H4">
            <calcext:condition calcext:apply-style-name="ConditionalStyle_3" calcext:value="&gt;500" calcext:base-cell-address="Hoja1.D4"/>
            <calcext:condition calcext:apply-style-name="ConditionalStyle_2" calcext:value="&gt;100" calcext:base-cell-address="Hoja1.D4"/>
          </calcext:conditional-format>
          <calcext:conditional-format calcext:target-range-address="Hoja1.D4:Hoja1.H4">
            <calcext:condition calcext:apply-style-name="ConditionalStyle_1" calcext:value="&lt;100" calcext:base-cell-address="Hoja1.D4"/>
          </calcext:conditional-format>
          <calcext:conditional-format calcext:target-range-address="Hoja1.D4:Hoja1.H4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4:Hoja1.H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4:Hoja1.H4">
            <calcext:condition calcext:apply-style-name="Neutral" calcext:value="&lt;100" calcext:base-cell-address="Hoja1.D4"/>
            <calcext:condition calcext:apply-style-name="Good" calcext:value="&lt;500" calcext:base-cell-address="Hoja1.D4"/>
            <calcext:condition calcext:apply-style-name="Error" calcext:value="&gt;=500" calcext:base-cell-address="Hoja1.D4"/>
          </calcext:conditional-format>
          <calcext:conditional-format calcext:target-range-address="Hoja1.D3:Hoja1.D3">
            <calcext:condition calcext:apply-style-name="ConditionalStyle_1" calcext:value="&lt;100" calcext:base-cell-address="Hoja1.D3"/>
          </calcext:conditional-format>
          <calcext:conditional-format calcext:target-range-address="Hoja1.D3:Hoja1.D3">
            <calcext:condition calcext:apply-style-name="ConditionalStyle_1" calcext:value="&lt;100" calcext:base-cell-address="Hoja1.D3"/>
          </calcext:conditional-format>
          <calcext:conditional-format calcext:target-range-address="Hoja1.D3:Hoja1.D3">
            <calcext:condition calcext:apply-style-name="ConditionalStyle_3" calcext:value="&gt;500" calcext:base-cell-address="Hoja1.D3"/>
            <calcext:condition calcext:apply-style-name="ConditionalStyle_2" calcext:value="&gt;100" calcext:base-cell-address="Hoja1.D3"/>
          </calcext:conditional-format>
          <calcext:conditional-format calcext:target-range-address="Hoja1.D3:Hoja1.D3">
            <calcext:condition calcext:apply-style-name="ConditionalStyle_1" calcext:value="&lt;100" calcext:base-cell-address="Hoja1.D3"/>
          </calcext:conditional-format>
          <calcext:conditional-format calcext:target-range-address="Hoja1.D3:Hoja1.D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3:Hoja1.D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3:Hoja1.D3">
            <calcext:condition calcext:apply-style-name="ConditionalStyle_3" calcext:value="&gt;500" calcext:base-cell-address="Hoja1.D3"/>
            <calcext:condition calcext:apply-style-name="ConditionalStyle_2" calcext:value="&gt;100" calcext:base-cell-address="Hoja1.D3"/>
          </calcext:conditional-format>
          <calcext:conditional-format calcext:target-range-address="Hoja1.D3:Hoja1.D3">
            <calcext:condition calcext:apply-style-name="ConditionalStyle_1" calcext:value="&lt;100" calcext:base-cell-address="Hoja1.D3"/>
          </calcext:conditional-format>
          <calcext:conditional-format calcext:target-range-address="Hoja1.D3:Hoja1.D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3:Hoja1.D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3:Hoja1.D3">
            <calcext:condition calcext:apply-style-name="Neutral" calcext:value="&lt;100" calcext:base-cell-address="Hoja1.D3"/>
            <calcext:condition calcext:apply-style-name="Good" calcext:value="&lt;500" calcext:base-cell-address="Hoja1.D3"/>
            <calcext:condition calcext:apply-style-name="Error" calcext:value="&gt;=500" calcext:base-cell-address="Hoja1.D3"/>
          </calcext:conditional-format>
          <calcext:conditional-format calcext:target-range-address="Hoja1.E3:Hoja1.E3">
            <calcext:condition calcext:apply-style-name="ConditionalStyle_1" calcext:value="&lt;100" calcext:base-cell-address="Hoja1.E3"/>
          </calcext:conditional-format>
          <calcext:conditional-format calcext:target-range-address="Hoja1.E3:Hoja1.E3">
            <calcext:condition calcext:apply-style-name="ConditionalStyle_1" calcext:value="&lt;100" calcext:base-cell-address="Hoja1.E3"/>
          </calcext:conditional-format>
          <calcext:conditional-format calcext:target-range-address="Hoja1.E3:Hoja1.E3">
            <calcext:condition calcext:apply-style-name="ConditionalStyle_3" calcext:value="&gt;500" calcext:base-cell-address="Hoja1.E3"/>
            <calcext:condition calcext:apply-style-name="ConditionalStyle_2" calcext:value="&gt;100" calcext:base-cell-address="Hoja1.E3"/>
          </calcext:conditional-format>
          <calcext:conditional-format calcext:target-range-address="Hoja1.E3:Hoja1.E3">
            <calcext:condition calcext:apply-style-name="ConditionalStyle_1" calcext:value="&lt;100" calcext:base-cell-address="Hoja1.E3"/>
          </calcext:conditional-format>
          <calcext:conditional-format calcext:target-range-address="Hoja1.E3:Hoja1.E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:Hoja1.E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:Hoja1.E3">
            <calcext:condition calcext:apply-style-name="ConditionalStyle_3" calcext:value="&gt;500" calcext:base-cell-address="Hoja1.E3"/>
            <calcext:condition calcext:apply-style-name="ConditionalStyle_2" calcext:value="&gt;100" calcext:base-cell-address="Hoja1.E3"/>
          </calcext:conditional-format>
          <calcext:conditional-format calcext:target-range-address="Hoja1.E3:Hoja1.E3">
            <calcext:condition calcext:apply-style-name="ConditionalStyle_1" calcext:value="&lt;100" calcext:base-cell-address="Hoja1.E3"/>
          </calcext:conditional-format>
          <calcext:conditional-format calcext:target-range-address="Hoja1.E3:Hoja1.E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:Hoja1.E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:Hoja1.E3">
            <calcext:condition calcext:apply-style-name="Neutral" calcext:value="&lt;100" calcext:base-cell-address="Hoja1.E3"/>
            <calcext:condition calcext:apply-style-name="Good" calcext:value="&lt;500" calcext:base-cell-address="Hoja1.E3"/>
            <calcext:condition calcext:apply-style-name="Error" calcext:value="&gt;=500" calcext:base-cell-address="Hoja1.E3"/>
          </calcext:conditional-format>
          <calcext:conditional-format calcext:target-range-address="Hoja1.F3:Hoja1.F3">
            <calcext:condition calcext:apply-style-name="ConditionalStyle_1" calcext:value="&lt;100" calcext:base-cell-address="Hoja1.F3"/>
          </calcext:conditional-format>
          <calcext:conditional-format calcext:target-range-address="Hoja1.F3:Hoja1.F3">
            <calcext:condition calcext:apply-style-name="ConditionalStyle_1" calcext:value="&lt;100" calcext:base-cell-address="Hoja1.F3"/>
          </calcext:conditional-format>
          <calcext:conditional-format calcext:target-range-address="Hoja1.F3:Hoja1.F3">
            <calcext:condition calcext:apply-style-name="ConditionalStyle_3" calcext:value="&gt;500" calcext:base-cell-address="Hoja1.F3"/>
            <calcext:condition calcext:apply-style-name="ConditionalStyle_2" calcext:value="&gt;100" calcext:base-cell-address="Hoja1.F3"/>
          </calcext:conditional-format>
          <calcext:conditional-format calcext:target-range-address="Hoja1.F3:Hoja1.F3">
            <calcext:condition calcext:apply-style-name="ConditionalStyle_1" calcext:value="&lt;100" calcext:base-cell-address="Hoja1.F3"/>
          </calcext:conditional-format>
          <calcext:conditional-format calcext:target-range-address="Hoja1.F3:Hoja1.F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F3:Hoja1.F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F3:Hoja1.F3">
            <calcext:condition calcext:apply-style-name="ConditionalStyle_3" calcext:value="&gt;500" calcext:base-cell-address="Hoja1.F3"/>
            <calcext:condition calcext:apply-style-name="ConditionalStyle_2" calcext:value="&gt;100" calcext:base-cell-address="Hoja1.F3"/>
          </calcext:conditional-format>
          <calcext:conditional-format calcext:target-range-address="Hoja1.F3:Hoja1.F3">
            <calcext:condition calcext:apply-style-name="ConditionalStyle_1" calcext:value="&lt;100" calcext:base-cell-address="Hoja1.F3"/>
          </calcext:conditional-format>
          <calcext:conditional-format calcext:target-range-address="Hoja1.F3:Hoja1.F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F3:Hoja1.F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F3:Hoja1.F3">
            <calcext:condition calcext:apply-style-name="Neutral" calcext:value="&lt;100" calcext:base-cell-address="Hoja1.F3"/>
            <calcext:condition calcext:apply-style-name="Good" calcext:value="&lt;500" calcext:base-cell-address="Hoja1.F3"/>
            <calcext:condition calcext:apply-style-name="Error" calcext:value="&gt;=500" calcext:base-cell-address="Hoja1.F3"/>
          </calcext:conditional-format>
          <calcext:conditional-format calcext:target-range-address="Hoja1.G3:Hoja1.G3">
            <calcext:condition calcext:apply-style-name="ConditionalStyle_1" calcext:value="&lt;100" calcext:base-cell-address="Hoja1.G3"/>
          </calcext:conditional-format>
          <calcext:conditional-format calcext:target-range-address="Hoja1.G3:Hoja1.G3">
            <calcext:condition calcext:apply-style-name="ConditionalStyle_1" calcext:value="&lt;100" calcext:base-cell-address="Hoja1.G3"/>
          </calcext:conditional-format>
          <calcext:conditional-format calcext:target-range-address="Hoja1.G3:Hoja1.G3">
            <calcext:condition calcext:apply-style-name="ConditionalStyle_3" calcext:value="&gt;500" calcext:base-cell-address="Hoja1.G3"/>
            <calcext:condition calcext:apply-style-name="ConditionalStyle_2" calcext:value="&gt;100" calcext:base-cell-address="Hoja1.G3"/>
          </calcext:conditional-format>
          <calcext:conditional-format calcext:target-range-address="Hoja1.G3:Hoja1.G3">
            <calcext:condition calcext:apply-style-name="ConditionalStyle_1" calcext:value="&lt;100" calcext:base-cell-address="Hoja1.G3"/>
          </calcext:conditional-format>
          <calcext:conditional-format calcext:target-range-address="Hoja1.G3:Hoja1.G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G3:Hoja1.G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G3:Hoja1.G3">
            <calcext:condition calcext:apply-style-name="ConditionalStyle_3" calcext:value="&gt;500" calcext:base-cell-address="Hoja1.G3"/>
            <calcext:condition calcext:apply-style-name="ConditionalStyle_2" calcext:value="&gt;100" calcext:base-cell-address="Hoja1.G3"/>
          </calcext:conditional-format>
          <calcext:conditional-format calcext:target-range-address="Hoja1.G3:Hoja1.G3">
            <calcext:condition calcext:apply-style-name="ConditionalStyle_1" calcext:value="&lt;100" calcext:base-cell-address="Hoja1.G3"/>
          </calcext:conditional-format>
          <calcext:conditional-format calcext:target-range-address="Hoja1.G3:Hoja1.G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G3:Hoja1.G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G3:Hoja1.G3">
            <calcext:condition calcext:apply-style-name="Neutral" calcext:value="&lt;100" calcext:base-cell-address="Hoja1.G3"/>
            <calcext:condition calcext:apply-style-name="Good" calcext:value="&lt;500" calcext:base-cell-address="Hoja1.G3"/>
            <calcext:condition calcext:apply-style-name="Error" calcext:value="&gt;=500" calcext:base-cell-address="Hoja1.G3"/>
          </calcext:conditional-format>
          <calcext:conditional-format calcext:target-range-address="Hoja1.H3:Hoja1.H3">
            <calcext:condition calcext:apply-style-name="ConditionalStyle_3" calcext:value="&gt;500" calcext:base-cell-address="Hoja1.H3"/>
            <calcext:condition calcext:apply-style-name="ConditionalStyle_2" calcext:value="&gt;100" calcext:base-cell-address="Hoja1.H3"/>
          </calcext:conditional-format>
          <calcext:conditional-format calcext:target-range-address="Hoja1.H3:Hoja1.H3">
            <calcext:condition calcext:apply-style-name="ConditionalStyle_1" calcext:value="&lt;100" calcext:base-cell-address="Hoja1.H3"/>
          </calcext:conditional-format>
          <calcext:conditional-format calcext:target-range-address="Hoja1.H3:Hoja1.H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H3:Hoja1.H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H3:Hoja1.H3">
            <calcext:condition calcext:apply-style-name="ConditionalStyle_3" calcext:value="&gt;500" calcext:base-cell-address="Hoja1.H3"/>
            <calcext:condition calcext:apply-style-name="ConditionalStyle_2" calcext:value="&gt;100" calcext:base-cell-address="Hoja1.H3"/>
          </calcext:conditional-format>
          <calcext:conditional-format calcext:target-range-address="Hoja1.H3:Hoja1.H3">
            <calcext:condition calcext:apply-style-name="ConditionalStyle_1" calcext:value="&lt;100" calcext:base-cell-address="Hoja1.H3"/>
          </calcext:conditional-format>
          <calcext:conditional-format calcext:target-range-address="Hoja1.H3:Hoja1.H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H3:Hoja1.H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H3:Hoja1.H3">
            <calcext:condition calcext:apply-style-name="Neutral" calcext:value="&lt;100" calcext:base-cell-address="Hoja1.H3"/>
            <calcext:condition calcext:apply-style-name="Good" calcext:value="&lt;500" calcext:base-cell-address="Hoja1.H3"/>
            <calcext:condition calcext:apply-style-name="Error" calcext:value="&gt;=500" calcext:base-cell-address="Hoja1.H3"/>
          </calcext:conditional-format>
          <calcext:conditional-format calcext:target-range-address="Hoja1.I3:Hoja1.I3">
            <calcext:condition calcext:apply-style-name="ConditionalStyle_3" calcext:value="&gt;500" calcext:base-cell-address="Hoja1.I3"/>
            <calcext:condition calcext:apply-style-name="ConditionalStyle_2" calcext:value="&gt;100" calcext:base-cell-address="Hoja1.I3"/>
          </calcext:conditional-format>
          <calcext:conditional-format calcext:target-range-address="Hoja1.I3:Hoja1.I3">
            <calcext:condition calcext:apply-style-name="ConditionalStyle_1" calcext:value="&lt;100" calcext:base-cell-address="Hoja1.I3"/>
          </calcext:conditional-format>
          <calcext:conditional-format calcext:target-range-address="Hoja1.I3:Hoja1.I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I3:Hoja1.I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I3:Hoja1.I3">
            <calcext:condition calcext:apply-style-name="ConditionalStyle_3" calcext:value="&gt;500" calcext:base-cell-address="Hoja1.I3"/>
            <calcext:condition calcext:apply-style-name="ConditionalStyle_2" calcext:value="&gt;100" calcext:base-cell-address="Hoja1.I3"/>
          </calcext:conditional-format>
          <calcext:conditional-format calcext:target-range-address="Hoja1.I3:Hoja1.I3">
            <calcext:condition calcext:apply-style-name="ConditionalStyle_1" calcext:value="&lt;100" calcext:base-cell-address="Hoja1.I3"/>
          </calcext:conditional-format>
          <calcext:conditional-format calcext:target-range-address="Hoja1.I3:Hoja1.I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I3:Hoja1.I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I3:Hoja1.I3">
            <calcext:condition calcext:apply-style-name="Neutral" calcext:value="&lt;100" calcext:base-cell-address="Hoja1.I3"/>
            <calcext:condition calcext:apply-style-name="Good" calcext:value="&lt;500" calcext:base-cell-address="Hoja1.I3"/>
            <calcext:condition calcext:apply-style-name="Error" calcext:value="&gt;=500" calcext:base-cell-address="Hoja1.I3"/>
          </calcext:conditional-format>
          <calcext:conditional-format calcext:target-range-address="Hoja1.J3:Hoja1.J3">
            <calcext:condition calcext:apply-style-name="ConditionalStyle_3" calcext:value="&gt;500" calcext:base-cell-address="Hoja1.J3"/>
            <calcext:condition calcext:apply-style-name="ConditionalStyle_2" calcext:value="&gt;100" calcext:base-cell-address="Hoja1.J3"/>
          </calcext:conditional-format>
          <calcext:conditional-format calcext:target-range-address="Hoja1.J3:Hoja1.J3">
            <calcext:condition calcext:apply-style-name="ConditionalStyle_1" calcext:value="&lt;100" calcext:base-cell-address="Hoja1.J3"/>
          </calcext:conditional-format>
          <calcext:conditional-format calcext:target-range-address="Hoja1.J3:Hoja1.J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J3:Hoja1.J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J3:Hoja1.J3">
            <calcext:condition calcext:apply-style-name="ConditionalStyle_3" calcext:value="&gt;500" calcext:base-cell-address="Hoja1.J3"/>
            <calcext:condition calcext:apply-style-name="ConditionalStyle_2" calcext:value="&gt;100" calcext:base-cell-address="Hoja1.J3"/>
          </calcext:conditional-format>
          <calcext:conditional-format calcext:target-range-address="Hoja1.J3:Hoja1.J3">
            <calcext:condition calcext:apply-style-name="ConditionalStyle_1" calcext:value="&lt;100" calcext:base-cell-address="Hoja1.J3"/>
          </calcext:conditional-format>
          <calcext:conditional-format calcext:target-range-address="Hoja1.J3:Hoja1.J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J3:Hoja1.J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J3:Hoja1.J3">
            <calcext:condition calcext:apply-style-name="Neutral" calcext:value="&lt;100" calcext:base-cell-address="Hoja1.J3"/>
            <calcext:condition calcext:apply-style-name="Good" calcext:value="&lt;500" calcext:base-cell-address="Hoja1.J3"/>
            <calcext:condition calcext:apply-style-name="Error" calcext:value="&gt;=500" calcext:base-cell-address="Hoja1.J3"/>
          </calcext:conditional-format>
          <calcext:conditional-format calcext:target-range-address="Hoja1.L3:Hoja1.L3">
            <calcext:condition calcext:apply-style-name="ConditionalStyle_3" calcext:value="&gt;500" calcext:base-cell-address="Hoja1.L3"/>
            <calcext:condition calcext:apply-style-name="ConditionalStyle_2" calcext:value="&gt;100" calcext:base-cell-address="Hoja1.L3"/>
          </calcext:conditional-format>
          <calcext:conditional-format calcext:target-range-address="Hoja1.L3:Hoja1.L3">
            <calcext:condition calcext:apply-style-name="ConditionalStyle_1" calcext:value="&lt;100" calcext:base-cell-address="Hoja1.L3"/>
          </calcext:conditional-format>
          <calcext:conditional-format calcext:target-range-address="Hoja1.L3:Hoja1.L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3:Hoja1.L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3:Hoja1.L3">
            <calcext:condition calcext:apply-style-name="ConditionalStyle_3" calcext:value="&gt;500" calcext:base-cell-address="Hoja1.L3"/>
            <calcext:condition calcext:apply-style-name="ConditionalStyle_2" calcext:value="&gt;100" calcext:base-cell-address="Hoja1.L3"/>
          </calcext:conditional-format>
          <calcext:conditional-format calcext:target-range-address="Hoja1.L3:Hoja1.L3">
            <calcext:condition calcext:apply-style-name="ConditionalStyle_1" calcext:value="&lt;100" calcext:base-cell-address="Hoja1.L3"/>
          </calcext:conditional-format>
          <calcext:conditional-format calcext:target-range-address="Hoja1.L3:Hoja1.L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3:Hoja1.L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3:Hoja1.L3">
            <calcext:condition calcext:apply-style-name="Neutral" calcext:value="&lt;100" calcext:base-cell-address="Hoja1.L3"/>
            <calcext:condition calcext:apply-style-name="Good" calcext:value="&lt;500" calcext:base-cell-address="Hoja1.L3"/>
            <calcext:condition calcext:apply-style-name="Error" calcext:value="&gt;=500" calcext:base-cell-address="Hoja1.L3"/>
          </calcext:conditional-format>
          <calcext:conditional-format calcext:target-range-address="Hoja1.M3:Hoja1.M3">
            <calcext:condition calcext:apply-style-name="ConditionalStyle_3" calcext:value="&gt;500" calcext:base-cell-address="Hoja1.M3"/>
            <calcext:condition calcext:apply-style-name="ConditionalStyle_2" calcext:value="&gt;100" calcext:base-cell-address="Hoja1.M3"/>
          </calcext:conditional-format>
          <calcext:conditional-format calcext:target-range-address="Hoja1.M3:Hoja1.M3">
            <calcext:condition calcext:apply-style-name="ConditionalStyle_1" calcext:value="&lt;100" calcext:base-cell-address="Hoja1.M3"/>
          </calcext:conditional-format>
          <calcext:conditional-format calcext:target-range-address="Hoja1.M3:Hoja1.M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M3:Hoja1.M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M3:Hoja1.M3">
            <calcext:condition calcext:apply-style-name="ConditionalStyle_3" calcext:value="&gt;500" calcext:base-cell-address="Hoja1.M3"/>
            <calcext:condition calcext:apply-style-name="ConditionalStyle_2" calcext:value="&gt;100" calcext:base-cell-address="Hoja1.M3"/>
          </calcext:conditional-format>
          <calcext:conditional-format calcext:target-range-address="Hoja1.M3:Hoja1.M3">
            <calcext:condition calcext:apply-style-name="ConditionalStyle_1" calcext:value="&lt;100" calcext:base-cell-address="Hoja1.M3"/>
          </calcext:conditional-format>
          <calcext:conditional-format calcext:target-range-address="Hoja1.M3:Hoja1.M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M3:Hoja1.M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M3:Hoja1.M3">
            <calcext:condition calcext:apply-style-name="Neutral" calcext:value="&lt;100" calcext:base-cell-address="Hoja1.M3"/>
            <calcext:condition calcext:apply-style-name="Good" calcext:value="&lt;500" calcext:base-cell-address="Hoja1.M3"/>
            <calcext:condition calcext:apply-style-name="Error" calcext:value="&gt;=500" calcext:base-cell-address="Hoja1.M3"/>
          </calcext:conditional-format>
          <calcext:conditional-format calcext:target-range-address="Hoja1.N3:Hoja1.N3">
            <calcext:condition calcext:apply-style-name="ConditionalStyle_3" calcext:value="&gt;500" calcext:base-cell-address="Hoja1.N3"/>
            <calcext:condition calcext:apply-style-name="ConditionalStyle_2" calcext:value="&gt;100" calcext:base-cell-address="Hoja1.N3"/>
          </calcext:conditional-format>
          <calcext:conditional-format calcext:target-range-address="Hoja1.N3:Hoja1.N3">
            <calcext:condition calcext:apply-style-name="ConditionalStyle_1" calcext:value="&lt;100" calcext:base-cell-address="Hoja1.N3"/>
          </calcext:conditional-format>
          <calcext:conditional-format calcext:target-range-address="Hoja1.N3:Hoja1.N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N3:Hoja1.N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N3:Hoja1.N3">
            <calcext:condition calcext:apply-style-name="ConditionalStyle_3" calcext:value="&gt;500" calcext:base-cell-address="Hoja1.N3"/>
            <calcext:condition calcext:apply-style-name="ConditionalStyle_2" calcext:value="&gt;100" calcext:base-cell-address="Hoja1.N3"/>
          </calcext:conditional-format>
          <calcext:conditional-format calcext:target-range-address="Hoja1.N3:Hoja1.N3">
            <calcext:condition calcext:apply-style-name="ConditionalStyle_1" calcext:value="&lt;100" calcext:base-cell-address="Hoja1.N3"/>
          </calcext:conditional-format>
          <calcext:conditional-format calcext:target-range-address="Hoja1.N3:Hoja1.N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N3:Hoja1.N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N3:Hoja1.N3">
            <calcext:condition calcext:apply-style-name="Neutral" calcext:value="&lt;100" calcext:base-cell-address="Hoja1.N3"/>
            <calcext:condition calcext:apply-style-name="Good" calcext:value="&lt;500" calcext:base-cell-address="Hoja1.N3"/>
            <calcext:condition calcext:apply-style-name="Error" calcext:value="&gt;=500" calcext:base-cell-address="Hoja1.N3"/>
          </calcext:conditional-format>
          <calcext:conditional-format calcext:target-range-address="Hoja1.O3:Hoja1.O3">
            <calcext:condition calcext:apply-style-name="ConditionalStyle_3" calcext:value="&gt;500" calcext:base-cell-address="Hoja1.O3"/>
            <calcext:condition calcext:apply-style-name="ConditionalStyle_2" calcext:value="&gt;100" calcext:base-cell-address="Hoja1.O3"/>
          </calcext:conditional-format>
          <calcext:conditional-format calcext:target-range-address="Hoja1.O3:Hoja1.O3">
            <calcext:condition calcext:apply-style-name="ConditionalStyle_1" calcext:value="&lt;100" calcext:base-cell-address="Hoja1.O3"/>
          </calcext:conditional-format>
          <calcext:conditional-format calcext:target-range-address="Hoja1.O3:Hoja1.O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O3:Hoja1.O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O3:Hoja1.O3">
            <calcext:condition calcext:apply-style-name="ConditionalStyle_3" calcext:value="&gt;500" calcext:base-cell-address="Hoja1.O3"/>
            <calcext:condition calcext:apply-style-name="ConditionalStyle_2" calcext:value="&gt;100" calcext:base-cell-address="Hoja1.O3"/>
          </calcext:conditional-format>
          <calcext:conditional-format calcext:target-range-address="Hoja1.O3:Hoja1.O3">
            <calcext:condition calcext:apply-style-name="ConditionalStyle_1" calcext:value="&lt;100" calcext:base-cell-address="Hoja1.O3"/>
          </calcext:conditional-format>
          <calcext:conditional-format calcext:target-range-address="Hoja1.O3:Hoja1.O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O3:Hoja1.O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O3:Hoja1.O3">
            <calcext:condition calcext:apply-style-name="Neutral" calcext:value="&lt;100" calcext:base-cell-address="Hoja1.O3"/>
            <calcext:condition calcext:apply-style-name="Good" calcext:value="&lt;500" calcext:base-cell-address="Hoja1.O3"/>
            <calcext:condition calcext:apply-style-name="Error" calcext:value="&gt;=500" calcext:base-cell-address="Hoja1.O3"/>
          </calcext:conditional-format>
          <calcext:conditional-format calcext:target-range-address="Hoja1.P3:Hoja1.P3">
            <calcext:condition calcext:apply-style-name="ConditionalStyle_3" calcext:value="&gt;500" calcext:base-cell-address="Hoja1.P3"/>
            <calcext:condition calcext:apply-style-name="ConditionalStyle_2" calcext:value="&gt;100" calcext:base-cell-address="Hoja1.P3"/>
          </calcext:conditional-format>
          <calcext:conditional-format calcext:target-range-address="Hoja1.P3:Hoja1.P3">
            <calcext:condition calcext:apply-style-name="ConditionalStyle_1" calcext:value="&lt;100" calcext:base-cell-address="Hoja1.P3"/>
          </calcext:conditional-format>
          <calcext:conditional-format calcext:target-range-address="Hoja1.P3:Hoja1.P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P3:Hoja1.P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P3:Hoja1.P3">
            <calcext:condition calcext:apply-style-name="ConditionalStyle_3" calcext:value="&gt;500" calcext:base-cell-address="Hoja1.P3"/>
            <calcext:condition calcext:apply-style-name="ConditionalStyle_2" calcext:value="&gt;100" calcext:base-cell-address="Hoja1.P3"/>
          </calcext:conditional-format>
          <calcext:conditional-format calcext:target-range-address="Hoja1.P3:Hoja1.P3">
            <calcext:condition calcext:apply-style-name="ConditionalStyle_1" calcext:value="&lt;100" calcext:base-cell-address="Hoja1.P3"/>
          </calcext:conditional-format>
          <calcext:conditional-format calcext:target-range-address="Hoja1.P3:Hoja1.P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P3:Hoja1.P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P3:Hoja1.P3">
            <calcext:condition calcext:apply-style-name="Neutral" calcext:value="&lt;100" calcext:base-cell-address="Hoja1.P3"/>
            <calcext:condition calcext:apply-style-name="Good" calcext:value="&lt;500" calcext:base-cell-address="Hoja1.P3"/>
            <calcext:condition calcext:apply-style-name="Error" calcext:value="&gt;=500" calcext:base-cell-address="Hoja1.P3"/>
          </calcext:conditional-format>
          <calcext:conditional-format calcext:target-range-address="Hoja1.Q3:Hoja1.Q3">
            <calcext:condition calcext:apply-style-name="ConditionalStyle_3" calcext:value="&gt;500" calcext:base-cell-address="Hoja1.Q3"/>
            <calcext:condition calcext:apply-style-name="ConditionalStyle_2" calcext:value="&gt;100" calcext:base-cell-address="Hoja1.Q3"/>
          </calcext:conditional-format>
          <calcext:conditional-format calcext:target-range-address="Hoja1.Q3:Hoja1.Q3">
            <calcext:condition calcext:apply-style-name="ConditionalStyle_1" calcext:value="&lt;100" calcext:base-cell-address="Hoja1.Q3"/>
          </calcext:conditional-format>
          <calcext:conditional-format calcext:target-range-address="Hoja1.Q3:Hoja1.Q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Q3:Hoja1.Q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Q3:Hoja1.Q3">
            <calcext:condition calcext:apply-style-name="ConditionalStyle_3" calcext:value="&gt;500" calcext:base-cell-address="Hoja1.Q3"/>
            <calcext:condition calcext:apply-style-name="ConditionalStyle_2" calcext:value="&gt;100" calcext:base-cell-address="Hoja1.Q3"/>
          </calcext:conditional-format>
          <calcext:conditional-format calcext:target-range-address="Hoja1.Q3:Hoja1.Q3">
            <calcext:condition calcext:apply-style-name="ConditionalStyle_1" calcext:value="&lt;100" calcext:base-cell-address="Hoja1.Q3"/>
          </calcext:conditional-format>
          <calcext:conditional-format calcext:target-range-address="Hoja1.Q3:Hoja1.Q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Q3:Hoja1.Q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Q3:Hoja1.Q3">
            <calcext:condition calcext:apply-style-name="Neutral" calcext:value="&lt;100" calcext:base-cell-address="Hoja1.Q3"/>
            <calcext:condition calcext:apply-style-name="Good" calcext:value="&lt;500" calcext:base-cell-address="Hoja1.Q3"/>
            <calcext:condition calcext:apply-style-name="Error" calcext:value="&gt;=500" calcext:base-cell-address="Hoja1.Q3"/>
          </calcext:conditional-format>
          <calcext:conditional-format calcext:target-range-address="Hoja1.R3:Hoja1.R3">
            <calcext:condition calcext:apply-style-name="ConditionalStyle_3" calcext:value="&gt;500" calcext:base-cell-address="Hoja1.R3"/>
            <calcext:condition calcext:apply-style-name="ConditionalStyle_2" calcext:value="&gt;100" calcext:base-cell-address="Hoja1.R3"/>
          </calcext:conditional-format>
          <calcext:conditional-format calcext:target-range-address="Hoja1.R3:Hoja1.R3">
            <calcext:condition calcext:apply-style-name="ConditionalStyle_1" calcext:value="&lt;100" calcext:base-cell-address="Hoja1.R3"/>
          </calcext:conditional-format>
          <calcext:conditional-format calcext:target-range-address="Hoja1.R3:Hoja1.R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3:Hoja1.R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3:Hoja1.R3">
            <calcext:condition calcext:apply-style-name="ConditionalStyle_3" calcext:value="&gt;500" calcext:base-cell-address="Hoja1.R3"/>
            <calcext:condition calcext:apply-style-name="ConditionalStyle_2" calcext:value="&gt;100" calcext:base-cell-address="Hoja1.R3"/>
          </calcext:conditional-format>
          <calcext:conditional-format calcext:target-range-address="Hoja1.R3:Hoja1.R3">
            <calcext:condition calcext:apply-style-name="ConditionalStyle_1" calcext:value="&lt;100" calcext:base-cell-address="Hoja1.R3"/>
          </calcext:conditional-format>
          <calcext:conditional-format calcext:target-range-address="Hoja1.R3:Hoja1.R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3:Hoja1.R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3:Hoja1.R3">
            <calcext:condition calcext:apply-style-name="Neutral" calcext:value="&lt;100" calcext:base-cell-address="Hoja1.R3"/>
            <calcext:condition calcext:apply-style-name="Good" calcext:value="&lt;500" calcext:base-cell-address="Hoja1.R3"/>
            <calcext:condition calcext:apply-style-name="Error" calcext:value="&gt;=500" calcext:base-cell-address="Hoja1.R3"/>
          </calcext:conditional-format>
          <calcext:conditional-format calcext:target-range-address="Hoja1.S3:Hoja1.S3">
            <calcext:condition calcext:apply-style-name="ConditionalStyle_3" calcext:value="&gt;500" calcext:base-cell-address="Hoja1.S3"/>
            <calcext:condition calcext:apply-style-name="ConditionalStyle_2" calcext:value="&gt;100" calcext:base-cell-address="Hoja1.S3"/>
          </calcext:conditional-format>
          <calcext:conditional-format calcext:target-range-address="Hoja1.S3:Hoja1.S3">
            <calcext:condition calcext:apply-style-name="ConditionalStyle_1" calcext:value="&lt;100" calcext:base-cell-address="Hoja1.S3"/>
          </calcext:conditional-format>
          <calcext:conditional-format calcext:target-range-address="Hoja1.S3:Hoja1.S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3:Hoja1.S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3:Hoja1.S3">
            <calcext:condition calcext:apply-style-name="ConditionalStyle_3" calcext:value="&gt;500" calcext:base-cell-address="Hoja1.S3"/>
            <calcext:condition calcext:apply-style-name="ConditionalStyle_2" calcext:value="&gt;100" calcext:base-cell-address="Hoja1.S3"/>
          </calcext:conditional-format>
          <calcext:conditional-format calcext:target-range-address="Hoja1.S3:Hoja1.S3">
            <calcext:condition calcext:apply-style-name="ConditionalStyle_1" calcext:value="&lt;100" calcext:base-cell-address="Hoja1.S3"/>
          </calcext:conditional-format>
          <calcext:conditional-format calcext:target-range-address="Hoja1.S3:Hoja1.S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3:Hoja1.S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3:Hoja1.S3">
            <calcext:condition calcext:apply-style-name="Neutral" calcext:value="&lt;100" calcext:base-cell-address="Hoja1.S3"/>
            <calcext:condition calcext:apply-style-name="Good" calcext:value="&lt;500" calcext:base-cell-address="Hoja1.S3"/>
            <calcext:condition calcext:apply-style-name="Error" calcext:value="&gt;=500" calcext:base-cell-address="Hoja1.S3"/>
          </calcext:conditional-format>
          <calcext:conditional-format calcext:target-range-address="Hoja1.T3:Hoja1.T3">
            <calcext:condition calcext:apply-style-name="ConditionalStyle_3" calcext:value="&gt;500" calcext:base-cell-address="Hoja1.T3"/>
            <calcext:condition calcext:apply-style-name="ConditionalStyle_2" calcext:value="&gt;100" calcext:base-cell-address="Hoja1.T3"/>
          </calcext:conditional-format>
          <calcext:conditional-format calcext:target-range-address="Hoja1.T3:Hoja1.T3">
            <calcext:condition calcext:apply-style-name="ConditionalStyle_1" calcext:value="&lt;100" calcext:base-cell-address="Hoja1.T3"/>
          </calcext:conditional-format>
          <calcext:conditional-format calcext:target-range-address="Hoja1.T3:Hoja1.T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3:Hoja1.T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3:Hoja1.T3">
            <calcext:condition calcext:apply-style-name="ConditionalStyle_3" calcext:value="&gt;500" calcext:base-cell-address="Hoja1.T3"/>
            <calcext:condition calcext:apply-style-name="ConditionalStyle_2" calcext:value="&gt;100" calcext:base-cell-address="Hoja1.T3"/>
          </calcext:conditional-format>
          <calcext:conditional-format calcext:target-range-address="Hoja1.T3:Hoja1.T3">
            <calcext:condition calcext:apply-style-name="ConditionalStyle_1" calcext:value="&lt;100" calcext:base-cell-address="Hoja1.T3"/>
          </calcext:conditional-format>
          <calcext:conditional-format calcext:target-range-address="Hoja1.T3:Hoja1.T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3:Hoja1.T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3:Hoja1.T3">
            <calcext:condition calcext:apply-style-name="Neutral" calcext:value="&lt;100" calcext:base-cell-address="Hoja1.T3"/>
            <calcext:condition calcext:apply-style-name="Good" calcext:value="&lt;500" calcext:base-cell-address="Hoja1.T3"/>
            <calcext:condition calcext:apply-style-name="Error" calcext:value="&gt;=500" calcext:base-cell-address="Hoja1.T3"/>
          </calcext:conditional-format>
          <calcext:conditional-format calcext:target-range-address="Hoja1.U3:Hoja1.U3">
            <calcext:condition calcext:apply-style-name="ConditionalStyle_3" calcext:value="&gt;500" calcext:base-cell-address="Hoja1.U3"/>
            <calcext:condition calcext:apply-style-name="ConditionalStyle_2" calcext:value="&gt;100" calcext:base-cell-address="Hoja1.U3"/>
          </calcext:conditional-format>
          <calcext:conditional-format calcext:target-range-address="Hoja1.U3:Hoja1.U3">
            <calcext:condition calcext:apply-style-name="ConditionalStyle_1" calcext:value="&lt;100" calcext:base-cell-address="Hoja1.U3"/>
          </calcext:conditional-format>
          <calcext:conditional-format calcext:target-range-address="Hoja1.U3:Hoja1.U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U3:Hoja1.U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U3:Hoja1.U3">
            <calcext:condition calcext:apply-style-name="ConditionalStyle_3" calcext:value="&gt;500" calcext:base-cell-address="Hoja1.U3"/>
            <calcext:condition calcext:apply-style-name="ConditionalStyle_2" calcext:value="&gt;100" calcext:base-cell-address="Hoja1.U3"/>
          </calcext:conditional-format>
          <calcext:conditional-format calcext:target-range-address="Hoja1.U3:Hoja1.U3">
            <calcext:condition calcext:apply-style-name="ConditionalStyle_1" calcext:value="&lt;100" calcext:base-cell-address="Hoja1.U3"/>
          </calcext:conditional-format>
          <calcext:conditional-format calcext:target-range-address="Hoja1.U3:Hoja1.U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U3:Hoja1.U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U3:Hoja1.U3">
            <calcext:condition calcext:apply-style-name="Neutral" calcext:value="&lt;100" calcext:base-cell-address="Hoja1.U3"/>
            <calcext:condition calcext:apply-style-name="Good" calcext:value="&lt;500" calcext:base-cell-address="Hoja1.U3"/>
            <calcext:condition calcext:apply-style-name="Error" calcext:value="&gt;=500" calcext:base-cell-address="Hoja1.U3"/>
          </calcext:conditional-format>
          <calcext:conditional-format calcext:target-range-address="Hoja1.V3:Hoja1.V3">
            <calcext:condition calcext:apply-style-name="ConditionalStyle_3" calcext:value="&gt;500" calcext:base-cell-address="Hoja1.V3"/>
            <calcext:condition calcext:apply-style-name="ConditionalStyle_2" calcext:value="&gt;100" calcext:base-cell-address="Hoja1.V3"/>
          </calcext:conditional-format>
          <calcext:conditional-format calcext:target-range-address="Hoja1.V3:Hoja1.V3">
            <calcext:condition calcext:apply-style-name="ConditionalStyle_1" calcext:value="&lt;100" calcext:base-cell-address="Hoja1.V3"/>
          </calcext:conditional-format>
          <calcext:conditional-format calcext:target-range-address="Hoja1.V3:Hoja1.V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3:Hoja1.V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3:Hoja1.V3">
            <calcext:condition calcext:apply-style-name="ConditionalStyle_3" calcext:value="&gt;500" calcext:base-cell-address="Hoja1.V3"/>
            <calcext:condition calcext:apply-style-name="ConditionalStyle_2" calcext:value="&gt;100" calcext:base-cell-address="Hoja1.V3"/>
          </calcext:conditional-format>
          <calcext:conditional-format calcext:target-range-address="Hoja1.V3:Hoja1.V3">
            <calcext:condition calcext:apply-style-name="ConditionalStyle_1" calcext:value="&lt;100" calcext:base-cell-address="Hoja1.V3"/>
          </calcext:conditional-format>
          <calcext:conditional-format calcext:target-range-address="Hoja1.V3:Hoja1.V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3:Hoja1.V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3:Hoja1.V3">
            <calcext:condition calcext:apply-style-name="Neutral" calcext:value="&lt;100" calcext:base-cell-address="Hoja1.V3"/>
            <calcext:condition calcext:apply-style-name="Good" calcext:value="&lt;500" calcext:base-cell-address="Hoja1.V3"/>
            <calcext:condition calcext:apply-style-name="Error" calcext:value="&gt;=500" calcext:base-cell-address="Hoja1.V3"/>
          </calcext:conditional-format>
          <calcext:conditional-format calcext:target-range-address="Hoja1.W3:Hoja1.W3">
            <calcext:condition calcext:apply-style-name="ConditionalStyle_3" calcext:value="&gt;500" calcext:base-cell-address="Hoja1.W3"/>
            <calcext:condition calcext:apply-style-name="ConditionalStyle_2" calcext:value="&gt;100" calcext:base-cell-address="Hoja1.W3"/>
          </calcext:conditional-format>
          <calcext:conditional-format calcext:target-range-address="Hoja1.W3:Hoja1.W3">
            <calcext:condition calcext:apply-style-name="ConditionalStyle_1" calcext:value="&lt;100" calcext:base-cell-address="Hoja1.W3"/>
          </calcext:conditional-format>
          <calcext:conditional-format calcext:target-range-address="Hoja1.W3:Hoja1.W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W3:Hoja1.W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W3:Hoja1.W3">
            <calcext:condition calcext:apply-style-name="ConditionalStyle_3" calcext:value="&gt;500" calcext:base-cell-address="Hoja1.W3"/>
            <calcext:condition calcext:apply-style-name="ConditionalStyle_2" calcext:value="&gt;100" calcext:base-cell-address="Hoja1.W3"/>
          </calcext:conditional-format>
          <calcext:conditional-format calcext:target-range-address="Hoja1.W3:Hoja1.W3">
            <calcext:condition calcext:apply-style-name="ConditionalStyle_1" calcext:value="&lt;100" calcext:base-cell-address="Hoja1.W3"/>
          </calcext:conditional-format>
          <calcext:conditional-format calcext:target-range-address="Hoja1.W3:Hoja1.W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W3:Hoja1.W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W3:Hoja1.W3">
            <calcext:condition calcext:apply-style-name="Neutral" calcext:value="&lt;100" calcext:base-cell-address="Hoja1.W3"/>
            <calcext:condition calcext:apply-style-name="Good" calcext:value="&lt;500" calcext:base-cell-address="Hoja1.W3"/>
            <calcext:condition calcext:apply-style-name="Error" calcext:value="&gt;=500" calcext:base-cell-address="Hoja1.W3"/>
          </calcext:conditional-format>
          <calcext:conditional-format calcext:target-range-address="Hoja1.X3:Hoja1.X3">
            <calcext:condition calcext:apply-style-name="ConditionalStyle_3" calcext:value="&gt;500" calcext:base-cell-address="Hoja1.X3"/>
            <calcext:condition calcext:apply-style-name="ConditionalStyle_2" calcext:value="&gt;100" calcext:base-cell-address="Hoja1.X3"/>
          </calcext:conditional-format>
          <calcext:conditional-format calcext:target-range-address="Hoja1.X3:Hoja1.X3">
            <calcext:condition calcext:apply-style-name="ConditionalStyle_1" calcext:value="&lt;100" calcext:base-cell-address="Hoja1.X3"/>
          </calcext:conditional-format>
          <calcext:conditional-format calcext:target-range-address="Hoja1.X3:Hoja1.X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X3:Hoja1.X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X3:Hoja1.X3">
            <calcext:condition calcext:apply-style-name="ConditionalStyle_3" calcext:value="&gt;500" calcext:base-cell-address="Hoja1.X3"/>
            <calcext:condition calcext:apply-style-name="ConditionalStyle_2" calcext:value="&gt;100" calcext:base-cell-address="Hoja1.X3"/>
          </calcext:conditional-format>
          <calcext:conditional-format calcext:target-range-address="Hoja1.X3:Hoja1.X3">
            <calcext:condition calcext:apply-style-name="ConditionalStyle_1" calcext:value="&lt;100" calcext:base-cell-address="Hoja1.X3"/>
          </calcext:conditional-format>
          <calcext:conditional-format calcext:target-range-address="Hoja1.X3:Hoja1.X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X3:Hoja1.X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X3:Hoja1.X3">
            <calcext:condition calcext:apply-style-name="Neutral" calcext:value="&lt;100" calcext:base-cell-address="Hoja1.X3"/>
            <calcext:condition calcext:apply-style-name="Good" calcext:value="&lt;500" calcext:base-cell-address="Hoja1.X3"/>
            <calcext:condition calcext:apply-style-name="Error" calcext:value="&gt;=500" calcext:base-cell-address="Hoja1.X3"/>
          </calcext:conditional-format>
          <calcext:conditional-format calcext:target-range-address="Hoja1.Y3:Hoja1.Y3">
            <calcext:condition calcext:apply-style-name="ConditionalStyle_3" calcext:value="&gt;500" calcext:base-cell-address="Hoja1.Y3"/>
            <calcext:condition calcext:apply-style-name="ConditionalStyle_2" calcext:value="&gt;100" calcext:base-cell-address="Hoja1.Y3"/>
          </calcext:conditional-format>
          <calcext:conditional-format calcext:target-range-address="Hoja1.Y3:Hoja1.Y3">
            <calcext:condition calcext:apply-style-name="ConditionalStyle_1" calcext:value="&lt;100" calcext:base-cell-address="Hoja1.Y3"/>
          </calcext:conditional-format>
          <calcext:conditional-format calcext:target-range-address="Hoja1.Y3:Hoja1.Y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Y3:Hoja1.Y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Y3:Hoja1.Y3">
            <calcext:condition calcext:apply-style-name="ConditionalStyle_3" calcext:value="&gt;500" calcext:base-cell-address="Hoja1.Y3"/>
            <calcext:condition calcext:apply-style-name="ConditionalStyle_2" calcext:value="&gt;100" calcext:base-cell-address="Hoja1.Y3"/>
          </calcext:conditional-format>
          <calcext:conditional-format calcext:target-range-address="Hoja1.Y3:Hoja1.Y3">
            <calcext:condition calcext:apply-style-name="ConditionalStyle_1" calcext:value="&lt;100" calcext:base-cell-address="Hoja1.Y3"/>
          </calcext:conditional-format>
          <calcext:conditional-format calcext:target-range-address="Hoja1.Y3:Hoja1.Y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Y3:Hoja1.Y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Y3:Hoja1.Y3">
            <calcext:condition calcext:apply-style-name="Neutral" calcext:value="&lt;100" calcext:base-cell-address="Hoja1.Y3"/>
            <calcext:condition calcext:apply-style-name="Good" calcext:value="&lt;500" calcext:base-cell-address="Hoja1.Y3"/>
            <calcext:condition calcext:apply-style-name="Error" calcext:value="&gt;=500" calcext:base-cell-address="Hoja1.Y3"/>
          </calcext:conditional-format>
          <calcext:conditional-format calcext:target-range-address="Hoja1.Z3:Hoja1.Z3">
            <calcext:condition calcext:apply-style-name="ConditionalStyle_3" calcext:value="&gt;500" calcext:base-cell-address="Hoja1.Z3"/>
            <calcext:condition calcext:apply-style-name="ConditionalStyle_2" calcext:value="&gt;100" calcext:base-cell-address="Hoja1.Z3"/>
          </calcext:conditional-format>
          <calcext:conditional-format calcext:target-range-address="Hoja1.Z3:Hoja1.Z3">
            <calcext:condition calcext:apply-style-name="ConditionalStyle_1" calcext:value="&lt;100" calcext:base-cell-address="Hoja1.Z3"/>
          </calcext:conditional-format>
          <calcext:conditional-format calcext:target-range-address="Hoja1.Z3:Hoja1.Z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Z3:Hoja1.Z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Z3:Hoja1.Z3">
            <calcext:condition calcext:apply-style-name="ConditionalStyle_3" calcext:value="&gt;500" calcext:base-cell-address="Hoja1.Z3"/>
            <calcext:condition calcext:apply-style-name="ConditionalStyle_2" calcext:value="&gt;100" calcext:base-cell-address="Hoja1.Z3"/>
          </calcext:conditional-format>
          <calcext:conditional-format calcext:target-range-address="Hoja1.Z3:Hoja1.Z3">
            <calcext:condition calcext:apply-style-name="ConditionalStyle_1" calcext:value="&lt;100" calcext:base-cell-address="Hoja1.Z3"/>
          </calcext:conditional-format>
          <calcext:conditional-format calcext:target-range-address="Hoja1.Z3:Hoja1.Z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Z3:Hoja1.Z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Z3:Hoja1.Z3">
            <calcext:condition calcext:apply-style-name="Neutral" calcext:value="&lt;100" calcext:base-cell-address="Hoja1.Z3"/>
            <calcext:condition calcext:apply-style-name="Good" calcext:value="&lt;500" calcext:base-cell-address="Hoja1.Z3"/>
            <calcext:condition calcext:apply-style-name="Error" calcext:value="&gt;=500" calcext:base-cell-address="Hoja1.Z3"/>
          </calcext:conditional-format>
          <calcext:conditional-format calcext:target-range-address="Hoja1.AA3:Hoja1.AA3">
            <calcext:condition calcext:apply-style-name="ConditionalStyle_3" calcext:value="&gt;500" calcext:base-cell-address="Hoja1.AA3"/>
            <calcext:condition calcext:apply-style-name="ConditionalStyle_2" calcext:value="&gt;100" calcext:base-cell-address="Hoja1.AA3"/>
          </calcext:conditional-format>
          <calcext:conditional-format calcext:target-range-address="Hoja1.AA3:Hoja1.AA3">
            <calcext:condition calcext:apply-style-name="ConditionalStyle_1" calcext:value="&lt;100" calcext:base-cell-address="Hoja1.AA3"/>
          </calcext:conditional-format>
          <calcext:conditional-format calcext:target-range-address="Hoja1.AA3:Hoja1.AA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3:Hoja1.AA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3:Hoja1.AA3">
            <calcext:condition calcext:apply-style-name="ConditionalStyle_3" calcext:value="&gt;500" calcext:base-cell-address="Hoja1.AA3"/>
            <calcext:condition calcext:apply-style-name="ConditionalStyle_2" calcext:value="&gt;100" calcext:base-cell-address="Hoja1.AA3"/>
          </calcext:conditional-format>
          <calcext:conditional-format calcext:target-range-address="Hoja1.AA3:Hoja1.AA3">
            <calcext:condition calcext:apply-style-name="ConditionalStyle_1" calcext:value="&lt;100" calcext:base-cell-address="Hoja1.AA3"/>
          </calcext:conditional-format>
          <calcext:conditional-format calcext:target-range-address="Hoja1.AA3:Hoja1.AA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3:Hoja1.AA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3:Hoja1.AA3">
            <calcext:condition calcext:apply-style-name="Neutral" calcext:value="&lt;100" calcext:base-cell-address="Hoja1.AA3"/>
            <calcext:condition calcext:apply-style-name="Good" calcext:value="&lt;500" calcext:base-cell-address="Hoja1.AA3"/>
            <calcext:condition calcext:apply-style-name="Error" calcext:value="&gt;=500" calcext:base-cell-address="Hoja1.AA3"/>
          </calcext:conditional-format>
          <calcext:conditional-format calcext:target-range-address="Hoja1.D17:Hoja1.D17 Hoja1.F17:Hoja1.F17 Hoja1.H17:Hoja1.H17">
            <calcext:condition calcext:apply-style-name="ConditionalStyle_3" calcext:value="&gt;500" calcext:base-cell-address="Hoja1.D17"/>
            <calcext:condition calcext:apply-style-name="ConditionalStyle_2" calcext:value="&gt;100" calcext:base-cell-address="Hoja1.D17"/>
          </calcext:conditional-format>
          <calcext:conditional-format calcext:target-range-address="Hoja1.D17:Hoja1.D17 Hoja1.F17:Hoja1.F17 Hoja1.H17:Hoja1.H17">
            <calcext:condition calcext:apply-style-name="ConditionalStyle_1" calcext:value="&lt;100" calcext:base-cell-address="Hoja1.D17"/>
          </calcext:conditional-format>
          <calcext:conditional-format calcext:target-range-address="Hoja1.D17:Hoja1.D17 Hoja1.F17:Hoja1.F17 Hoja1.H17:Hoja1.H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17:Hoja1.D17 Hoja1.F17:Hoja1.F17 Hoja1.H17:Hoja1.H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17:Hoja1.D17 Hoja1.F17:Hoja1.F17 Hoja1.H17:Hoja1.H17">
            <calcext:condition calcext:apply-style-name="ConditionalStyle_3" calcext:value="&gt;500" calcext:base-cell-address="Hoja1.D17"/>
            <calcext:condition calcext:apply-style-name="ConditionalStyle_2" calcext:value="&gt;100" calcext:base-cell-address="Hoja1.D17"/>
          </calcext:conditional-format>
          <calcext:conditional-format calcext:target-range-address="Hoja1.D17:Hoja1.D17 Hoja1.F17:Hoja1.F17 Hoja1.H17:Hoja1.H17">
            <calcext:condition calcext:apply-style-name="ConditionalStyle_1" calcext:value="&lt;100" calcext:base-cell-address="Hoja1.D17"/>
          </calcext:conditional-format>
          <calcext:conditional-format calcext:target-range-address="Hoja1.D17:Hoja1.D17 Hoja1.F17:Hoja1.F17 Hoja1.H17:Hoja1.H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17:Hoja1.D17 Hoja1.F17:Hoja1.F17 Hoja1.H17:Hoja1.H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17:Hoja1.D17 Hoja1.F17:Hoja1.F17 Hoja1.H17:Hoja1.H17">
            <calcext:condition calcext:apply-style-name="Neutral" calcext:value="&lt;100" calcext:base-cell-address="Hoja1.D17"/>
            <calcext:condition calcext:apply-style-name="Good" calcext:value="&lt;500" calcext:base-cell-address="Hoja1.D17"/>
            <calcext:condition calcext:apply-style-name="Error" calcext:value="&gt;=500" calcext:base-cell-address="Hoja1.D17"/>
          </calcext:conditional-format>
          <calcext:conditional-format calcext:target-range-address="Hoja1.E17:Hoja1.E17 Hoja1.G17:Hoja1.G17 Hoja1.I17:Hoja1.I17">
            <calcext:condition calcext:apply-style-name="ConditionalStyle_3" calcext:value="&gt;500" calcext:base-cell-address="Hoja1.E17"/>
            <calcext:condition calcext:apply-style-name="ConditionalStyle_2" calcext:value="&gt;100" calcext:base-cell-address="Hoja1.E17"/>
          </calcext:conditional-format>
          <calcext:conditional-format calcext:target-range-address="Hoja1.E17:Hoja1.E17 Hoja1.G17:Hoja1.G17 Hoja1.I17:Hoja1.I17">
            <calcext:condition calcext:apply-style-name="ConditionalStyle_1" calcext:value="&lt;100" calcext:base-cell-address="Hoja1.E17"/>
          </calcext:conditional-format>
          <calcext:conditional-format calcext:target-range-address="Hoja1.E17:Hoja1.E17 Hoja1.G17:Hoja1.G17 Hoja1.I17:Hoja1.I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17:Hoja1.E17 Hoja1.G17:Hoja1.G17 Hoja1.I17:Hoja1.I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17:Hoja1.E17 Hoja1.G17:Hoja1.G17 Hoja1.I17:Hoja1.I17">
            <calcext:condition calcext:apply-style-name="ConditionalStyle_3" calcext:value="&gt;500" calcext:base-cell-address="Hoja1.E17"/>
            <calcext:condition calcext:apply-style-name="ConditionalStyle_2" calcext:value="&gt;100" calcext:base-cell-address="Hoja1.E17"/>
          </calcext:conditional-format>
          <calcext:conditional-format calcext:target-range-address="Hoja1.E17:Hoja1.E17 Hoja1.G17:Hoja1.G17 Hoja1.I17:Hoja1.I17">
            <calcext:condition calcext:apply-style-name="ConditionalStyle_1" calcext:value="&lt;100" calcext:base-cell-address="Hoja1.E17"/>
          </calcext:conditional-format>
          <calcext:conditional-format calcext:target-range-address="Hoja1.E17:Hoja1.E17 Hoja1.G17:Hoja1.G17 Hoja1.I17:Hoja1.I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17:Hoja1.E17 Hoja1.G17:Hoja1.G17 Hoja1.I17:Hoja1.I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17:Hoja1.E17 Hoja1.G17:Hoja1.G17 Hoja1.I17:Hoja1.I17">
            <calcext:condition calcext:apply-style-name="Neutral" calcext:value="&lt;100" calcext:base-cell-address="Hoja1.E17"/>
            <calcext:condition calcext:apply-style-name="Good" calcext:value="&lt;500" calcext:base-cell-address="Hoja1.E17"/>
            <calcext:condition calcext:apply-style-name="Error" calcext:value="&gt;=500" calcext:base-cell-address="Hoja1.E17"/>
          </calcext:conditional-format>
          <calcext:conditional-format calcext:target-range-address="Hoja1.L16:Hoja1.L16">
            <calcext:condition calcext:apply-style-name="ConditionalStyle_3" calcext:value="&gt;500" calcext:base-cell-address="Hoja1.L16"/>
            <calcext:condition calcext:apply-style-name="ConditionalStyle_2" calcext:value="&gt;100" calcext:base-cell-address="Hoja1.L16"/>
          </calcext:conditional-format>
          <calcext:conditional-format calcext:target-range-address="Hoja1.L16:Hoja1.L16">
            <calcext:condition calcext:apply-style-name="ConditionalStyle_1" calcext:value="&lt;100" calcext:base-cell-address="Hoja1.L16"/>
          </calcext:conditional-format>
          <calcext:conditional-format calcext:target-range-address="Hoja1.L16:Hoja1.L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6:Hoja1.L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6:Hoja1.L16">
            <calcext:condition calcext:apply-style-name="ConditionalStyle_3" calcext:value="&gt;500" calcext:base-cell-address="Hoja1.L16"/>
            <calcext:condition calcext:apply-style-name="ConditionalStyle_2" calcext:value="&gt;100" calcext:base-cell-address="Hoja1.L16"/>
          </calcext:conditional-format>
          <calcext:conditional-format calcext:target-range-address="Hoja1.L16:Hoja1.L16">
            <calcext:condition calcext:apply-style-name="ConditionalStyle_1" calcext:value="&lt;100" calcext:base-cell-address="Hoja1.L16"/>
          </calcext:conditional-format>
          <calcext:conditional-format calcext:target-range-address="Hoja1.L16:Hoja1.L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6:Hoja1.L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6:Hoja1.L16">
            <calcext:condition calcext:apply-style-name="Neutral" calcext:value="&lt;100" calcext:base-cell-address="Hoja1.L16"/>
            <calcext:condition calcext:apply-style-name="Good" calcext:value="&lt;500" calcext:base-cell-address="Hoja1.L16"/>
            <calcext:condition calcext:apply-style-name="Error" calcext:value="&gt;=500" calcext:base-cell-address="Hoja1.L16"/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ndition calcext:apply-style-name="ConditionalStyle_3" calcext:value="&gt;500" calcext:base-cell-address="Hoja1.L17"/>
            <calcext:condition calcext:apply-style-name="ConditionalStyle_2" calcext:value="&gt;100" calcext:base-cell-address="Hoja1.L17"/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ndition calcext:apply-style-name="ConditionalStyle_1" calcext:value="&lt;100" calcext:base-cell-address="Hoja1.L17"/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ndition calcext:apply-style-name="ConditionalStyle_3" calcext:value="&gt;500" calcext:base-cell-address="Hoja1.L17"/>
            <calcext:condition calcext:apply-style-name="ConditionalStyle_2" calcext:value="&gt;100" calcext:base-cell-address="Hoja1.L17"/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ndition calcext:apply-style-name="ConditionalStyle_1" calcext:value="&lt;100" calcext:base-cell-address="Hoja1.L17"/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7:Hoja1.L17 Hoja1.N17:Hoja1.N17 Hoja1.P17:Hoja1.P17 Hoja1.R17:Hoja1.R17 Hoja1.T17:Hoja1.T17 Hoja1.V17:Hoja1.V17 Hoja1.X17:Hoja1.X17 Hoja1.Z17:Hoja1.Z17 Hoja1.AB17:Hoja1.AB17 Hoja1.AD17:Hoja1.AD17 Hoja1.AF17:Hoja1.AF17 Hoja1.AH17:Hoja1.AH17 Hoja1.AJ17:Hoja1.AJ17">
            <calcext:condition calcext:apply-style-name="Neutral" calcext:value="&lt;100" calcext:base-cell-address="Hoja1.L17"/>
            <calcext:condition calcext:apply-style-name="Good" calcext:value="&lt;500" calcext:base-cell-address="Hoja1.L17"/>
            <calcext:condition calcext:apply-style-name="Error" calcext:value="&gt;=500" calcext:base-cell-address="Hoja1.L17"/>
          </calcext:conditional-format>
          <calcext:conditional-format calcext:target-range-address="Hoja1.P16:Hoja1.P16">
            <calcext:condition calcext:apply-style-name="ConditionalStyle_3" calcext:value="&gt;500" calcext:base-cell-address="Hoja1.P16"/>
            <calcext:condition calcext:apply-style-name="ConditionalStyle_2" calcext:value="&gt;100" calcext:base-cell-address="Hoja1.P16"/>
          </calcext:conditional-format>
          <calcext:conditional-format calcext:target-range-address="Hoja1.P16:Hoja1.P16">
            <calcext:condition calcext:apply-style-name="ConditionalStyle_1" calcext:value="&lt;100" calcext:base-cell-address="Hoja1.P16"/>
          </calcext:conditional-format>
          <calcext:conditional-format calcext:target-range-address="Hoja1.P16:Hoja1.P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P16:Hoja1.P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P16:Hoja1.P16">
            <calcext:condition calcext:apply-style-name="ConditionalStyle_3" calcext:value="&gt;500" calcext:base-cell-address="Hoja1.P16"/>
            <calcext:condition calcext:apply-style-name="ConditionalStyle_2" calcext:value="&gt;100" calcext:base-cell-address="Hoja1.P16"/>
          </calcext:conditional-format>
          <calcext:conditional-format calcext:target-range-address="Hoja1.P16:Hoja1.P16">
            <calcext:condition calcext:apply-style-name="ConditionalStyle_1" calcext:value="&lt;100" calcext:base-cell-address="Hoja1.P16"/>
          </calcext:conditional-format>
          <calcext:conditional-format calcext:target-range-address="Hoja1.P16:Hoja1.P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P16:Hoja1.P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P16:Hoja1.P16">
            <calcext:condition calcext:apply-style-name="Neutral" calcext:value="&lt;100" calcext:base-cell-address="Hoja1.P16"/>
            <calcext:condition calcext:apply-style-name="Good" calcext:value="&lt;500" calcext:base-cell-address="Hoja1.P16"/>
            <calcext:condition calcext:apply-style-name="Error" calcext:value="&gt;=500" calcext:base-cell-address="Hoja1.P16"/>
          </calcext:conditional-format>
          <calcext:conditional-format calcext:target-range-address="Hoja1.Q16:Hoja1.Q16">
            <calcext:condition calcext:apply-style-name="ConditionalStyle_3" calcext:value="&gt;500" calcext:base-cell-address="Hoja1.Q16"/>
            <calcext:condition calcext:apply-style-name="ConditionalStyle_2" calcext:value="&gt;100" calcext:base-cell-address="Hoja1.Q16"/>
          </calcext:conditional-format>
          <calcext:conditional-format calcext:target-range-address="Hoja1.Q16:Hoja1.Q16">
            <calcext:condition calcext:apply-style-name="ConditionalStyle_1" calcext:value="&lt;100" calcext:base-cell-address="Hoja1.Q16"/>
          </calcext:conditional-format>
          <calcext:conditional-format calcext:target-range-address="Hoja1.Q16:Hoja1.Q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Q16:Hoja1.Q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Q16:Hoja1.Q16">
            <calcext:condition calcext:apply-style-name="Neutral" calcext:value="&lt;100" calcext:base-cell-address="Hoja1.Q16"/>
            <calcext:condition calcext:apply-style-name="Good" calcext:value="&lt;500" calcext:base-cell-address="Hoja1.Q16"/>
            <calcext:condition calcext:apply-style-name="Error" calcext:value="&gt;=500" calcext:base-cell-address="Hoja1.Q16"/>
          </calcext:conditional-format>
          <calcext:conditional-format calcext:target-range-address="Hoja1.R16:Hoja1.R16">
            <calcext:condition calcext:apply-style-name="ConditionalStyle_3" calcext:value="&gt;500" calcext:base-cell-address="Hoja1.R16"/>
            <calcext:condition calcext:apply-style-name="ConditionalStyle_2" calcext:value="&gt;100" calcext:base-cell-address="Hoja1.R16"/>
          </calcext:conditional-format>
          <calcext:conditional-format calcext:target-range-address="Hoja1.R16:Hoja1.R16">
            <calcext:condition calcext:apply-style-name="ConditionalStyle_1" calcext:value="&lt;100" calcext:base-cell-address="Hoja1.R16"/>
          </calcext:conditional-format>
          <calcext:conditional-format calcext:target-range-address="Hoja1.R16:Hoja1.R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16:Hoja1.R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16:Hoja1.R16">
            <calcext:condition calcext:apply-style-name="ConditionalStyle_3" calcext:value="&gt;500" calcext:base-cell-address="Hoja1.R16"/>
            <calcext:condition calcext:apply-style-name="ConditionalStyle_2" calcext:value="&gt;100" calcext:base-cell-address="Hoja1.R16"/>
          </calcext:conditional-format>
          <calcext:conditional-format calcext:target-range-address="Hoja1.R16:Hoja1.R16">
            <calcext:condition calcext:apply-style-name="ConditionalStyle_1" calcext:value="&lt;100" calcext:base-cell-address="Hoja1.R16"/>
          </calcext:conditional-format>
          <calcext:conditional-format calcext:target-range-address="Hoja1.R16:Hoja1.R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16:Hoja1.R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16:Hoja1.R16">
            <calcext:condition calcext:apply-style-name="Neutral" calcext:value="&lt;100" calcext:base-cell-address="Hoja1.R16"/>
            <calcext:condition calcext:apply-style-name="Good" calcext:value="&lt;500" calcext:base-cell-address="Hoja1.R16"/>
            <calcext:condition calcext:apply-style-name="Error" calcext:value="&gt;=500" calcext:base-cell-address="Hoja1.R16"/>
          </calcext:conditional-format>
          <calcext:conditional-format calcext:target-range-address="Hoja1.S16:Hoja1.S16">
            <calcext:condition calcext:apply-style-name="ConditionalStyle_3" calcext:value="&gt;500" calcext:base-cell-address="Hoja1.S16"/>
            <calcext:condition calcext:apply-style-name="ConditionalStyle_2" calcext:value="&gt;100" calcext:base-cell-address="Hoja1.S16"/>
          </calcext:conditional-format>
          <calcext:conditional-format calcext:target-range-address="Hoja1.S16:Hoja1.S16">
            <calcext:condition calcext:apply-style-name="ConditionalStyle_1" calcext:value="&lt;100" calcext:base-cell-address="Hoja1.S16"/>
          </calcext:conditional-format>
          <calcext:conditional-format calcext:target-range-address="Hoja1.S16:Hoja1.S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16:Hoja1.S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16:Hoja1.S16">
            <calcext:condition calcext:apply-style-name="Neutral" calcext:value="&lt;100" calcext:base-cell-address="Hoja1.S16"/>
            <calcext:condition calcext:apply-style-name="Good" calcext:value="&lt;500" calcext:base-cell-address="Hoja1.S16"/>
            <calcext:condition calcext:apply-style-name="Error" calcext:value="&gt;=500" calcext:base-cell-address="Hoja1.S16"/>
          </calcext:conditional-format>
          <calcext:conditional-format calcext:target-range-address="Hoja1.T16:Hoja1.T16">
            <calcext:condition calcext:apply-style-name="ConditionalStyle_3" calcext:value="&gt;500" calcext:base-cell-address="Hoja1.T16"/>
            <calcext:condition calcext:apply-style-name="ConditionalStyle_2" calcext:value="&gt;100" calcext:base-cell-address="Hoja1.T16"/>
          </calcext:conditional-format>
          <calcext:conditional-format calcext:target-range-address="Hoja1.T16:Hoja1.T16">
            <calcext:condition calcext:apply-style-name="ConditionalStyle_1" calcext:value="&lt;100" calcext:base-cell-address="Hoja1.T16"/>
          </calcext:conditional-format>
          <calcext:conditional-format calcext:target-range-address="Hoja1.T16:Hoja1.T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16:Hoja1.T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16:Hoja1.T16">
            <calcext:condition calcext:apply-style-name="ConditionalStyle_3" calcext:value="&gt;500" calcext:base-cell-address="Hoja1.T16"/>
            <calcext:condition calcext:apply-style-name="ConditionalStyle_2" calcext:value="&gt;100" calcext:base-cell-address="Hoja1.T16"/>
          </calcext:conditional-format>
          <calcext:conditional-format calcext:target-range-address="Hoja1.T16:Hoja1.T16">
            <calcext:condition calcext:apply-style-name="ConditionalStyle_1" calcext:value="&lt;100" calcext:base-cell-address="Hoja1.T16"/>
          </calcext:conditional-format>
          <calcext:conditional-format calcext:target-range-address="Hoja1.T16:Hoja1.T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16:Hoja1.T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16:Hoja1.T16">
            <calcext:condition calcext:apply-style-name="Neutral" calcext:value="&lt;100" calcext:base-cell-address="Hoja1.T16"/>
            <calcext:condition calcext:apply-style-name="Good" calcext:value="&lt;500" calcext:base-cell-address="Hoja1.T16"/>
            <calcext:condition calcext:apply-style-name="Error" calcext:value="&gt;=500" calcext:base-cell-address="Hoja1.T16"/>
          </calcext:conditional-format>
          <calcext:conditional-format calcext:target-range-address="Hoja1.U16:Hoja1.U16">
            <calcext:condition calcext:apply-style-name="ConditionalStyle_3" calcext:value="&gt;500" calcext:base-cell-address="Hoja1.U16"/>
            <calcext:condition calcext:apply-style-name="ConditionalStyle_2" calcext:value="&gt;100" calcext:base-cell-address="Hoja1.U16"/>
          </calcext:conditional-format>
          <calcext:conditional-format calcext:target-range-address="Hoja1.U16:Hoja1.U16">
            <calcext:condition calcext:apply-style-name="ConditionalStyle_1" calcext:value="&lt;100" calcext:base-cell-address="Hoja1.U16"/>
          </calcext:conditional-format>
          <calcext:conditional-format calcext:target-range-address="Hoja1.U16:Hoja1.U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U16:Hoja1.U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U16:Hoja1.U16">
            <calcext:condition calcext:apply-style-name="Neutral" calcext:value="&lt;100" calcext:base-cell-address="Hoja1.U16"/>
            <calcext:condition calcext:apply-style-name="Good" calcext:value="&lt;500" calcext:base-cell-address="Hoja1.U16"/>
            <calcext:condition calcext:apply-style-name="Error" calcext:value="&gt;=500" calcext:base-cell-address="Hoja1.U16"/>
          </calcext:conditional-format>
          <calcext:conditional-format calcext:target-range-address="Hoja1.V16:Hoja1.V16">
            <calcext:condition calcext:apply-style-name="ConditionalStyle_3" calcext:value="&gt;500" calcext:base-cell-address="Hoja1.V16"/>
            <calcext:condition calcext:apply-style-name="ConditionalStyle_2" calcext:value="&gt;100" calcext:base-cell-address="Hoja1.V16"/>
          </calcext:conditional-format>
          <calcext:conditional-format calcext:target-range-address="Hoja1.V16:Hoja1.V16">
            <calcext:condition calcext:apply-style-name="ConditionalStyle_1" calcext:value="&lt;100" calcext:base-cell-address="Hoja1.V16"/>
          </calcext:conditional-format>
          <calcext:conditional-format calcext:target-range-address="Hoja1.V16:Hoja1.V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16:Hoja1.V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16:Hoja1.V16">
            <calcext:condition calcext:apply-style-name="ConditionalStyle_3" calcext:value="&gt;500" calcext:base-cell-address="Hoja1.V16"/>
            <calcext:condition calcext:apply-style-name="ConditionalStyle_2" calcext:value="&gt;100" calcext:base-cell-address="Hoja1.V16"/>
          </calcext:conditional-format>
          <calcext:conditional-format calcext:target-range-address="Hoja1.V16:Hoja1.V16">
            <calcext:condition calcext:apply-style-name="ConditionalStyle_1" calcext:value="&lt;100" calcext:base-cell-address="Hoja1.V16"/>
          </calcext:conditional-format>
          <calcext:conditional-format calcext:target-range-address="Hoja1.V16:Hoja1.V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16:Hoja1.V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16:Hoja1.V16">
            <calcext:condition calcext:apply-style-name="Neutral" calcext:value="&lt;100" calcext:base-cell-address="Hoja1.V16"/>
            <calcext:condition calcext:apply-style-name="Good" calcext:value="&lt;500" calcext:base-cell-address="Hoja1.V16"/>
            <calcext:condition calcext:apply-style-name="Error" calcext:value="&gt;=500" calcext:base-cell-address="Hoja1.V16"/>
          </calcext:conditional-format>
          <calcext:conditional-format calcext:target-range-address="Hoja1.W16:Hoja1.W16">
            <calcext:condition calcext:apply-style-name="ConditionalStyle_3" calcext:value="&gt;500" calcext:base-cell-address="Hoja1.W16"/>
            <calcext:condition calcext:apply-style-name="ConditionalStyle_2" calcext:value="&gt;100" calcext:base-cell-address="Hoja1.W16"/>
          </calcext:conditional-format>
          <calcext:conditional-format calcext:target-range-address="Hoja1.W16:Hoja1.W16">
            <calcext:condition calcext:apply-style-name="ConditionalStyle_1" calcext:value="&lt;100" calcext:base-cell-address="Hoja1.W16"/>
          </calcext:conditional-format>
          <calcext:conditional-format calcext:target-range-address="Hoja1.W16:Hoja1.W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W16:Hoja1.W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W16:Hoja1.W16">
            <calcext:condition calcext:apply-style-name="Neutral" calcext:value="&lt;100" calcext:base-cell-address="Hoja1.W16"/>
            <calcext:condition calcext:apply-style-name="Good" calcext:value="&lt;500" calcext:base-cell-address="Hoja1.W16"/>
            <calcext:condition calcext:apply-style-name="Error" calcext:value="&gt;=500" calcext:base-cell-address="Hoja1.W16"/>
          </calcext:conditional-format>
          <calcext:conditional-format calcext:target-range-address="Hoja1.X16:Hoja1.X16">
            <calcext:condition calcext:apply-style-name="ConditionalStyle_3" calcext:value="&gt;500" calcext:base-cell-address="Hoja1.X16"/>
            <calcext:condition calcext:apply-style-name="ConditionalStyle_2" calcext:value="&gt;100" calcext:base-cell-address="Hoja1.X16"/>
          </calcext:conditional-format>
          <calcext:conditional-format calcext:target-range-address="Hoja1.X16:Hoja1.X16">
            <calcext:condition calcext:apply-style-name="ConditionalStyle_1" calcext:value="&lt;100" calcext:base-cell-address="Hoja1.X16"/>
          </calcext:conditional-format>
          <calcext:conditional-format calcext:target-range-address="Hoja1.X16:Hoja1.X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X16:Hoja1.X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X16:Hoja1.X16">
            <calcext:condition calcext:apply-style-name="ConditionalStyle_3" calcext:value="&gt;500" calcext:base-cell-address="Hoja1.X16"/>
            <calcext:condition calcext:apply-style-name="ConditionalStyle_2" calcext:value="&gt;100" calcext:base-cell-address="Hoja1.X16"/>
          </calcext:conditional-format>
          <calcext:conditional-format calcext:target-range-address="Hoja1.X16:Hoja1.X16">
            <calcext:condition calcext:apply-style-name="ConditionalStyle_1" calcext:value="&lt;100" calcext:base-cell-address="Hoja1.X16"/>
          </calcext:conditional-format>
          <calcext:conditional-format calcext:target-range-address="Hoja1.X16:Hoja1.X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X16:Hoja1.X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X16:Hoja1.X16">
            <calcext:condition calcext:apply-style-name="Neutral" calcext:value="&lt;100" calcext:base-cell-address="Hoja1.X16"/>
            <calcext:condition calcext:apply-style-name="Good" calcext:value="&lt;500" calcext:base-cell-address="Hoja1.X16"/>
            <calcext:condition calcext:apply-style-name="Error" calcext:value="&gt;=500" calcext:base-cell-address="Hoja1.X16"/>
          </calcext:conditional-format>
          <calcext:conditional-format calcext:target-range-address="Hoja1.Y16:Hoja1.Y16">
            <calcext:condition calcext:apply-style-name="ConditionalStyle_3" calcext:value="&gt;500" calcext:base-cell-address="Hoja1.Y16"/>
            <calcext:condition calcext:apply-style-name="ConditionalStyle_2" calcext:value="&gt;100" calcext:base-cell-address="Hoja1.Y16"/>
          </calcext:conditional-format>
          <calcext:conditional-format calcext:target-range-address="Hoja1.Y16:Hoja1.Y16">
            <calcext:condition calcext:apply-style-name="ConditionalStyle_1" calcext:value="&lt;100" calcext:base-cell-address="Hoja1.Y16"/>
          </calcext:conditional-format>
          <calcext:conditional-format calcext:target-range-address="Hoja1.Y16:Hoja1.Y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Y16:Hoja1.Y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Y16:Hoja1.Y16">
            <calcext:condition calcext:apply-style-name="Neutral" calcext:value="&lt;100" calcext:base-cell-address="Hoja1.Y16"/>
            <calcext:condition calcext:apply-style-name="Good" calcext:value="&lt;500" calcext:base-cell-address="Hoja1.Y16"/>
            <calcext:condition calcext:apply-style-name="Error" calcext:value="&gt;=500" calcext:base-cell-address="Hoja1.Y16"/>
          </calcext:conditional-format>
          <calcext:conditional-format calcext:target-range-address="Hoja1.Z16:Hoja1.Z16">
            <calcext:condition calcext:apply-style-name="ConditionalStyle_3" calcext:value="&gt;500" calcext:base-cell-address="Hoja1.Z16"/>
            <calcext:condition calcext:apply-style-name="ConditionalStyle_2" calcext:value="&gt;100" calcext:base-cell-address="Hoja1.Z16"/>
          </calcext:conditional-format>
          <calcext:conditional-format calcext:target-range-address="Hoja1.Z16:Hoja1.Z16">
            <calcext:condition calcext:apply-style-name="ConditionalStyle_1" calcext:value="&lt;100" calcext:base-cell-address="Hoja1.Z16"/>
          </calcext:conditional-format>
          <calcext:conditional-format calcext:target-range-address="Hoja1.Z16:Hoja1.Z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Z16:Hoja1.Z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Z16:Hoja1.Z16">
            <calcext:condition calcext:apply-style-name="ConditionalStyle_3" calcext:value="&gt;500" calcext:base-cell-address="Hoja1.Z16"/>
            <calcext:condition calcext:apply-style-name="ConditionalStyle_2" calcext:value="&gt;100" calcext:base-cell-address="Hoja1.Z16"/>
          </calcext:conditional-format>
          <calcext:conditional-format calcext:target-range-address="Hoja1.Z16:Hoja1.Z16">
            <calcext:condition calcext:apply-style-name="ConditionalStyle_1" calcext:value="&lt;100" calcext:base-cell-address="Hoja1.Z16"/>
          </calcext:conditional-format>
          <calcext:conditional-format calcext:target-range-address="Hoja1.Z16:Hoja1.Z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Z16:Hoja1.Z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Z16:Hoja1.Z16">
            <calcext:condition calcext:apply-style-name="Neutral" calcext:value="&lt;100" calcext:base-cell-address="Hoja1.Z16"/>
            <calcext:condition calcext:apply-style-name="Good" calcext:value="&lt;500" calcext:base-cell-address="Hoja1.Z16"/>
            <calcext:condition calcext:apply-style-name="Error" calcext:value="&gt;=500" calcext:base-cell-address="Hoja1.Z16"/>
          </calcext:conditional-format>
          <calcext:conditional-format calcext:target-range-address="Hoja1.AA16:Hoja1.AA16">
            <calcext:condition calcext:apply-style-name="ConditionalStyle_3" calcext:value="&gt;500" calcext:base-cell-address="Hoja1.AA16"/>
            <calcext:condition calcext:apply-style-name="ConditionalStyle_2" calcext:value="&gt;100" calcext:base-cell-address="Hoja1.AA16"/>
          </calcext:conditional-format>
          <calcext:conditional-format calcext:target-range-address="Hoja1.AA16:Hoja1.AA16">
            <calcext:condition calcext:apply-style-name="ConditionalStyle_1" calcext:value="&lt;100" calcext:base-cell-address="Hoja1.AA16"/>
          </calcext:conditional-format>
          <calcext:conditional-format calcext:target-range-address="Hoja1.AA16:Hoja1.AA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16:Hoja1.AA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16:Hoja1.AA16">
            <calcext:condition calcext:apply-style-name="Neutral" calcext:value="&lt;100" calcext:base-cell-address="Hoja1.AA16"/>
            <calcext:condition calcext:apply-style-name="Good" calcext:value="&lt;500" calcext:base-cell-address="Hoja1.AA16"/>
            <calcext:condition calcext:apply-style-name="Error" calcext:value="&gt;=500" calcext:base-cell-address="Hoja1.AA16"/>
          </calcext:conditional-format>
          <calcext:conditional-format calcext:target-range-address="Hoja1.AB16:Hoja1.AB16 Hoja1.AD16:Hoja1.AD16 Hoja1.AF16:Hoja1.AF16 Hoja1.AH16:Hoja1.AH16 Hoja1.AJ16:Hoja1.AJ16">
            <calcext:condition calcext:apply-style-name="ConditionalStyle_3" calcext:value="&gt;500" calcext:base-cell-address="Hoja1.AB16"/>
            <calcext:condition calcext:apply-style-name="ConditionalStyle_2" calcext:value="&gt;100" calcext:base-cell-address="Hoja1.AB16"/>
          </calcext:conditional-format>
          <calcext:conditional-format calcext:target-range-address="Hoja1.AB16:Hoja1.AB16 Hoja1.AD16:Hoja1.AD16 Hoja1.AF16:Hoja1.AF16 Hoja1.AH16:Hoja1.AH16 Hoja1.AJ16:Hoja1.AJ16">
            <calcext:condition calcext:apply-style-name="ConditionalStyle_1" calcext:value="&lt;100" calcext:base-cell-address="Hoja1.AB16"/>
          </calcext:conditional-format>
          <calcext:conditional-format calcext:target-range-address="Hoja1.AB16:Hoja1.AB16 Hoja1.AD16:Hoja1.AD16 Hoja1.AF16:Hoja1.AF16 Hoja1.AH16:Hoja1.AH16 Hoja1.AJ16:Hoja1.AJ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16:Hoja1.AB16 Hoja1.AD16:Hoja1.AD16 Hoja1.AF16:Hoja1.AF16 Hoja1.AH16:Hoja1.AH16 Hoja1.AJ16:Hoja1.AJ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16:Hoja1.AB16 Hoja1.AD16:Hoja1.AD16 Hoja1.AF16:Hoja1.AF16 Hoja1.AH16:Hoja1.AH16 Hoja1.AJ16:Hoja1.AJ16">
            <calcext:condition calcext:apply-style-name="ConditionalStyle_3" calcext:value="&gt;500" calcext:base-cell-address="Hoja1.AB16"/>
            <calcext:condition calcext:apply-style-name="ConditionalStyle_2" calcext:value="&gt;100" calcext:base-cell-address="Hoja1.AB16"/>
          </calcext:conditional-format>
          <calcext:conditional-format calcext:target-range-address="Hoja1.AB16:Hoja1.AB16 Hoja1.AD16:Hoja1.AD16 Hoja1.AF16:Hoja1.AF16 Hoja1.AH16:Hoja1.AH16 Hoja1.AJ16:Hoja1.AJ16">
            <calcext:condition calcext:apply-style-name="ConditionalStyle_1" calcext:value="&lt;100" calcext:base-cell-address="Hoja1.AB16"/>
          </calcext:conditional-format>
          <calcext:conditional-format calcext:target-range-address="Hoja1.AB16:Hoja1.AB16 Hoja1.AD16:Hoja1.AD16 Hoja1.AF16:Hoja1.AF16 Hoja1.AH16:Hoja1.AH16 Hoja1.AJ16:Hoja1.AJ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16:Hoja1.AB16 Hoja1.AD16:Hoja1.AD16 Hoja1.AF16:Hoja1.AF16 Hoja1.AH16:Hoja1.AH16 Hoja1.AJ16:Hoja1.AJ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16:Hoja1.AB16 Hoja1.AD16:Hoja1.AD16 Hoja1.AF16:Hoja1.AF16 Hoja1.AH16:Hoja1.AH16 Hoja1.AJ16:Hoja1.AJ16">
            <calcext:condition calcext:apply-style-name="Neutral" calcext:value="&lt;100" calcext:base-cell-address="Hoja1.AB16"/>
            <calcext:condition calcext:apply-style-name="Good" calcext:value="&lt;500" calcext:base-cell-address="Hoja1.AB16"/>
            <calcext:condition calcext:apply-style-name="Error" calcext:value="&gt;=500" calcext:base-cell-address="Hoja1.AB16"/>
          </calcext:conditional-format>
          <calcext:conditional-format calcext:target-range-address="Hoja1.AC16:Hoja1.AC16 Hoja1.AE16:Hoja1.AE16 Hoja1.AG16:Hoja1.AG16 Hoja1.AI16:Hoja1.AI16">
            <calcext:condition calcext:apply-style-name="ConditionalStyle_3" calcext:value="&gt;500" calcext:base-cell-address="Hoja1.AC16"/>
            <calcext:condition calcext:apply-style-name="ConditionalStyle_2" calcext:value="&gt;100" calcext:base-cell-address="Hoja1.AC16"/>
          </calcext:conditional-format>
          <calcext:conditional-format calcext:target-range-address="Hoja1.AC16:Hoja1.AC16 Hoja1.AE16:Hoja1.AE16 Hoja1.AG16:Hoja1.AG16 Hoja1.AI16:Hoja1.AI16">
            <calcext:condition calcext:apply-style-name="ConditionalStyle_1" calcext:value="&lt;100" calcext:base-cell-address="Hoja1.AC16"/>
          </calcext:conditional-format>
          <calcext:conditional-format calcext:target-range-address="Hoja1.AC16:Hoja1.AC16 Hoja1.AE16:Hoja1.AE16 Hoja1.AG16:Hoja1.AG16 Hoja1.AI16:Hoja1.AI1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C16:Hoja1.AC16 Hoja1.AE16:Hoja1.AE16 Hoja1.AG16:Hoja1.AG16 Hoja1.AI16:Hoja1.AI1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C16:Hoja1.AC16 Hoja1.AE16:Hoja1.AE16 Hoja1.AG16:Hoja1.AG16 Hoja1.AI16:Hoja1.AI16">
            <calcext:condition calcext:apply-style-name="Neutral" calcext:value="&lt;100" calcext:base-cell-address="Hoja1.AC16"/>
            <calcext:condition calcext:apply-style-name="Good" calcext:value="&lt;500" calcext:base-cell-address="Hoja1.AC16"/>
            <calcext:condition calcext:apply-style-name="Error" calcext:value="&gt;=500" calcext:base-cell-address="Hoja1.AC16"/>
          </calcext:conditional-format>
          <calcext:conditional-format calcext:target-range-address="Hoja1.S20:Hoja1.S20">
            <calcext:condition calcext:apply-style-name="ConditionalStyle_3" calcext:value="&gt;500" calcext:base-cell-address="Hoja1.S20"/>
            <calcext:condition calcext:apply-style-name="ConditionalStyle_2" calcext:value="&gt;100" calcext:base-cell-address="Hoja1.S20"/>
          </calcext:conditional-format>
          <calcext:conditional-format calcext:target-range-address="Hoja1.S20:Hoja1.S20">
            <calcext:condition calcext:apply-style-name="ConditionalStyle_1" calcext:value="&lt;100" calcext:base-cell-address="Hoja1.S20"/>
          </calcext:conditional-format>
          <calcext:conditional-format calcext:target-range-address="Hoja1.S20:Hoja1.S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20:Hoja1.S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20:Hoja1.S20">
            <calcext:condition calcext:apply-style-name="ConditionalStyle_3" calcext:value="&gt;500" calcext:base-cell-address="Hoja1.S20"/>
            <calcext:condition calcext:apply-style-name="ConditionalStyle_2" calcext:value="&gt;100" calcext:base-cell-address="Hoja1.S20"/>
          </calcext:conditional-format>
          <calcext:conditional-format calcext:target-range-address="Hoja1.S20:Hoja1.S20">
            <calcext:condition calcext:apply-style-name="ConditionalStyle_1" calcext:value="&lt;100" calcext:base-cell-address="Hoja1.S20"/>
          </calcext:conditional-format>
          <calcext:conditional-format calcext:target-range-address="Hoja1.S20:Hoja1.S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20:Hoja1.S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20:Hoja1.S20">
            <calcext:condition calcext:apply-style-name="Neutral" calcext:value="&lt;100" calcext:base-cell-address="Hoja1.S20"/>
            <calcext:condition calcext:apply-style-name="Good" calcext:value="&lt;500" calcext:base-cell-address="Hoja1.S20"/>
            <calcext:condition calcext:apply-style-name="Error" calcext:value="&gt;=500" calcext:base-cell-address="Hoja1.S20"/>
          </calcext:conditional-format>
          <calcext:conditional-format calcext:target-range-address="Hoja1.T20:Hoja1.T20">
            <calcext:condition calcext:apply-style-name="ConditionalStyle_3" calcext:value="&gt;500" calcext:base-cell-address="Hoja1.T20"/>
            <calcext:condition calcext:apply-style-name="ConditionalStyle_2" calcext:value="&gt;100" calcext:base-cell-address="Hoja1.T20"/>
          </calcext:conditional-format>
          <calcext:conditional-format calcext:target-range-address="Hoja1.T20:Hoja1.T20">
            <calcext:condition calcext:apply-style-name="ConditionalStyle_1" calcext:value="&lt;100" calcext:base-cell-address="Hoja1.T20"/>
          </calcext:conditional-format>
          <calcext:conditional-format calcext:target-range-address="Hoja1.T20:Hoja1.T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20:Hoja1.T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20:Hoja1.T20">
            <calcext:condition calcext:apply-style-name="ConditionalStyle_3" calcext:value="&gt;500" calcext:base-cell-address="Hoja1.T20"/>
            <calcext:condition calcext:apply-style-name="ConditionalStyle_2" calcext:value="&gt;100" calcext:base-cell-address="Hoja1.T20"/>
          </calcext:conditional-format>
          <calcext:conditional-format calcext:target-range-address="Hoja1.T20:Hoja1.T20">
            <calcext:condition calcext:apply-style-name="ConditionalStyle_1" calcext:value="&lt;100" calcext:base-cell-address="Hoja1.T20"/>
          </calcext:conditional-format>
          <calcext:conditional-format calcext:target-range-address="Hoja1.T20:Hoja1.T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20:Hoja1.T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20:Hoja1.T20">
            <calcext:condition calcext:apply-style-name="Neutral" calcext:value="&lt;100" calcext:base-cell-address="Hoja1.T20"/>
            <calcext:condition calcext:apply-style-name="Good" calcext:value="&lt;500" calcext:base-cell-address="Hoja1.T20"/>
            <calcext:condition calcext:apply-style-name="Error" calcext:value="&gt;=500" calcext:base-cell-address="Hoja1.T20"/>
          </calcext:conditional-format>
          <calcext:conditional-format calcext:target-range-address="Hoja1.U20:Hoja1.U20">
            <calcext:condition calcext:apply-style-name="ConditionalStyle_3" calcext:value="&gt;500" calcext:base-cell-address="Hoja1.U20"/>
            <calcext:condition calcext:apply-style-name="ConditionalStyle_2" calcext:value="&gt;100" calcext:base-cell-address="Hoja1.U20"/>
          </calcext:conditional-format>
          <calcext:conditional-format calcext:target-range-address="Hoja1.U20:Hoja1.U20">
            <calcext:condition calcext:apply-style-name="ConditionalStyle_1" calcext:value="&lt;100" calcext:base-cell-address="Hoja1.U20"/>
          </calcext:conditional-format>
          <calcext:conditional-format calcext:target-range-address="Hoja1.U20:Hoja1.U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U20:Hoja1.U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U20:Hoja1.U20">
            <calcext:condition calcext:apply-style-name="Neutral" calcext:value="&lt;100" calcext:base-cell-address="Hoja1.U20"/>
            <calcext:condition calcext:apply-style-name="Good" calcext:value="&lt;500" calcext:base-cell-address="Hoja1.U20"/>
            <calcext:condition calcext:apply-style-name="Error" calcext:value="&gt;=500" calcext:base-cell-address="Hoja1.U20"/>
          </calcext:conditional-format>
          <calcext:conditional-format calcext:target-range-address="Hoja1.V20:Hoja1.V20">
            <calcext:condition calcext:apply-style-name="ConditionalStyle_3" calcext:value="&gt;500" calcext:base-cell-address="Hoja1.V20"/>
            <calcext:condition calcext:apply-style-name="ConditionalStyle_2" calcext:value="&gt;100" calcext:base-cell-address="Hoja1.V20"/>
          </calcext:conditional-format>
          <calcext:conditional-format calcext:target-range-address="Hoja1.V20:Hoja1.V20">
            <calcext:condition calcext:apply-style-name="ConditionalStyle_1" calcext:value="&lt;100" calcext:base-cell-address="Hoja1.V20"/>
          </calcext:conditional-format>
          <calcext:conditional-format calcext:target-range-address="Hoja1.V20:Hoja1.V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20:Hoja1.V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20:Hoja1.V20">
            <calcext:condition calcext:apply-style-name="Neutral" calcext:value="&lt;100" calcext:base-cell-address="Hoja1.V20"/>
            <calcext:condition calcext:apply-style-name="Good" calcext:value="&lt;500" calcext:base-cell-address="Hoja1.V20"/>
            <calcext:condition calcext:apply-style-name="Error" calcext:value="&gt;=500" calcext:base-cell-address="Hoja1.V20"/>
          </calcext:conditional-format>
          <calcext:conditional-format calcext:target-range-address="Hoja1.W20:Hoja1.W20">
            <calcext:condition calcext:apply-style-name="ConditionalStyle_3" calcext:value="&gt;500" calcext:base-cell-address="Hoja1.W20"/>
            <calcext:condition calcext:apply-style-name="ConditionalStyle_2" calcext:value="&gt;100" calcext:base-cell-address="Hoja1.W20"/>
          </calcext:conditional-format>
          <calcext:conditional-format calcext:target-range-address="Hoja1.W20:Hoja1.W20">
            <calcext:condition calcext:apply-style-name="ConditionalStyle_1" calcext:value="&lt;100" calcext:base-cell-address="Hoja1.W20"/>
          </calcext:conditional-format>
          <calcext:conditional-format calcext:target-range-address="Hoja1.W20:Hoja1.W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W20:Hoja1.W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W20:Hoja1.W20">
            <calcext:condition calcext:apply-style-name="Neutral" calcext:value="&lt;100" calcext:base-cell-address="Hoja1.W20"/>
            <calcext:condition calcext:apply-style-name="Good" calcext:value="&lt;500" calcext:base-cell-address="Hoja1.W20"/>
            <calcext:condition calcext:apply-style-name="Error" calcext:value="&gt;=500" calcext:base-cell-address="Hoja1.W20"/>
          </calcext:conditional-format>
          <calcext:conditional-format calcext:target-range-address="Hoja1.X20:Hoja1.X20">
            <calcext:condition calcext:apply-style-name="ConditionalStyle_3" calcext:value="&gt;500" calcext:base-cell-address="Hoja1.X20"/>
            <calcext:condition calcext:apply-style-name="ConditionalStyle_2" calcext:value="&gt;100" calcext:base-cell-address="Hoja1.X20"/>
          </calcext:conditional-format>
          <calcext:conditional-format calcext:target-range-address="Hoja1.X20:Hoja1.X20">
            <calcext:condition calcext:apply-style-name="ConditionalStyle_1" calcext:value="&lt;100" calcext:base-cell-address="Hoja1.X20"/>
          </calcext:conditional-format>
          <calcext:conditional-format calcext:target-range-address="Hoja1.X20:Hoja1.X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X20:Hoja1.X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X20:Hoja1.X20">
            <calcext:condition calcext:apply-style-name="Neutral" calcext:value="&lt;100" calcext:base-cell-address="Hoja1.X20"/>
            <calcext:condition calcext:apply-style-name="Good" calcext:value="&lt;500" calcext:base-cell-address="Hoja1.X20"/>
            <calcext:condition calcext:apply-style-name="Error" calcext:value="&gt;=500" calcext:base-cell-address="Hoja1.X20"/>
          </calcext:conditional-format>
          <calcext:conditional-format calcext:target-range-address="Hoja1.Y20:Hoja1.Y20">
            <calcext:condition calcext:apply-style-name="ConditionalStyle_3" calcext:value="&gt;500" calcext:base-cell-address="Hoja1.Y20"/>
            <calcext:condition calcext:apply-style-name="ConditionalStyle_2" calcext:value="&gt;100" calcext:base-cell-address="Hoja1.Y20"/>
          </calcext:conditional-format>
          <calcext:conditional-format calcext:target-range-address="Hoja1.Y20:Hoja1.Y20">
            <calcext:condition calcext:apply-style-name="ConditionalStyle_1" calcext:value="&lt;100" calcext:base-cell-address="Hoja1.Y20"/>
          </calcext:conditional-format>
          <calcext:conditional-format calcext:target-range-address="Hoja1.Y20:Hoja1.Y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Y20:Hoja1.Y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Y20:Hoja1.Y20">
            <calcext:condition calcext:apply-style-name="Neutral" calcext:value="&lt;100" calcext:base-cell-address="Hoja1.Y20"/>
            <calcext:condition calcext:apply-style-name="Good" calcext:value="&lt;500" calcext:base-cell-address="Hoja1.Y20"/>
            <calcext:condition calcext:apply-style-name="Error" calcext:value="&gt;=500" calcext:base-cell-address="Hoja1.Y20"/>
          </calcext:conditional-format>
          <calcext:conditional-format calcext:target-range-address="Hoja1.Z20:Hoja1.Z20">
            <calcext:condition calcext:apply-style-name="ConditionalStyle_3" calcext:value="&gt;500" calcext:base-cell-address="Hoja1.Z20"/>
            <calcext:condition calcext:apply-style-name="ConditionalStyle_2" calcext:value="&gt;100" calcext:base-cell-address="Hoja1.Z20"/>
          </calcext:conditional-format>
          <calcext:conditional-format calcext:target-range-address="Hoja1.Z20:Hoja1.Z20">
            <calcext:condition calcext:apply-style-name="ConditionalStyle_1" calcext:value="&lt;100" calcext:base-cell-address="Hoja1.Z20"/>
          </calcext:conditional-format>
          <calcext:conditional-format calcext:target-range-address="Hoja1.Z20:Hoja1.Z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Z20:Hoja1.Z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Z20:Hoja1.Z20">
            <calcext:condition calcext:apply-style-name="Neutral" calcext:value="&lt;100" calcext:base-cell-address="Hoja1.Z20"/>
            <calcext:condition calcext:apply-style-name="Good" calcext:value="&lt;500" calcext:base-cell-address="Hoja1.Z20"/>
            <calcext:condition calcext:apply-style-name="Error" calcext:value="&gt;=500" calcext:base-cell-address="Hoja1.Z20"/>
          </calcext:conditional-format>
          <calcext:conditional-format calcext:target-range-address="Hoja1.AA20:Hoja1.AA20">
            <calcext:condition calcext:apply-style-name="ConditionalStyle_3" calcext:value="&gt;500" calcext:base-cell-address="Hoja1.AA20"/>
            <calcext:condition calcext:apply-style-name="ConditionalStyle_2" calcext:value="&gt;100" calcext:base-cell-address="Hoja1.AA20"/>
          </calcext:conditional-format>
          <calcext:conditional-format calcext:target-range-address="Hoja1.AA20:Hoja1.AA20">
            <calcext:condition calcext:apply-style-name="ConditionalStyle_1" calcext:value="&lt;100" calcext:base-cell-address="Hoja1.AA20"/>
          </calcext:conditional-format>
          <calcext:conditional-format calcext:target-range-address="Hoja1.AA20:Hoja1.AA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20:Hoja1.AA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20:Hoja1.AA20">
            <calcext:condition calcext:apply-style-name="Neutral" calcext:value="&lt;100" calcext:base-cell-address="Hoja1.AA20"/>
            <calcext:condition calcext:apply-style-name="Good" calcext:value="&lt;500" calcext:base-cell-address="Hoja1.AA20"/>
            <calcext:condition calcext:apply-style-name="Error" calcext:value="&gt;=500" calcext:base-cell-address="Hoja1.AA20"/>
          </calcext:conditional-format>
          <calcext:conditional-format calcext:target-range-address="Hoja1.AB20:Hoja1.AB20">
            <calcext:condition calcext:apply-style-name="ConditionalStyle_3" calcext:value="&gt;500" calcext:base-cell-address="Hoja1.AB20"/>
            <calcext:condition calcext:apply-style-name="ConditionalStyle_2" calcext:value="&gt;100" calcext:base-cell-address="Hoja1.AB20"/>
          </calcext:conditional-format>
          <calcext:conditional-format calcext:target-range-address="Hoja1.AB20:Hoja1.AB20">
            <calcext:condition calcext:apply-style-name="ConditionalStyle_1" calcext:value="&lt;100" calcext:base-cell-address="Hoja1.AB20"/>
          </calcext:conditional-format>
          <calcext:conditional-format calcext:target-range-address="Hoja1.AB20:Hoja1.AB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20:Hoja1.AB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20:Hoja1.AB20">
            <calcext:condition calcext:apply-style-name="Neutral" calcext:value="&lt;100" calcext:base-cell-address="Hoja1.AB20"/>
            <calcext:condition calcext:apply-style-name="Good" calcext:value="&lt;500" calcext:base-cell-address="Hoja1.AB20"/>
            <calcext:condition calcext:apply-style-name="Error" calcext:value="&gt;=500" calcext:base-cell-address="Hoja1.AB20"/>
          </calcext:conditional-format>
          <calcext:conditional-format calcext:target-range-address="Hoja1.AC20:Hoja1.AC20">
            <calcext:condition calcext:apply-style-name="ConditionalStyle_3" calcext:value="&gt;500" calcext:base-cell-address="Hoja1.AC20"/>
            <calcext:condition calcext:apply-style-name="ConditionalStyle_2" calcext:value="&gt;100" calcext:base-cell-address="Hoja1.AC20"/>
          </calcext:conditional-format>
          <calcext:conditional-format calcext:target-range-address="Hoja1.AC20:Hoja1.AC20">
            <calcext:condition calcext:apply-style-name="ConditionalStyle_1" calcext:value="&lt;100" calcext:base-cell-address="Hoja1.AC20"/>
          </calcext:conditional-format>
          <calcext:conditional-format calcext:target-range-address="Hoja1.AC20:Hoja1.AC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C20:Hoja1.AC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C20:Hoja1.AC20">
            <calcext:condition calcext:apply-style-name="Neutral" calcext:value="&lt;100" calcext:base-cell-address="Hoja1.AC20"/>
            <calcext:condition calcext:apply-style-name="Good" calcext:value="&lt;500" calcext:base-cell-address="Hoja1.AC20"/>
            <calcext:condition calcext:apply-style-name="Error" calcext:value="&gt;=500" calcext:base-cell-address="Hoja1.AC20"/>
          </calcext:conditional-format>
          <calcext:conditional-format calcext:target-range-address="Hoja1.AD20:Hoja1.AD20">
            <calcext:condition calcext:apply-style-name="ConditionalStyle_3" calcext:value="&gt;500" calcext:base-cell-address="Hoja1.AD20"/>
            <calcext:condition calcext:apply-style-name="ConditionalStyle_2" calcext:value="&gt;100" calcext:base-cell-address="Hoja1.AD20"/>
          </calcext:conditional-format>
          <calcext:conditional-format calcext:target-range-address="Hoja1.AD20:Hoja1.AD20">
            <calcext:condition calcext:apply-style-name="ConditionalStyle_1" calcext:value="&lt;100" calcext:base-cell-address="Hoja1.AD20"/>
          </calcext:conditional-format>
          <calcext:conditional-format calcext:target-range-address="Hoja1.AD20:Hoja1.AD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D20:Hoja1.AD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D20:Hoja1.AD20">
            <calcext:condition calcext:apply-style-name="Neutral" calcext:value="&lt;100" calcext:base-cell-address="Hoja1.AD20"/>
            <calcext:condition calcext:apply-style-name="Good" calcext:value="&lt;500" calcext:base-cell-address="Hoja1.AD20"/>
            <calcext:condition calcext:apply-style-name="Error" calcext:value="&gt;=500" calcext:base-cell-address="Hoja1.AD20"/>
          </calcext:conditional-format>
          <calcext:conditional-format calcext:target-range-address="Hoja1.AE20:Hoja1.AE20 Hoja1.AG20:Hoja1.AG20 Hoja1.AI20:Hoja1.AI20">
            <calcext:condition calcext:apply-style-name="ConditionalStyle_3" calcext:value="&gt;500" calcext:base-cell-address="Hoja1.AE20"/>
            <calcext:condition calcext:apply-style-name="ConditionalStyle_2" calcext:value="&gt;100" calcext:base-cell-address="Hoja1.AE20"/>
          </calcext:conditional-format>
          <calcext:conditional-format calcext:target-range-address="Hoja1.AE20:Hoja1.AE20 Hoja1.AG20:Hoja1.AG20 Hoja1.AI20:Hoja1.AI20">
            <calcext:condition calcext:apply-style-name="ConditionalStyle_1" calcext:value="&lt;100" calcext:base-cell-address="Hoja1.AE20"/>
          </calcext:conditional-format>
          <calcext:conditional-format calcext:target-range-address="Hoja1.AE20:Hoja1.AE20 Hoja1.AG20:Hoja1.AG20 Hoja1.AI20:Hoja1.AI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E20:Hoja1.AE20 Hoja1.AG20:Hoja1.AG20 Hoja1.AI20:Hoja1.AI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E20:Hoja1.AE20 Hoja1.AG20:Hoja1.AG20 Hoja1.AI20:Hoja1.AI20">
            <calcext:condition calcext:apply-style-name="Neutral" calcext:value="&lt;100" calcext:base-cell-address="Hoja1.AE20"/>
            <calcext:condition calcext:apply-style-name="Good" calcext:value="&lt;500" calcext:base-cell-address="Hoja1.AE20"/>
            <calcext:condition calcext:apply-style-name="Error" calcext:value="&gt;=500" calcext:base-cell-address="Hoja1.AE20"/>
          </calcext:conditional-format>
          <calcext:conditional-format calcext:target-range-address="Hoja1.AF20:Hoja1.AF20 Hoja1.AH20:Hoja1.AH20 Hoja1.AJ20:Hoja1.AJ20">
            <calcext:condition calcext:apply-style-name="ConditionalStyle_3" calcext:value="&gt;500" calcext:base-cell-address="Hoja1.AF20"/>
            <calcext:condition calcext:apply-style-name="ConditionalStyle_2" calcext:value="&gt;100" calcext:base-cell-address="Hoja1.AF20"/>
          </calcext:conditional-format>
          <calcext:conditional-format calcext:target-range-address="Hoja1.AF20:Hoja1.AF20 Hoja1.AH20:Hoja1.AH20 Hoja1.AJ20:Hoja1.AJ20">
            <calcext:condition calcext:apply-style-name="ConditionalStyle_1" calcext:value="&lt;100" calcext:base-cell-address="Hoja1.AF20"/>
          </calcext:conditional-format>
          <calcext:conditional-format calcext:target-range-address="Hoja1.AF20:Hoja1.AF20 Hoja1.AH20:Hoja1.AH20 Hoja1.AJ20:Hoja1.AJ20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F20:Hoja1.AF20 Hoja1.AH20:Hoja1.AH20 Hoja1.AJ20:Hoja1.AJ2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F20:Hoja1.AF20 Hoja1.AH20:Hoja1.AH20 Hoja1.AJ20:Hoja1.AJ20">
            <calcext:condition calcext:apply-style-name="Neutral" calcext:value="&lt;100" calcext:base-cell-address="Hoja1.AF20"/>
            <calcext:condition calcext:apply-style-name="Good" calcext:value="&lt;500" calcext:base-cell-address="Hoja1.AF20"/>
            <calcext:condition calcext:apply-style-name="Error" calcext:value="&gt;=500" calcext:base-cell-address="Hoja1.AF20"/>
          </calcext:conditional-format>
          <calcext:conditional-format calcext:target-range-address="Hoja1.R13:Hoja1.R13">
            <calcext:condition calcext:apply-style-name="ConditionalStyle_3" calcext:value="&gt;500" calcext:base-cell-address="Hoja1.R13"/>
            <calcext:condition calcext:apply-style-name="ConditionalStyle_2" calcext:value="&gt;100" calcext:base-cell-address="Hoja1.R13"/>
          </calcext:conditional-format>
          <calcext:conditional-format calcext:target-range-address="Hoja1.R13:Hoja1.R13">
            <calcext:condition calcext:apply-style-name="ConditionalStyle_1" calcext:value="&lt;100" calcext:base-cell-address="Hoja1.R13"/>
          </calcext:conditional-format>
          <calcext:conditional-format calcext:target-range-address="Hoja1.R13:Hoja1.R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13:Hoja1.R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13:Hoja1.R13">
            <calcext:condition calcext:apply-style-name="ConditionalStyle_3" calcext:value="&gt;500" calcext:base-cell-address="Hoja1.R13"/>
            <calcext:condition calcext:apply-style-name="ConditionalStyle_2" calcext:value="&gt;100" calcext:base-cell-address="Hoja1.R13"/>
          </calcext:conditional-format>
          <calcext:conditional-format calcext:target-range-address="Hoja1.R13:Hoja1.R13">
            <calcext:condition calcext:apply-style-name="ConditionalStyle_1" calcext:value="&lt;100" calcext:base-cell-address="Hoja1.R13"/>
          </calcext:conditional-format>
          <calcext:conditional-format calcext:target-range-address="Hoja1.R13:Hoja1.R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R13:Hoja1.R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R13:Hoja1.R13">
            <calcext:condition calcext:apply-style-name="Neutral" calcext:value="&lt;100" calcext:base-cell-address="Hoja1.R13"/>
            <calcext:condition calcext:apply-style-name="Good" calcext:value="&lt;500" calcext:base-cell-address="Hoja1.R13"/>
            <calcext:condition calcext:apply-style-name="Error" calcext:value="&gt;=500" calcext:base-cell-address="Hoja1.R13"/>
          </calcext:conditional-format>
          <calcext:conditional-format calcext:target-range-address="Hoja1.S13:Hoja1.S13 Hoja1.X13:Hoja1.X13 Hoja1.AC13:Hoja1.AC13 Hoja1.AH13:Hoja1.AH13">
            <calcext:condition calcext:apply-style-name="ConditionalStyle_3" calcext:value="&gt;500" calcext:base-cell-address="Hoja1.S13"/>
            <calcext:condition calcext:apply-style-name="ConditionalStyle_2" calcext:value="&gt;100" calcext:base-cell-address="Hoja1.S13"/>
          </calcext:conditional-format>
          <calcext:conditional-format calcext:target-range-address="Hoja1.S13:Hoja1.S13 Hoja1.X13:Hoja1.X13 Hoja1.AC13:Hoja1.AC13 Hoja1.AH13:Hoja1.AH13">
            <calcext:condition calcext:apply-style-name="ConditionalStyle_1" calcext:value="&lt;100" calcext:base-cell-address="Hoja1.S13"/>
          </calcext:conditional-format>
          <calcext:conditional-format calcext:target-range-address="Hoja1.S13:Hoja1.S13 Hoja1.X13:Hoja1.X13 Hoja1.AC13:Hoja1.AC13 Hoja1.AH13:Hoja1.AH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13:Hoja1.S13 Hoja1.X13:Hoja1.X13 Hoja1.AC13:Hoja1.AC13 Hoja1.AH13:Hoja1.AH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13:Hoja1.S13 Hoja1.X13:Hoja1.X13 Hoja1.AC13:Hoja1.AC13 Hoja1.AH13:Hoja1.AH13">
            <calcext:condition calcext:apply-style-name="ConditionalStyle_3" calcext:value="&gt;500" calcext:base-cell-address="Hoja1.S13"/>
            <calcext:condition calcext:apply-style-name="ConditionalStyle_2" calcext:value="&gt;100" calcext:base-cell-address="Hoja1.S13"/>
          </calcext:conditional-format>
          <calcext:conditional-format calcext:target-range-address="Hoja1.S13:Hoja1.S13 Hoja1.X13:Hoja1.X13 Hoja1.AC13:Hoja1.AC13 Hoja1.AH13:Hoja1.AH13">
            <calcext:condition calcext:apply-style-name="ConditionalStyle_1" calcext:value="&lt;100" calcext:base-cell-address="Hoja1.S13"/>
          </calcext:conditional-format>
          <calcext:conditional-format calcext:target-range-address="Hoja1.S13:Hoja1.S13 Hoja1.X13:Hoja1.X13 Hoja1.AC13:Hoja1.AC13 Hoja1.AH13:Hoja1.AH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S13:Hoja1.S13 Hoja1.X13:Hoja1.X13 Hoja1.AC13:Hoja1.AC13 Hoja1.AH13:Hoja1.AH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S13:Hoja1.S13 Hoja1.X13:Hoja1.X13 Hoja1.AC13:Hoja1.AC13 Hoja1.AH13:Hoja1.AH13">
            <calcext:condition calcext:apply-style-name="Neutral" calcext:value="&lt;100" calcext:base-cell-address="Hoja1.S13"/>
            <calcext:condition calcext:apply-style-name="Good" calcext:value="&lt;500" calcext:base-cell-address="Hoja1.S13"/>
            <calcext:condition calcext:apply-style-name="Error" calcext:value="&gt;=500" calcext:base-cell-address="Hoja1.S13"/>
          </calcext:conditional-format>
          <calcext:conditional-format calcext:target-range-address="Hoja1.T13:Hoja1.T13 Hoja1.Y13:Hoja1.Y13 Hoja1.AD13:Hoja1.AD13 Hoja1.AI13:Hoja1.AI13">
            <calcext:condition calcext:apply-style-name="ConditionalStyle_3" calcext:value="&gt;500" calcext:base-cell-address="Hoja1.T13"/>
            <calcext:condition calcext:apply-style-name="ConditionalStyle_2" calcext:value="&gt;100" calcext:base-cell-address="Hoja1.T13"/>
          </calcext:conditional-format>
          <calcext:conditional-format calcext:target-range-address="Hoja1.T13:Hoja1.T13 Hoja1.Y13:Hoja1.Y13 Hoja1.AD13:Hoja1.AD13 Hoja1.AI13:Hoja1.AI13">
            <calcext:condition calcext:apply-style-name="ConditionalStyle_1" calcext:value="&lt;100" calcext:base-cell-address="Hoja1.T13"/>
          </calcext:conditional-format>
          <calcext:conditional-format calcext:target-range-address="Hoja1.T13:Hoja1.T13 Hoja1.Y13:Hoja1.Y13 Hoja1.AD13:Hoja1.AD13 Hoja1.AI13:Hoja1.AI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T13:Hoja1.T13 Hoja1.Y13:Hoja1.Y13 Hoja1.AD13:Hoja1.AD13 Hoja1.AI13:Hoja1.AI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T13:Hoja1.T13 Hoja1.Y13:Hoja1.Y13 Hoja1.AD13:Hoja1.AD13 Hoja1.AI13:Hoja1.AI13">
            <calcext:condition calcext:apply-style-name="Neutral" calcext:value="&lt;100" calcext:base-cell-address="Hoja1.T13"/>
            <calcext:condition calcext:apply-style-name="Good" calcext:value="&lt;500" calcext:base-cell-address="Hoja1.T13"/>
            <calcext:condition calcext:apply-style-name="Error" calcext:value="&gt;=500" calcext:base-cell-address="Hoja1.T13"/>
          </calcext:conditional-format>
          <calcext:conditional-format calcext:target-range-address="Hoja1.U13:Hoja1.U13 Hoja1.Z13:Hoja1.Z13 Hoja1.AE13:Hoja1.AE13">
            <calcext:condition calcext:apply-style-name="ConditionalStyle_3" calcext:value="&gt;500" calcext:base-cell-address="Hoja1.U13"/>
            <calcext:condition calcext:apply-style-name="ConditionalStyle_2" calcext:value="&gt;100" calcext:base-cell-address="Hoja1.U13"/>
          </calcext:conditional-format>
          <calcext:conditional-format calcext:target-range-address="Hoja1.U13:Hoja1.U13 Hoja1.Z13:Hoja1.Z13 Hoja1.AE13:Hoja1.AE13">
            <calcext:condition calcext:apply-style-name="ConditionalStyle_1" calcext:value="&lt;100" calcext:base-cell-address="Hoja1.U13"/>
          </calcext:conditional-format>
          <calcext:conditional-format calcext:target-range-address="Hoja1.U13:Hoja1.U13 Hoja1.Z13:Hoja1.Z13 Hoja1.AE13:Hoja1.AE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U13:Hoja1.U13 Hoja1.Z13:Hoja1.Z13 Hoja1.AE13:Hoja1.AE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U13:Hoja1.U13 Hoja1.Z13:Hoja1.Z13 Hoja1.AE13:Hoja1.AE13">
            <calcext:condition calcext:apply-style-name="Neutral" calcext:value="&lt;100" calcext:base-cell-address="Hoja1.U13"/>
            <calcext:condition calcext:apply-style-name="Good" calcext:value="&lt;500" calcext:base-cell-address="Hoja1.U13"/>
            <calcext:condition calcext:apply-style-name="Error" calcext:value="&gt;=500" calcext:base-cell-address="Hoja1.U13"/>
          </calcext:conditional-format>
          <calcext:conditional-format calcext:target-range-address="Hoja1.V13:Hoja1.V13 Hoja1.AA13:Hoja1.AA13 Hoja1.AF13:Hoja1.AF13">
            <calcext:condition calcext:apply-style-name="ConditionalStyle_3" calcext:value="&gt;500" calcext:base-cell-address="Hoja1.V13"/>
            <calcext:condition calcext:apply-style-name="ConditionalStyle_2" calcext:value="&gt;100" calcext:base-cell-address="Hoja1.V13"/>
          </calcext:conditional-format>
          <calcext:conditional-format calcext:target-range-address="Hoja1.V13:Hoja1.V13 Hoja1.AA13:Hoja1.AA13 Hoja1.AF13:Hoja1.AF13">
            <calcext:condition calcext:apply-style-name="ConditionalStyle_1" calcext:value="&lt;100" calcext:base-cell-address="Hoja1.V13"/>
          </calcext:conditional-format>
          <calcext:conditional-format calcext:target-range-address="Hoja1.V13:Hoja1.V13 Hoja1.AA13:Hoja1.AA13 Hoja1.AF13:Hoja1.AF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V13:Hoja1.V13 Hoja1.AA13:Hoja1.AA13 Hoja1.AF13:Hoja1.AF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V13:Hoja1.V13 Hoja1.AA13:Hoja1.AA13 Hoja1.AF13:Hoja1.AF13">
            <calcext:condition calcext:apply-style-name="Neutral" calcext:value="&lt;100" calcext:base-cell-address="Hoja1.V13"/>
            <calcext:condition calcext:apply-style-name="Good" calcext:value="&lt;500" calcext:base-cell-address="Hoja1.V13"/>
            <calcext:condition calcext:apply-style-name="Error" calcext:value="&gt;=500" calcext:base-cell-address="Hoja1.V13"/>
          </calcext:conditional-format>
          <calcext:conditional-format calcext:target-range-address="Hoja1.W13:Hoja1.W13 Hoja1.AB13:Hoja1.AB13 Hoja1.AG13:Hoja1.AG13">
            <calcext:condition calcext:apply-style-name="ConditionalStyle_3" calcext:value="&gt;500" calcext:base-cell-address="Hoja1.W13"/>
            <calcext:condition calcext:apply-style-name="ConditionalStyle_2" calcext:value="&gt;100" calcext:base-cell-address="Hoja1.W13"/>
          </calcext:conditional-format>
          <calcext:conditional-format calcext:target-range-address="Hoja1.W13:Hoja1.W13 Hoja1.AB13:Hoja1.AB13 Hoja1.AG13:Hoja1.AG13">
            <calcext:condition calcext:apply-style-name="ConditionalStyle_1" calcext:value="&lt;100" calcext:base-cell-address="Hoja1.W13"/>
          </calcext:conditional-format>
          <calcext:conditional-format calcext:target-range-address="Hoja1.W13:Hoja1.W13 Hoja1.AB13:Hoja1.AB13 Hoja1.AG13:Hoja1.AG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W13:Hoja1.W13 Hoja1.AB13:Hoja1.AB13 Hoja1.AG13:Hoja1.AG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W13:Hoja1.W13 Hoja1.AB13:Hoja1.AB13 Hoja1.AG13:Hoja1.AG13">
            <calcext:condition calcext:apply-style-name="Neutral" calcext:value="&lt;100" calcext:base-cell-address="Hoja1.W13"/>
            <calcext:condition calcext:apply-style-name="Good" calcext:value="&lt;500" calcext:base-cell-address="Hoja1.W13"/>
            <calcext:condition calcext:apply-style-name="Error" calcext:value="&gt;=500" calcext:base-cell-address="Hoja1.W13"/>
          </calcext:conditional-format>
          <calcext:conditional-format calcext:target-range-address="Hoja1.AJ13:Hoja1.AJ13">
            <calcext:condition calcext:apply-style-name="ConditionalStyle_3" calcext:value="&gt;500" calcext:base-cell-address="Hoja1.AJ13"/>
            <calcext:condition calcext:apply-style-name="ConditionalStyle_2" calcext:value="&gt;100" calcext:base-cell-address="Hoja1.AJ13"/>
          </calcext:conditional-format>
          <calcext:conditional-format calcext:target-range-address="Hoja1.AJ13:Hoja1.AJ13">
            <calcext:condition calcext:apply-style-name="ConditionalStyle_1" calcext:value="&lt;100" calcext:base-cell-address="Hoja1.AJ13"/>
          </calcext:conditional-format>
          <calcext:conditional-format calcext:target-range-address="Hoja1.AJ13:Hoja1.AJ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J13:Hoja1.AJ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J13:Hoja1.AJ13">
            <calcext:condition calcext:apply-style-name="Neutral" calcext:value="&lt;100" calcext:base-cell-address="Hoja1.AJ13"/>
            <calcext:condition calcext:apply-style-name="Good" calcext:value="&lt;500" calcext:base-cell-address="Hoja1.AJ13"/>
            <calcext:condition calcext:apply-style-name="Error" calcext:value="&gt;=500" calcext:base-cell-address="Hoja1.AJ13"/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ndition calcext:apply-style-name="ConditionalStyle_3" calcext:value="&gt;500" calcext:base-cell-address="Hoja1.K15"/>
            <calcext:condition calcext:apply-style-name="ConditionalStyle_2" calcext:value="&gt;100" calcext:base-cell-address="Hoja1.K15"/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ndition calcext:apply-style-name="ConditionalStyle_1" calcext:value="&lt;100" calcext:base-cell-address="Hoja1.K15"/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ndition calcext:apply-style-name="ConditionalStyle_3" calcext:value="&gt;500" calcext:base-cell-address="Hoja1.K15"/>
            <calcext:condition calcext:apply-style-name="ConditionalStyle_2" calcext:value="&gt;100" calcext:base-cell-address="Hoja1.K15"/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ndition calcext:apply-style-name="ConditionalStyle_1" calcext:value="&lt;100" calcext:base-cell-address="Hoja1.K15"/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15:Hoja1.K15 Hoja1.O15:Hoja1.O15 Hoja1.S15:Hoja1.S15 Hoja1.W15:Hoja1.W15 Hoja1.AA15:Hoja1.AA15 Hoja1.AE15:Hoja1.AE15 Hoja1.AI15:Hoja1.AI15">
            <calcext:condition calcext:apply-style-name="Neutral" calcext:value="&lt;100" calcext:base-cell-address="Hoja1.K15"/>
            <calcext:condition calcext:apply-style-name="Good" calcext:value="&lt;500" calcext:base-cell-address="Hoja1.K15"/>
            <calcext:condition calcext:apply-style-name="Error" calcext:value="&gt;=500" calcext:base-cell-address="Hoja1.K15"/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ndition calcext:apply-style-name="ConditionalStyle_3" calcext:value="&gt;500" calcext:base-cell-address="Hoja1.L15"/>
            <calcext:condition calcext:apply-style-name="ConditionalStyle_2" calcext:value="&gt;100" calcext:base-cell-address="Hoja1.L15"/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ndition calcext:apply-style-name="ConditionalStyle_1" calcext:value="&lt;100" calcext:base-cell-address="Hoja1.L15"/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ndition calcext:apply-style-name="ConditionalStyle_3" calcext:value="&gt;500" calcext:base-cell-address="Hoja1.L15"/>
            <calcext:condition calcext:apply-style-name="ConditionalStyle_2" calcext:value="&gt;100" calcext:base-cell-address="Hoja1.L15"/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ndition calcext:apply-style-name="ConditionalStyle_1" calcext:value="&lt;100" calcext:base-cell-address="Hoja1.L15"/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5:Hoja1.L15 Hoja1.P15:Hoja1.P15 Hoja1.T15:Hoja1.T15 Hoja1.X15:Hoja1.X15 Hoja1.AB15:Hoja1.AB15 Hoja1.AF15:Hoja1.AF15 Hoja1.AJ15:Hoja1.AJ15">
            <calcext:condition calcext:apply-style-name="Neutral" calcext:value="&lt;100" calcext:base-cell-address="Hoja1.L15"/>
            <calcext:condition calcext:apply-style-name="Good" calcext:value="&lt;500" calcext:base-cell-address="Hoja1.L15"/>
            <calcext:condition calcext:apply-style-name="Error" calcext:value="&gt;=500" calcext:base-cell-address="Hoja1.L15"/>
          </calcext:conditional-format>
          <calcext:conditional-format calcext:target-range-address="Hoja1.M15:Hoja1.M15 Hoja1.Q15:Hoja1.Q15 Hoja1.U15:Hoja1.U15 Hoja1.Y15:Hoja1.Y15 Hoja1.AC15:Hoja1.AC15 Hoja1.AG15:Hoja1.AG15">
            <calcext:condition calcext:apply-style-name="ConditionalStyle_3" calcext:value="&gt;500" calcext:base-cell-address="Hoja1.M15"/>
            <calcext:condition calcext:apply-style-name="ConditionalStyle_2" calcext:value="&gt;100" calcext:base-cell-address="Hoja1.M15"/>
          </calcext:conditional-format>
          <calcext:conditional-format calcext:target-range-address="Hoja1.M15:Hoja1.M15 Hoja1.Q15:Hoja1.Q15 Hoja1.U15:Hoja1.U15 Hoja1.Y15:Hoja1.Y15 Hoja1.AC15:Hoja1.AC15 Hoja1.AG15:Hoja1.AG15">
            <calcext:condition calcext:apply-style-name="ConditionalStyle_1" calcext:value="&lt;100" calcext:base-cell-address="Hoja1.M15"/>
          </calcext:conditional-format>
          <calcext:conditional-format calcext:target-range-address="Hoja1.M15:Hoja1.M15 Hoja1.Q15:Hoja1.Q15 Hoja1.U15:Hoja1.U15 Hoja1.Y15:Hoja1.Y15 Hoja1.AC15:Hoja1.AC15 Hoja1.AG15:Hoja1.AG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M15:Hoja1.M15 Hoja1.Q15:Hoja1.Q15 Hoja1.U15:Hoja1.U15 Hoja1.Y15:Hoja1.Y15 Hoja1.AC15:Hoja1.AC15 Hoja1.AG15:Hoja1.AG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M15:Hoja1.M15 Hoja1.Q15:Hoja1.Q15 Hoja1.U15:Hoja1.U15 Hoja1.Y15:Hoja1.Y15 Hoja1.AC15:Hoja1.AC15 Hoja1.AG15:Hoja1.AG15">
            <calcext:condition calcext:apply-style-name="ConditionalStyle_3" calcext:value="&gt;500" calcext:base-cell-address="Hoja1.M15"/>
            <calcext:condition calcext:apply-style-name="ConditionalStyle_2" calcext:value="&gt;100" calcext:base-cell-address="Hoja1.M15"/>
          </calcext:conditional-format>
          <calcext:conditional-format calcext:target-range-address="Hoja1.M15:Hoja1.M15 Hoja1.Q15:Hoja1.Q15 Hoja1.U15:Hoja1.U15 Hoja1.Y15:Hoja1.Y15 Hoja1.AC15:Hoja1.AC15 Hoja1.AG15:Hoja1.AG15">
            <calcext:condition calcext:apply-style-name="ConditionalStyle_1" calcext:value="&lt;100" calcext:base-cell-address="Hoja1.M15"/>
          </calcext:conditional-format>
          <calcext:conditional-format calcext:target-range-address="Hoja1.M15:Hoja1.M15 Hoja1.Q15:Hoja1.Q15 Hoja1.U15:Hoja1.U15 Hoja1.Y15:Hoja1.Y15 Hoja1.AC15:Hoja1.AC15 Hoja1.AG15:Hoja1.AG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M15:Hoja1.M15 Hoja1.Q15:Hoja1.Q15 Hoja1.U15:Hoja1.U15 Hoja1.Y15:Hoja1.Y15 Hoja1.AC15:Hoja1.AC15 Hoja1.AG15:Hoja1.AG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M15:Hoja1.M15 Hoja1.Q15:Hoja1.Q15 Hoja1.U15:Hoja1.U15 Hoja1.Y15:Hoja1.Y15 Hoja1.AC15:Hoja1.AC15 Hoja1.AG15:Hoja1.AG15">
            <calcext:condition calcext:apply-style-name="Neutral" calcext:value="&lt;100" calcext:base-cell-address="Hoja1.M15"/>
            <calcext:condition calcext:apply-style-name="Good" calcext:value="&lt;500" calcext:base-cell-address="Hoja1.M15"/>
            <calcext:condition calcext:apply-style-name="Error" calcext:value="&gt;=500" calcext:base-cell-address="Hoja1.M15"/>
          </calcext:conditional-format>
          <calcext:conditional-format calcext:target-range-address="Hoja1.N15:Hoja1.N15 Hoja1.R15:Hoja1.R15 Hoja1.V15:Hoja1.V15 Hoja1.Z15:Hoja1.Z15 Hoja1.AD15:Hoja1.AD15 Hoja1.AH15:Hoja1.AH15">
            <calcext:condition calcext:apply-style-name="ConditionalStyle_3" calcext:value="&gt;500" calcext:base-cell-address="Hoja1.N15"/>
            <calcext:condition calcext:apply-style-name="ConditionalStyle_2" calcext:value="&gt;100" calcext:base-cell-address="Hoja1.N15"/>
          </calcext:conditional-format>
          <calcext:conditional-format calcext:target-range-address="Hoja1.N15:Hoja1.N15 Hoja1.R15:Hoja1.R15 Hoja1.V15:Hoja1.V15 Hoja1.Z15:Hoja1.Z15 Hoja1.AD15:Hoja1.AD15 Hoja1.AH15:Hoja1.AH15">
            <calcext:condition calcext:apply-style-name="ConditionalStyle_1" calcext:value="&lt;100" calcext:base-cell-address="Hoja1.N15"/>
          </calcext:conditional-format>
          <calcext:conditional-format calcext:target-range-address="Hoja1.N15:Hoja1.N15 Hoja1.R15:Hoja1.R15 Hoja1.V15:Hoja1.V15 Hoja1.Z15:Hoja1.Z15 Hoja1.AD15:Hoja1.AD15 Hoja1.AH15:Hoja1.AH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N15:Hoja1.N15 Hoja1.R15:Hoja1.R15 Hoja1.V15:Hoja1.V15 Hoja1.Z15:Hoja1.Z15 Hoja1.AD15:Hoja1.AD15 Hoja1.AH15:Hoja1.AH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N15:Hoja1.N15 Hoja1.R15:Hoja1.R15 Hoja1.V15:Hoja1.V15 Hoja1.Z15:Hoja1.Z15 Hoja1.AD15:Hoja1.AD15 Hoja1.AH15:Hoja1.AH15">
            <calcext:condition calcext:apply-style-name="ConditionalStyle_3" calcext:value="&gt;500" calcext:base-cell-address="Hoja1.N15"/>
            <calcext:condition calcext:apply-style-name="ConditionalStyle_2" calcext:value="&gt;100" calcext:base-cell-address="Hoja1.N15"/>
          </calcext:conditional-format>
          <calcext:conditional-format calcext:target-range-address="Hoja1.N15:Hoja1.N15 Hoja1.R15:Hoja1.R15 Hoja1.V15:Hoja1.V15 Hoja1.Z15:Hoja1.Z15 Hoja1.AD15:Hoja1.AD15 Hoja1.AH15:Hoja1.AH15">
            <calcext:condition calcext:apply-style-name="ConditionalStyle_1" calcext:value="&lt;100" calcext:base-cell-address="Hoja1.N15"/>
          </calcext:conditional-format>
          <calcext:conditional-format calcext:target-range-address="Hoja1.N15:Hoja1.N15 Hoja1.R15:Hoja1.R15 Hoja1.V15:Hoja1.V15 Hoja1.Z15:Hoja1.Z15 Hoja1.AD15:Hoja1.AD15 Hoja1.AH15:Hoja1.AH1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N15:Hoja1.N15 Hoja1.R15:Hoja1.R15 Hoja1.V15:Hoja1.V15 Hoja1.Z15:Hoja1.Z15 Hoja1.AD15:Hoja1.AD15 Hoja1.AH15:Hoja1.AH1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N15:Hoja1.N15 Hoja1.R15:Hoja1.R15 Hoja1.V15:Hoja1.V15 Hoja1.Z15:Hoja1.Z15 Hoja1.AD15:Hoja1.AD15 Hoja1.AH15:Hoja1.AH15">
            <calcext:condition calcext:apply-style-name="Neutral" calcext:value="&lt;100" calcext:base-cell-address="Hoja1.N15"/>
            <calcext:condition calcext:apply-style-name="Good" calcext:value="&lt;500" calcext:base-cell-address="Hoja1.N15"/>
            <calcext:condition calcext:apply-style-name="Error" calcext:value="&gt;=500" calcext:base-cell-address="Hoja1.N15"/>
          </calcext:conditional-format>
          <calcext:conditional-format calcext:target-range-address="Hoja1.K18:Hoja1.K18 Hoja1.Q18:Hoja1.Q18 Hoja1.W18:Hoja1.W18 Hoja1.AC18:Hoja1.AC18 Hoja1.AI18:Hoja1.AI18">
            <calcext:condition calcext:apply-style-name="ConditionalStyle_3" calcext:value="&gt;500" calcext:base-cell-address="Hoja1.K18"/>
            <calcext:condition calcext:apply-style-name="ConditionalStyle_2" calcext:value="&gt;100" calcext:base-cell-address="Hoja1.K18"/>
          </calcext:conditional-format>
          <calcext:conditional-format calcext:target-range-address="Hoja1.K18:Hoja1.K18 Hoja1.Q18:Hoja1.Q18 Hoja1.W18:Hoja1.W18 Hoja1.AC18:Hoja1.AC18 Hoja1.AI18:Hoja1.AI18">
            <calcext:condition calcext:apply-style-name="ConditionalStyle_1" calcext:value="&lt;100" calcext:base-cell-address="Hoja1.K18"/>
          </calcext:conditional-format>
          <calcext:conditional-format calcext:target-range-address="Hoja1.K18:Hoja1.K18 Hoja1.Q18:Hoja1.Q18 Hoja1.W18:Hoja1.W18 Hoja1.AC18:Hoja1.AC18 Hoja1.AI18:Hoja1.AI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18:Hoja1.K18 Hoja1.Q18:Hoja1.Q18 Hoja1.W18:Hoja1.W18 Hoja1.AC18:Hoja1.AC18 Hoja1.AI18:Hoja1.AI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18:Hoja1.K18 Hoja1.Q18:Hoja1.Q18 Hoja1.W18:Hoja1.W18 Hoja1.AC18:Hoja1.AC18 Hoja1.AI18:Hoja1.AI18">
            <calcext:condition calcext:apply-style-name="ConditionalStyle_3" calcext:value="&gt;500" calcext:base-cell-address="Hoja1.K18"/>
            <calcext:condition calcext:apply-style-name="ConditionalStyle_2" calcext:value="&gt;100" calcext:base-cell-address="Hoja1.K18"/>
          </calcext:conditional-format>
          <calcext:conditional-format calcext:target-range-address="Hoja1.K18:Hoja1.K18 Hoja1.Q18:Hoja1.Q18 Hoja1.W18:Hoja1.W18 Hoja1.AC18:Hoja1.AC18 Hoja1.AI18:Hoja1.AI18">
            <calcext:condition calcext:apply-style-name="ConditionalStyle_1" calcext:value="&lt;100" calcext:base-cell-address="Hoja1.K18"/>
          </calcext:conditional-format>
          <calcext:conditional-format calcext:target-range-address="Hoja1.K18:Hoja1.K18 Hoja1.Q18:Hoja1.Q18 Hoja1.W18:Hoja1.W18 Hoja1.AC18:Hoja1.AC18 Hoja1.AI18:Hoja1.AI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18:Hoja1.K18 Hoja1.Q18:Hoja1.Q18 Hoja1.W18:Hoja1.W18 Hoja1.AC18:Hoja1.AC18 Hoja1.AI18:Hoja1.AI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18:Hoja1.K18 Hoja1.Q18:Hoja1.Q18 Hoja1.W18:Hoja1.W18 Hoja1.AC18:Hoja1.AC18 Hoja1.AI18:Hoja1.AI18">
            <calcext:condition calcext:apply-style-name="Neutral" calcext:value="&lt;100" calcext:base-cell-address="Hoja1.K18"/>
            <calcext:condition calcext:apply-style-name="Good" calcext:value="&lt;500" calcext:base-cell-address="Hoja1.K18"/>
            <calcext:condition calcext:apply-style-name="Error" calcext:value="&gt;=500" calcext:base-cell-address="Hoja1.K18"/>
          </calcext:conditional-format>
          <calcext:conditional-format calcext:target-range-address="Hoja1.L18:Hoja1.L18 Hoja1.R18:Hoja1.R18 Hoja1.X18:Hoja1.X18 Hoja1.AD18:Hoja1.AD18 Hoja1.AJ18:Hoja1.AJ18">
            <calcext:condition calcext:apply-style-name="ConditionalStyle_3" calcext:value="&gt;500" calcext:base-cell-address="Hoja1.L18"/>
            <calcext:condition calcext:apply-style-name="ConditionalStyle_2" calcext:value="&gt;100" calcext:base-cell-address="Hoja1.L18"/>
          </calcext:conditional-format>
          <calcext:conditional-format calcext:target-range-address="Hoja1.L18:Hoja1.L18 Hoja1.R18:Hoja1.R18 Hoja1.X18:Hoja1.X18 Hoja1.AD18:Hoja1.AD18 Hoja1.AJ18:Hoja1.AJ18">
            <calcext:condition calcext:apply-style-name="ConditionalStyle_1" calcext:value="&lt;100" calcext:base-cell-address="Hoja1.L18"/>
          </calcext:conditional-format>
          <calcext:conditional-format calcext:target-range-address="Hoja1.L18:Hoja1.L18 Hoja1.R18:Hoja1.R18 Hoja1.X18:Hoja1.X18 Hoja1.AD18:Hoja1.AD18 Hoja1.AJ18:Hoja1.AJ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8:Hoja1.L18 Hoja1.R18:Hoja1.R18 Hoja1.X18:Hoja1.X18 Hoja1.AD18:Hoja1.AD18 Hoja1.AJ18:Hoja1.AJ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8:Hoja1.L18 Hoja1.R18:Hoja1.R18 Hoja1.X18:Hoja1.X18 Hoja1.AD18:Hoja1.AD18 Hoja1.AJ18:Hoja1.AJ18">
            <calcext:condition calcext:apply-style-name="ConditionalStyle_3" calcext:value="&gt;500" calcext:base-cell-address="Hoja1.L18"/>
            <calcext:condition calcext:apply-style-name="ConditionalStyle_2" calcext:value="&gt;100" calcext:base-cell-address="Hoja1.L18"/>
          </calcext:conditional-format>
          <calcext:conditional-format calcext:target-range-address="Hoja1.L18:Hoja1.L18 Hoja1.R18:Hoja1.R18 Hoja1.X18:Hoja1.X18 Hoja1.AD18:Hoja1.AD18 Hoja1.AJ18:Hoja1.AJ18">
            <calcext:condition calcext:apply-style-name="ConditionalStyle_1" calcext:value="&lt;100" calcext:base-cell-address="Hoja1.L18"/>
          </calcext:conditional-format>
          <calcext:conditional-format calcext:target-range-address="Hoja1.L18:Hoja1.L18 Hoja1.R18:Hoja1.R18 Hoja1.X18:Hoja1.X18 Hoja1.AD18:Hoja1.AD18 Hoja1.AJ18:Hoja1.AJ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L18:Hoja1.L18 Hoja1.R18:Hoja1.R18 Hoja1.X18:Hoja1.X18 Hoja1.AD18:Hoja1.AD18 Hoja1.AJ18:Hoja1.AJ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L18:Hoja1.L18 Hoja1.R18:Hoja1.R18 Hoja1.X18:Hoja1.X18 Hoja1.AD18:Hoja1.AD18 Hoja1.AJ18:Hoja1.AJ18">
            <calcext:condition calcext:apply-style-name="Neutral" calcext:value="&lt;100" calcext:base-cell-address="Hoja1.L18"/>
            <calcext:condition calcext:apply-style-name="Good" calcext:value="&lt;500" calcext:base-cell-address="Hoja1.L18"/>
            <calcext:condition calcext:apply-style-name="Error" calcext:value="&gt;=500" calcext:base-cell-address="Hoja1.L18"/>
          </calcext:conditional-format>
          <calcext:conditional-format calcext:target-range-address="Hoja1.M18:Hoja1.M18 Hoja1.S18:Hoja1.S18 Hoja1.Y18:Hoja1.Y18 Hoja1.AE18:Hoja1.AE18">
            <calcext:condition calcext:apply-style-name="ConditionalStyle_3" calcext:value="&gt;500" calcext:base-cell-address="Hoja1.M18"/>
            <calcext:condition calcext:apply-style-name="ConditionalStyle_2" calcext:value="&gt;100" calcext:base-cell-address="Hoja1.M18"/>
          </calcext:conditional-format>
          <calcext:conditional-format calcext:target-range-address="Hoja1.M18:Hoja1.M18 Hoja1.S18:Hoja1.S18 Hoja1.Y18:Hoja1.Y18 Hoja1.AE18:Hoja1.AE18">
            <calcext:condition calcext:apply-style-name="ConditionalStyle_1" calcext:value="&lt;100" calcext:base-cell-address="Hoja1.M18"/>
          </calcext:conditional-format>
          <calcext:conditional-format calcext:target-range-address="Hoja1.M18:Hoja1.M18 Hoja1.S18:Hoja1.S18 Hoja1.Y18:Hoja1.Y18 Hoja1.AE18:Hoja1.AE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M18:Hoja1.M18 Hoja1.S18:Hoja1.S18 Hoja1.Y18:Hoja1.Y18 Hoja1.AE18:Hoja1.AE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M18:Hoja1.M18 Hoja1.S18:Hoja1.S18 Hoja1.Y18:Hoja1.Y18 Hoja1.AE18:Hoja1.AE18">
            <calcext:condition calcext:apply-style-name="Neutral" calcext:value="&lt;100" calcext:base-cell-address="Hoja1.M18"/>
            <calcext:condition calcext:apply-style-name="Good" calcext:value="&lt;500" calcext:base-cell-address="Hoja1.M18"/>
            <calcext:condition calcext:apply-style-name="Error" calcext:value="&gt;=500" calcext:base-cell-address="Hoja1.M18"/>
          </calcext:conditional-format>
          <calcext:conditional-format calcext:target-range-address="Hoja1.N18:Hoja1.N18 Hoja1.T18:Hoja1.T18 Hoja1.Z18:Hoja1.Z18 Hoja1.AF18:Hoja1.AF18">
            <calcext:condition calcext:apply-style-name="ConditionalStyle_3" calcext:value="&gt;500" calcext:base-cell-address="Hoja1.N18"/>
            <calcext:condition calcext:apply-style-name="ConditionalStyle_2" calcext:value="&gt;100" calcext:base-cell-address="Hoja1.N18"/>
          </calcext:conditional-format>
          <calcext:conditional-format calcext:target-range-address="Hoja1.N18:Hoja1.N18 Hoja1.T18:Hoja1.T18 Hoja1.Z18:Hoja1.Z18 Hoja1.AF18:Hoja1.AF18">
            <calcext:condition calcext:apply-style-name="ConditionalStyle_1" calcext:value="&lt;100" calcext:base-cell-address="Hoja1.N18"/>
          </calcext:conditional-format>
          <calcext:conditional-format calcext:target-range-address="Hoja1.N18:Hoja1.N18 Hoja1.T18:Hoja1.T18 Hoja1.Z18:Hoja1.Z18 Hoja1.AF18:Hoja1.AF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N18:Hoja1.N18 Hoja1.T18:Hoja1.T18 Hoja1.Z18:Hoja1.Z18 Hoja1.AF18:Hoja1.AF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N18:Hoja1.N18 Hoja1.T18:Hoja1.T18 Hoja1.Z18:Hoja1.Z18 Hoja1.AF18:Hoja1.AF18">
            <calcext:condition calcext:apply-style-name="Neutral" calcext:value="&lt;100" calcext:base-cell-address="Hoja1.N18"/>
            <calcext:condition calcext:apply-style-name="Good" calcext:value="&lt;500" calcext:base-cell-address="Hoja1.N18"/>
            <calcext:condition calcext:apply-style-name="Error" calcext:value="&gt;=500" calcext:base-cell-address="Hoja1.N18"/>
          </calcext:conditional-format>
          <calcext:conditional-format calcext:target-range-address="Hoja1.O18:Hoja1.O18 Hoja1.U18:Hoja1.U18 Hoja1.AA18:Hoja1.AA18 Hoja1.AG18:Hoja1.AG18">
            <calcext:condition calcext:apply-style-name="ConditionalStyle_3" calcext:value="&gt;500" calcext:base-cell-address="Hoja1.O18"/>
            <calcext:condition calcext:apply-style-name="ConditionalStyle_2" calcext:value="&gt;100" calcext:base-cell-address="Hoja1.O18"/>
          </calcext:conditional-format>
          <calcext:conditional-format calcext:target-range-address="Hoja1.O18:Hoja1.O18 Hoja1.U18:Hoja1.U18 Hoja1.AA18:Hoja1.AA18 Hoja1.AG18:Hoja1.AG18">
            <calcext:condition calcext:apply-style-name="ConditionalStyle_1" calcext:value="&lt;100" calcext:base-cell-address="Hoja1.O18"/>
          </calcext:conditional-format>
          <calcext:conditional-format calcext:target-range-address="Hoja1.O18:Hoja1.O18 Hoja1.U18:Hoja1.U18 Hoja1.AA18:Hoja1.AA18 Hoja1.AG18:Hoja1.AG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O18:Hoja1.O18 Hoja1.U18:Hoja1.U18 Hoja1.AA18:Hoja1.AA18 Hoja1.AG18:Hoja1.AG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O18:Hoja1.O18 Hoja1.U18:Hoja1.U18 Hoja1.AA18:Hoja1.AA18 Hoja1.AG18:Hoja1.AG18">
            <calcext:condition calcext:apply-style-name="Neutral" calcext:value="&lt;100" calcext:base-cell-address="Hoja1.O18"/>
            <calcext:condition calcext:apply-style-name="Good" calcext:value="&lt;500" calcext:base-cell-address="Hoja1.O18"/>
            <calcext:condition calcext:apply-style-name="Error" calcext:value="&gt;=500" calcext:base-cell-address="Hoja1.O18"/>
          </calcext:conditional-format>
          <calcext:conditional-format calcext:target-range-address="Hoja1.P18:Hoja1.P18 Hoja1.V18:Hoja1.V18 Hoja1.AB18:Hoja1.AB18 Hoja1.AH18:Hoja1.AH18">
            <calcext:condition calcext:apply-style-name="ConditionalStyle_3" calcext:value="&gt;500" calcext:base-cell-address="Hoja1.P18"/>
            <calcext:condition calcext:apply-style-name="ConditionalStyle_2" calcext:value="&gt;100" calcext:base-cell-address="Hoja1.P18"/>
          </calcext:conditional-format>
          <calcext:conditional-format calcext:target-range-address="Hoja1.P18:Hoja1.P18 Hoja1.V18:Hoja1.V18 Hoja1.AB18:Hoja1.AB18 Hoja1.AH18:Hoja1.AH18">
            <calcext:condition calcext:apply-style-name="ConditionalStyle_1" calcext:value="&lt;100" calcext:base-cell-address="Hoja1.P18"/>
          </calcext:conditional-format>
          <calcext:conditional-format calcext:target-range-address="Hoja1.P18:Hoja1.P18 Hoja1.V18:Hoja1.V18 Hoja1.AB18:Hoja1.AB18 Hoja1.AH18:Hoja1.AH1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P18:Hoja1.P18 Hoja1.V18:Hoja1.V18 Hoja1.AB18:Hoja1.AB18 Hoja1.AH18:Hoja1.AH1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P18:Hoja1.P18 Hoja1.V18:Hoja1.V18 Hoja1.AB18:Hoja1.AB18 Hoja1.AH18:Hoja1.AH18">
            <calcext:condition calcext:apply-style-name="Neutral" calcext:value="&lt;100" calcext:base-cell-address="Hoja1.P18"/>
            <calcext:condition calcext:apply-style-name="Good" calcext:value="&lt;500" calcext:base-cell-address="Hoja1.P18"/>
            <calcext:condition calcext:apply-style-name="Error" calcext:value="&gt;=500" calcext:base-cell-address="Hoja1.P18"/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ndition calcext:apply-style-name="ConditionalStyle_3" calcext:value="&gt;500" calcext:base-cell-address="Hoja1.D23"/>
            <calcext:condition calcext:apply-style-name="ConditionalStyle_2" calcext:value="&gt;100" calcext:base-cell-address="Hoja1.D23"/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ndition calcext:apply-style-name="ConditionalStyle_1" calcext:value="&lt;100" calcext:base-cell-address="Hoja1.D23"/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ndition calcext:apply-style-name="ConditionalStyle_3" calcext:value="&gt;500" calcext:base-cell-address="Hoja1.D23"/>
            <calcext:condition calcext:apply-style-name="ConditionalStyle_2" calcext:value="&gt;100" calcext:base-cell-address="Hoja1.D23"/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ndition calcext:apply-style-name="ConditionalStyle_1" calcext:value="&lt;100" calcext:base-cell-address="Hoja1.D23"/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3:Hoja1.D23 Hoja1.F23:Hoja1.F23 Hoja1.H23:Hoja1.H23 Hoja1.J23:Hoja1.J23 Hoja1.L23:Hoja1.L23 Hoja1.N23:Hoja1.N23 Hoja1.P23:Hoja1.P23 Hoja1.R23:Hoja1.R23 Hoja1.T23:Hoja1.T23 Hoja1.V23:Hoja1.V23 Hoja1.X23:Hoja1.X23 Hoja1.Z23:Hoja1.Z23 Hoja1.AB23:Hoja1.AB23 Hoja1.AD23:Hoja1.AD23 Hoja1.AF23:Hoja1.AF23 Hoja1.AH23:Hoja1.AH23 Hoja1.AJ23:Hoja1.AJ23">
            <calcext:condition calcext:apply-style-name="Neutral" calcext:value="&lt;100" calcext:base-cell-address="Hoja1.D23"/>
            <calcext:condition calcext:apply-style-name="Good" calcext:value="&lt;500" calcext:base-cell-address="Hoja1.D23"/>
            <calcext:condition calcext:apply-style-name="Error" calcext:value="&gt;=500" calcext:base-cell-address="Hoja1.D23"/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ndition calcext:apply-style-name="ConditionalStyle_3" calcext:value="&gt;500" calcext:base-cell-address="Hoja1.D24"/>
            <calcext:condition calcext:apply-style-name="ConditionalStyle_2" calcext:value="&gt;100" calcext:base-cell-address="Hoja1.D24"/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ndition calcext:apply-style-name="ConditionalStyle_1" calcext:value="&lt;100" calcext:base-cell-address="Hoja1.D24"/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ndition calcext:apply-style-name="ConditionalStyle_3" calcext:value="&gt;500" calcext:base-cell-address="Hoja1.D24"/>
            <calcext:condition calcext:apply-style-name="ConditionalStyle_2" calcext:value="&gt;100" calcext:base-cell-address="Hoja1.D24"/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ndition calcext:apply-style-name="ConditionalStyle_1" calcext:value="&lt;100" calcext:base-cell-address="Hoja1.D24"/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4:Hoja1.D24 Hoja1.F24:Hoja1.F24 Hoja1.H24:Hoja1.H24 Hoja1.J24:Hoja1.J24 Hoja1.L24:Hoja1.L24 Hoja1.N24:Hoja1.N24 Hoja1.P24:Hoja1.P24 Hoja1.R24:Hoja1.R24 Hoja1.T24:Hoja1.T24 Hoja1.V24:Hoja1.V24 Hoja1.X24:Hoja1.X24 Hoja1.Z24:Hoja1.Z24 Hoja1.AB24:Hoja1.AB24 Hoja1.AD24:Hoja1.AD24 Hoja1.AF24:Hoja1.AF24 Hoja1.AH24:Hoja1.AH24 Hoja1.AJ24:Hoja1.AJ24">
            <calcext:condition calcext:apply-style-name="Neutral" calcext:value="&lt;100" calcext:base-cell-address="Hoja1.D24"/>
            <calcext:condition calcext:apply-style-name="Good" calcext:value="&lt;500" calcext:base-cell-address="Hoja1.D24"/>
            <calcext:condition calcext:apply-style-name="Error" calcext:value="&gt;=500" calcext:base-cell-address="Hoja1.D24"/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ndition calcext:apply-style-name="ConditionalStyle_3" calcext:value="&gt;500" calcext:base-cell-address="Hoja1.D29"/>
            <calcext:condition calcext:apply-style-name="ConditionalStyle_2" calcext:value="&gt;100" calcext:base-cell-address="Hoja1.D29"/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ndition calcext:apply-style-name="ConditionalStyle_1" calcext:value="&lt;100" calcext:base-cell-address="Hoja1.D29"/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ndition calcext:apply-style-name="ConditionalStyle_3" calcext:value="&gt;500" calcext:base-cell-address="Hoja1.D29"/>
            <calcext:condition calcext:apply-style-name="ConditionalStyle_2" calcext:value="&gt;100" calcext:base-cell-address="Hoja1.D29"/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ndition calcext:apply-style-name="ConditionalStyle_1" calcext:value="&lt;100" calcext:base-cell-address="Hoja1.D29"/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D29:Hoja1.D36 Hoja1.F29:Hoja1.F36 Hoja1.H29:Hoja1.H36 Hoja1.J29:Hoja1.J36 Hoja1.L29:Hoja1.L36 Hoja1.N29:Hoja1.N36 Hoja1.P29:Hoja1.P36 Hoja1.R29:Hoja1.R36 Hoja1.T29:Hoja1.T36 Hoja1.V29:Hoja1.V36 Hoja1.X29:Hoja1.X36 Hoja1.Z29:Hoja1.Z29 Hoja1.AB29:Hoja1.AB29 Hoja1.AD29:Hoja1.AD29 Hoja1.AF29:Hoja1.AF29 Hoja1.AH29:Hoja1.AH29 Hoja1.AJ29:Hoja1.AJ29 Hoja1.AA32:Hoja1.AA32 Hoja1.AD32:Hoja1.AD32 Hoja1.AG32:Hoja1.AG32 Hoja1.AJ32:Hoja1.AJ32 Hoja1.AA34:Hoja1.AA36 Hoja1.AD34:Hoja1.AD36 Hoja1.AG34:Hoja1.AG36 Hoja1.AJ34:Hoja1.AJ36">
            <calcext:condition calcext:apply-style-name="Neutral" calcext:value="&lt;100" calcext:base-cell-address="Hoja1.D29"/>
            <calcext:condition calcext:apply-style-name="Good" calcext:value="&lt;500" calcext:base-cell-address="Hoja1.D29"/>
            <calcext:condition calcext:apply-style-name="Error" calcext:value="&gt;=500" calcext:base-cell-address="Hoja1.D29"/>
          </calcext:conditional-format>
          <calcext:conditional-format calcext:target-range-address="Hoja1.E30:Hoja1.E45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3" calcext:value="&gt;500" calcext:base-cell-address="Hoja1.E30"/>
            <calcext:condition calcext:apply-style-name="ConditionalStyle_2" calcext:value="&gt;100" calcext:base-cell-address="Hoja1.E30"/>
          </calcext:conditional-format>
          <calcext:conditional-format calcext:target-range-address="Hoja1.E30:Hoja1.E42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1" calcext:value="&lt;100" calcext:base-cell-address="Hoja1.E30"/>
          </calcext:conditional-format>
          <calcext:conditional-format calcext:target-range-address="Hoja1.E30:Hoja1.E45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0:Hoja1.E45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0:Hoja1.E39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3" calcext:value="&gt;500" calcext:base-cell-address="Hoja1.E30"/>
            <calcext:condition calcext:apply-style-name="ConditionalStyle_2" calcext:value="&gt;100" calcext:base-cell-address="Hoja1.E30"/>
          </calcext:conditional-format>
          <calcext:conditional-format calcext:target-range-address="Hoja1.E30:Hoja1.E39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ConditionalStyle_1" calcext:value="&lt;100" calcext:base-cell-address="Hoja1.E30"/>
          </calcext:conditional-format>
          <calcext:conditional-format calcext:target-range-address="Hoja1.E30:Hoja1.E39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0:Hoja1.E39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0:Hoja1.E39 Hoja1.G39:Hoja1.G39 Hoja1.I39:Hoja1.I39 Hoja1.K39:Hoja1.K39 Hoja1.M39:Hoja1.M39 Hoja1.O39:Hoja1.O39 Hoja1.Q39:Hoja1.Q39 Hoja1.S39:Hoja1.S39 Hoja1.U39:Hoja1.U39 Hoja1.W39:Hoja1.W39 Hoja1.Y39:Hoja1.Y39 Hoja1.AA39:Hoja1.AA39 Hoja1.AC39:Hoja1.AC39 Hoja1.AE39:Hoja1.AE39 Hoja1.AG39:Hoja1.AG39 Hoja1.AI39:Hoja1.AI39">
            <calcext:condition calcext:apply-style-name="Neutral" calcext:value="&lt;100" calcext:base-cell-address="Hoja1.E30"/>
            <calcext:condition calcext:apply-style-name="Good" calcext:value="&lt;500" calcext:base-cell-address="Hoja1.E30"/>
            <calcext:condition calcext:apply-style-name="Error" calcext:value="&gt;=500" calcext:base-cell-address="Hoja1.E30"/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ndition calcext:apply-style-name="ConditionalStyle_3" calcext:value="&gt;500" calcext:base-cell-address="Hoja1.E37"/>
            <calcext:condition calcext:apply-style-name="ConditionalStyle_2" calcext:value="&gt;100" calcext:base-cell-address="Hoja1.E37"/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ndition calcext:apply-style-name="ConditionalStyle_1" calcext:value="&lt;100" calcext:base-cell-address="Hoja1.E37"/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ndition calcext:apply-style-name="ConditionalStyle_3" calcext:value="&gt;500" calcext:base-cell-address="Hoja1.E37"/>
            <calcext:condition calcext:apply-style-name="ConditionalStyle_2" calcext:value="&gt;100" calcext:base-cell-address="Hoja1.E37"/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ndition calcext:apply-style-name="ConditionalStyle_1" calcext:value="&lt;100" calcext:base-cell-address="Hoja1.E37"/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37:Hoja1.E37 Hoja1.G37:Hoja1.G37 Hoja1.I37:Hoja1.I37 Hoja1.K37:Hoja1.K37 Hoja1.M37:Hoja1.M37 Hoja1.O37:Hoja1.O37 Hoja1.Q37:Hoja1.Q37 Hoja1.S37:Hoja1.S37 Hoja1.U37:Hoja1.U37 Hoja1.W37:Hoja1.W37 Hoja1.Y37:Hoja1.Y37">
            <calcext:condition calcext:apply-style-name="Neutral" calcext:value="&lt;100" calcext:base-cell-address="Hoja1.E37"/>
            <calcext:condition calcext:apply-style-name="Good" calcext:value="&lt;500" calcext:base-cell-address="Hoja1.E37"/>
            <calcext:condition calcext:apply-style-name="Error" calcext:value="&gt;=500" calcext:base-cell-address="Hoja1.E37"/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ndition calcext:apply-style-name="ConditionalStyle_3" calcext:value="&gt;500" calcext:base-cell-address="Hoja1.E29"/>
            <calcext:condition calcext:apply-style-name="ConditionalStyle_2" calcext:value="&gt;100" calcext:base-cell-address="Hoja1.E29"/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ndition calcext:apply-style-name="ConditionalStyle_1" calcext:value="&lt;100" calcext:base-cell-address="Hoja1.E29"/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ndition calcext:apply-style-name="ConditionalStyle_3" calcext:value="&gt;500" calcext:base-cell-address="Hoja1.E29"/>
            <calcext:condition calcext:apply-style-name="ConditionalStyle_2" calcext:value="&gt;100" calcext:base-cell-address="Hoja1.E29"/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ndition calcext:apply-style-name="ConditionalStyle_1" calcext:value="&lt;100" calcext:base-cell-address="Hoja1.E29"/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E29:Hoja1.E36 Hoja1.G29:Hoja1.G36 Hoja1.I29:Hoja1.I36 Hoja1.K29:Hoja1.K36 Hoja1.M29:Hoja1.M36 Hoja1.O29:Hoja1.O36 Hoja1.Q29:Hoja1.Q36 Hoja1.S29:Hoja1.S36 Hoja1.U29:Hoja1.U36 Hoja1.W29:Hoja1.W36 Hoja1.Y29:Hoja1.Y36 Hoja1.AA29:Hoja1.AA29 Hoja1.AC29:Hoja1.AC29 Hoja1.AE29:Hoja1.AE29 Hoja1.AG29:Hoja1.AG29 Hoja1.AI29:Hoja1.AI29 Hoja1.Z32:Hoja1.Z32 Hoja1.AB32:Hoja1.AC32 Hoja1.AE32:Hoja1.AF32 Hoja1.AH32:Hoja1.AI32 Hoja1.Z34:Hoja1.Z36 Hoja1.AB34:Hoja1.AC36 Hoja1.AE34:Hoja1.AF36 Hoja1.AH34:Hoja1.AI36">
            <calcext:condition calcext:apply-style-name="Neutral" calcext:value="&lt;100" calcext:base-cell-address="Hoja1.E29"/>
            <calcext:condition calcext:apply-style-name="Good" calcext:value="&lt;500" calcext:base-cell-address="Hoja1.E29"/>
            <calcext:condition calcext:apply-style-name="Error" calcext:value="&gt;=500" calcext:base-cell-address="Hoja1.E29"/>
          </calcext:conditional-format>
          <calcext:conditional-format calcext:target-range-address="Hoja1.AA30:Hoja1.AA31 Hoja1.AC30:Hoja1.AC31 Hoja1.AE30:Hoja1.AE31 Hoja1.AG30:Hoja1.AG31 Hoja1.AI30:Hoja1.AI31">
            <calcext:condition calcext:apply-style-name="ConditionalStyle_3" calcext:value="&gt;500" calcext:base-cell-address="Hoja1.AA30"/>
            <calcext:condition calcext:apply-style-name="ConditionalStyle_2" calcext:value="&gt;100" calcext:base-cell-address="Hoja1.AA30"/>
          </calcext:conditional-format>
          <calcext:conditional-format calcext:target-range-address="Hoja1.AA30:Hoja1.AA31 Hoja1.AC30:Hoja1.AC31 Hoja1.AE30:Hoja1.AE31 Hoja1.AG30:Hoja1.AG31 Hoja1.AI30:Hoja1.AI31">
            <calcext:condition calcext:apply-style-name="ConditionalStyle_1" calcext:value="&lt;100" calcext:base-cell-address="Hoja1.AA30"/>
          </calcext:conditional-format>
          <calcext:conditional-format calcext:target-range-address="Hoja1.AA30:Hoja1.AA31 Hoja1.AC30:Hoja1.AC31 Hoja1.AE30:Hoja1.AE31 Hoja1.AG30:Hoja1.AG31 Hoja1.AI30:Hoja1.AI3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30:Hoja1.AA31 Hoja1.AC30:Hoja1.AC31 Hoja1.AE30:Hoja1.AE31 Hoja1.AG30:Hoja1.AG31 Hoja1.AI30:Hoja1.AI3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30:Hoja1.AA31 Hoja1.AC30:Hoja1.AC31 Hoja1.AE30:Hoja1.AE31 Hoja1.AG30:Hoja1.AG31 Hoja1.AI30:Hoja1.AI31">
            <calcext:condition calcext:apply-style-name="ConditionalStyle_3" calcext:value="&gt;500" calcext:base-cell-address="Hoja1.AA30"/>
            <calcext:condition calcext:apply-style-name="ConditionalStyle_2" calcext:value="&gt;100" calcext:base-cell-address="Hoja1.AA30"/>
          </calcext:conditional-format>
          <calcext:conditional-format calcext:target-range-address="Hoja1.AA30:Hoja1.AA31 Hoja1.AC30:Hoja1.AC31 Hoja1.AE30:Hoja1.AE31 Hoja1.AG30:Hoja1.AG31 Hoja1.AI30:Hoja1.AI31">
            <calcext:condition calcext:apply-style-name="ConditionalStyle_1" calcext:value="&lt;100" calcext:base-cell-address="Hoja1.AA30"/>
          </calcext:conditional-format>
          <calcext:conditional-format calcext:target-range-address="Hoja1.AA30:Hoja1.AA31 Hoja1.AC30:Hoja1.AC31 Hoja1.AE30:Hoja1.AE31 Hoja1.AG30:Hoja1.AG31 Hoja1.AI30:Hoja1.AI3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A30:Hoja1.AA31 Hoja1.AC30:Hoja1.AC31 Hoja1.AE30:Hoja1.AE31 Hoja1.AG30:Hoja1.AG31 Hoja1.AI30:Hoja1.AI3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A30:Hoja1.AA31 Hoja1.AC30:Hoja1.AC31 Hoja1.AE30:Hoja1.AE31 Hoja1.AG30:Hoja1.AG31 Hoja1.AI30:Hoja1.AI31">
            <calcext:condition calcext:apply-style-name="Neutral" calcext:value="&lt;100" calcext:base-cell-address="Hoja1.AA30"/>
            <calcext:condition calcext:apply-style-name="Good" calcext:value="&lt;500" calcext:base-cell-address="Hoja1.AA30"/>
            <calcext:condition calcext:apply-style-name="Error" calcext:value="&gt;=500" calcext:base-cell-address="Hoja1.AA30"/>
          </calcext:conditional-format>
          <calcext:conditional-format calcext:target-range-address="Hoja1.AB30:Hoja1.AB31 Hoja1.AD30:Hoja1.AD31 Hoja1.AF30:Hoja1.AF31 Hoja1.AH30:Hoja1.AH31 Hoja1.AJ30:Hoja1.AJ31">
            <calcext:condition calcext:apply-style-name="ConditionalStyle_3" calcext:value="&gt;500" calcext:base-cell-address="Hoja1.AB30"/>
            <calcext:condition calcext:apply-style-name="ConditionalStyle_2" calcext:value="&gt;100" calcext:base-cell-address="Hoja1.AB30"/>
          </calcext:conditional-format>
          <calcext:conditional-format calcext:target-range-address="Hoja1.AB30:Hoja1.AB31 Hoja1.AD30:Hoja1.AD31 Hoja1.AF30:Hoja1.AF31 Hoja1.AH30:Hoja1.AH31 Hoja1.AJ30:Hoja1.AJ31">
            <calcext:condition calcext:apply-style-name="ConditionalStyle_1" calcext:value="&lt;100" calcext:base-cell-address="Hoja1.AB30"/>
          </calcext:conditional-format>
          <calcext:conditional-format calcext:target-range-address="Hoja1.AB30:Hoja1.AB31 Hoja1.AD30:Hoja1.AD31 Hoja1.AF30:Hoja1.AF31 Hoja1.AH30:Hoja1.AH31 Hoja1.AJ30:Hoja1.AJ3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30:Hoja1.AB31 Hoja1.AD30:Hoja1.AD31 Hoja1.AF30:Hoja1.AF31 Hoja1.AH30:Hoja1.AH31 Hoja1.AJ30:Hoja1.AJ3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30:Hoja1.AB31 Hoja1.AD30:Hoja1.AD31 Hoja1.AF30:Hoja1.AF31 Hoja1.AH30:Hoja1.AH31 Hoja1.AJ30:Hoja1.AJ31">
            <calcext:condition calcext:apply-style-name="ConditionalStyle_3" calcext:value="&gt;500" calcext:base-cell-address="Hoja1.AB30"/>
            <calcext:condition calcext:apply-style-name="ConditionalStyle_2" calcext:value="&gt;100" calcext:base-cell-address="Hoja1.AB30"/>
          </calcext:conditional-format>
          <calcext:conditional-format calcext:target-range-address="Hoja1.AB30:Hoja1.AB31 Hoja1.AD30:Hoja1.AD31 Hoja1.AF30:Hoja1.AF31 Hoja1.AH30:Hoja1.AH31 Hoja1.AJ30:Hoja1.AJ31">
            <calcext:condition calcext:apply-style-name="ConditionalStyle_1" calcext:value="&lt;100" calcext:base-cell-address="Hoja1.AB30"/>
          </calcext:conditional-format>
          <calcext:conditional-format calcext:target-range-address="Hoja1.AB30:Hoja1.AB31 Hoja1.AD30:Hoja1.AD31 Hoja1.AF30:Hoja1.AF31 Hoja1.AH30:Hoja1.AH31 Hoja1.AJ30:Hoja1.AJ3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30:Hoja1.AB31 Hoja1.AD30:Hoja1.AD31 Hoja1.AF30:Hoja1.AF31 Hoja1.AH30:Hoja1.AH31 Hoja1.AJ30:Hoja1.AJ3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30:Hoja1.AB31 Hoja1.AD30:Hoja1.AD31 Hoja1.AF30:Hoja1.AF31 Hoja1.AH30:Hoja1.AH31 Hoja1.AJ30:Hoja1.AJ31">
            <calcext:condition calcext:apply-style-name="Neutral" calcext:value="&lt;100" calcext:base-cell-address="Hoja1.AB30"/>
            <calcext:condition calcext:apply-style-name="Good" calcext:value="&lt;500" calcext:base-cell-address="Hoja1.AB30"/>
            <calcext:condition calcext:apply-style-name="Error" calcext:value="&gt;=500" calcext:base-cell-address="Hoja1.AB30"/>
          </calcext:conditional-format>
          <calcext:conditional-format calcext:target-range-address="Hoja1.AB37:Hoja1.AB37 Hoja1.AD37:Hoja1.AD37 Hoja1.AF37:Hoja1.AF37 Hoja1.AH37:Hoja1.AH37 Hoja1.AJ37:Hoja1.AJ37">
            <calcext:condition calcext:apply-style-name="ConditionalStyle_3" calcext:value="&gt;500" calcext:base-cell-address="Hoja1.AB37"/>
            <calcext:condition calcext:apply-style-name="ConditionalStyle_2" calcext:value="&gt;100" calcext:base-cell-address="Hoja1.AB37"/>
          </calcext:conditional-format>
          <calcext:conditional-format calcext:target-range-address="Hoja1.AB37:Hoja1.AB37 Hoja1.AD37:Hoja1.AD37 Hoja1.AF37:Hoja1.AF37 Hoja1.AH37:Hoja1.AH37 Hoja1.AJ37:Hoja1.AJ37">
            <calcext:condition calcext:apply-style-name="ConditionalStyle_1" calcext:value="&lt;100" calcext:base-cell-address="Hoja1.AB37"/>
          </calcext:conditional-format>
          <calcext:conditional-format calcext:target-range-address="Hoja1.AB37:Hoja1.AB37 Hoja1.AD37:Hoja1.AD37 Hoja1.AF37:Hoja1.AF37 Hoja1.AH37:Hoja1.AH37 Hoja1.AJ37:Hoja1.AJ3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37:Hoja1.AB37 Hoja1.AD37:Hoja1.AD37 Hoja1.AF37:Hoja1.AF37 Hoja1.AH37:Hoja1.AH37 Hoja1.AJ37:Hoja1.AJ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37:Hoja1.AB37 Hoja1.AD37:Hoja1.AD37 Hoja1.AF37:Hoja1.AF37 Hoja1.AH37:Hoja1.AH37 Hoja1.AJ37:Hoja1.AJ37">
            <calcext:condition calcext:apply-style-name="ConditionalStyle_3" calcext:value="&gt;500" calcext:base-cell-address="Hoja1.AB37"/>
            <calcext:condition calcext:apply-style-name="ConditionalStyle_2" calcext:value="&gt;100" calcext:base-cell-address="Hoja1.AB37"/>
          </calcext:conditional-format>
          <calcext:conditional-format calcext:target-range-address="Hoja1.AB37:Hoja1.AB37 Hoja1.AD37:Hoja1.AD37 Hoja1.AF37:Hoja1.AF37 Hoja1.AH37:Hoja1.AH37 Hoja1.AJ37:Hoja1.AJ37">
            <calcext:condition calcext:apply-style-name="ConditionalStyle_1" calcext:value="&lt;100" calcext:base-cell-address="Hoja1.AB37"/>
          </calcext:conditional-format>
          <calcext:conditional-format calcext:target-range-address="Hoja1.AB37:Hoja1.AB37 Hoja1.AD37:Hoja1.AD37 Hoja1.AF37:Hoja1.AF37 Hoja1.AH37:Hoja1.AH37 Hoja1.AJ37:Hoja1.AJ3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B37:Hoja1.AB37 Hoja1.AD37:Hoja1.AD37 Hoja1.AF37:Hoja1.AF37 Hoja1.AH37:Hoja1.AH37 Hoja1.AJ37:Hoja1.AJ3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B37:Hoja1.AB37 Hoja1.AD37:Hoja1.AD37 Hoja1.AF37:Hoja1.AF37 Hoja1.AH37:Hoja1.AH37 Hoja1.AJ37:Hoja1.AJ37">
            <calcext:condition calcext:apply-style-name="Neutral" calcext:value="&lt;100" calcext:base-cell-address="Hoja1.AB37"/>
            <calcext:condition calcext:apply-style-name="Good" calcext:value="&lt;500" calcext:base-cell-address="Hoja1.AB37"/>
            <calcext:condition calcext:apply-style-name="Error" calcext:value="&gt;=500" calcext:base-cell-address="Hoja1.AB37"/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ndition calcext:apply-style-name="ConditionalStyle_3" calcext:value="&gt;500" calcext:base-cell-address="Hoja1.K38"/>
            <calcext:condition calcext:apply-style-name="ConditionalStyle_2" calcext:value="&gt;100" calcext:base-cell-address="Hoja1.K38"/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ndition calcext:apply-style-name="ConditionalStyle_1" calcext:value="&lt;100" calcext:base-cell-address="Hoja1.K38"/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ndition calcext:apply-style-name="ConditionalStyle_3" calcext:value="&gt;500" calcext:base-cell-address="Hoja1.K38"/>
            <calcext:condition calcext:apply-style-name="ConditionalStyle_2" calcext:value="&gt;100" calcext:base-cell-address="Hoja1.K38"/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ndition calcext:apply-style-name="ConditionalStyle_1" calcext:value="&lt;100" calcext:base-cell-address="Hoja1.K38"/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38:Hoja1.K38 Hoja1.M38:Hoja1.M38 Hoja1.O38:Hoja1.O38 Hoja1.Q38:Hoja1.Q38 Hoja1.S38:Hoja1.S38 Hoja1.U38:Hoja1.U38 Hoja1.W38:Hoja1.W38 Hoja1.Y38:Hoja1.Y38 Hoja1.AA38:Hoja1.AA38 Hoja1.AC38:Hoja1.AC38 Hoja1.AE38:Hoja1.AE38 Hoja1.AG38:Hoja1.AG38 Hoja1.AI38:Hoja1.AI38">
            <calcext:condition calcext:apply-style-name="Neutral" calcext:value="&lt;100" calcext:base-cell-address="Hoja1.K38"/>
            <calcext:condition calcext:apply-style-name="Good" calcext:value="&lt;500" calcext:base-cell-address="Hoja1.K38"/>
            <calcext:condition calcext:apply-style-name="Error" calcext:value="&gt;=500" calcext:base-cell-address="Hoja1.K38"/>
          </calcext:conditional-format>
          <calcext:conditional-format calcext:target-range-address="Hoja1.K3:Hoja1.K3">
            <calcext:condition calcext:apply-style-name="ConditionalStyle_3" calcext:value="&gt;500" calcext:base-cell-address="Hoja1.K3"/>
            <calcext:condition calcext:apply-style-name="ConditionalStyle_2" calcext:value="&gt;100" calcext:base-cell-address="Hoja1.K3"/>
          </calcext:conditional-format>
          <calcext:conditional-format calcext:target-range-address="Hoja1.K3:Hoja1.K3">
            <calcext:condition calcext:apply-style-name="ConditionalStyle_1" calcext:value="&lt;100" calcext:base-cell-address="Hoja1.K3"/>
          </calcext:conditional-format>
          <calcext:conditional-format calcext:target-range-address="Hoja1.K3:Hoja1.K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3:Hoja1.K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3:Hoja1.K3">
            <calcext:condition calcext:apply-style-name="ConditionalStyle_3" calcext:value="&gt;500" calcext:base-cell-address="Hoja1.K3"/>
            <calcext:condition calcext:apply-style-name="ConditionalStyle_2" calcext:value="&gt;100" calcext:base-cell-address="Hoja1.K3"/>
          </calcext:conditional-format>
          <calcext:conditional-format calcext:target-range-address="Hoja1.K3:Hoja1.K3">
            <calcext:condition calcext:apply-style-name="ConditionalStyle_1" calcext:value="&lt;100" calcext:base-cell-address="Hoja1.K3"/>
          </calcext:conditional-format>
          <calcext:conditional-format calcext:target-range-address="Hoja1.K3:Hoja1.K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K3:Hoja1.K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K3:Hoja1.K3">
            <calcext:condition calcext:apply-style-name="Neutral" calcext:value="&lt;100" calcext:base-cell-address="Hoja1.K3"/>
            <calcext:condition calcext:apply-style-name="Good" calcext:value="&lt;500" calcext:base-cell-address="Hoja1.K3"/>
            <calcext:condition calcext:apply-style-name="Error" calcext:value="&gt;=500" calcext:base-cell-address="Hoja1.K3"/>
          </calcext:conditional-format>
          <calcext:conditional-format calcext:target-range-address="Hoja1.AJ3:Hoja1.AJ3">
            <calcext:condition calcext:apply-style-name="ConditionalStyle_3" calcext:value="&gt;500" calcext:base-cell-address="Hoja1.AJ3"/>
            <calcext:condition calcext:apply-style-name="ConditionalStyle_2" calcext:value="&gt;100" calcext:base-cell-address="Hoja1.AJ3"/>
          </calcext:conditional-format>
          <calcext:conditional-format calcext:target-range-address="Hoja1.AJ3:Hoja1.AJ3">
            <calcext:condition calcext:apply-style-name="ConditionalStyle_1" calcext:value="&lt;100" calcext:base-cell-address="Hoja1.AJ3"/>
          </calcext:conditional-format>
          <calcext:conditional-format calcext:target-range-address="Hoja1.AJ3:Hoja1.AJ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J3:Hoja1.AJ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J3:Hoja1.AJ3">
            <calcext:condition calcext:apply-style-name="ConditionalStyle_3" calcext:value="&gt;500" calcext:base-cell-address="Hoja1.AJ3"/>
            <calcext:condition calcext:apply-style-name="ConditionalStyle_2" calcext:value="&gt;100" calcext:base-cell-address="Hoja1.AJ3"/>
          </calcext:conditional-format>
          <calcext:conditional-format calcext:target-range-address="Hoja1.AJ3:Hoja1.AJ3">
            <calcext:condition calcext:apply-style-name="ConditionalStyle_1" calcext:value="&lt;100" calcext:base-cell-address="Hoja1.AJ3"/>
          </calcext:conditional-format>
          <calcext:conditional-format calcext:target-range-address="Hoja1.AJ3:Hoja1.AJ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Hoja1.AJ3:Hoja1.AJ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ja1.AJ3:Hoja1.AJ3">
            <calcext:condition calcext:apply-style-name="Neutral" calcext:value="&lt;100" calcext:base-cell-address="Hoja1.AJ3"/>
            <calcext:condition calcext:apply-style-name="Good" calcext:value="&lt;500" calcext:base-cell-address="Hoja1.AJ3"/>
            <calcext:condition calcext:apply-style-name="Error" calcext:value="&gt;=500" calcext:base-cell-address="Hoja1.A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21:07:27.573779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adio</meta:initial-creator>
    <meta:creation-date>2019-03-31T18:28:09</meta:creation-date>
    <dc:date>2019-06-02T21:08:55.129468954</dc:date>
    <meta:generator>LibreOffice/6.0.7.3$Linux_X86_64 LibreOffice_project/00m0$Build-3</meta:generator>
    <meta:editing-duration>PT5M43S</meta:editing-duration>
    <meta:editing-cycles>2</meta:editing-cycles>
    <meta:document-statistic meta:table-count="1" meta:cell-count="14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